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Munson"/>
    </style:style>
    <style:style style:name="P2" style:family="paragraph" style:parent-style-name="Standard">
      <style:paragraph-properties fo:text-align="center" style:justify-single-word="false"/>
      <style:text-properties style:font-name="Munson" fo:font-size="12pt" officeooo:paragraph-rsid="0007e3b5" style:font-size-asian="12pt" style:font-size-complex="12pt"/>
    </style:style>
    <style:style style:name="P3" style:family="paragraph" style:parent-style-name="Standard">
      <style:paragraph-properties fo:text-align="justify" style:justify-single-word="false"/>
      <style:text-properties style:font-name="Munson" fo:font-size="10pt" officeooo:paragraph-rsid="009ac357" style:font-size-asian="10pt" style:font-size-complex="10pt"/>
    </style:style>
    <style:style style:name="P4" style:family="paragraph" style:parent-style-name="Standard">
      <style:paragraph-properties fo:text-align="justify" style:justify-single-word="false"/>
      <style:text-properties style:font-name="Munson" fo:font-size="10pt" officeooo:paragraph-rsid="009d0b81" style:font-size-asian="10pt" style:font-size-complex="10pt"/>
    </style:style>
    <style:style style:name="P5" style:family="paragraph" style:parent-style-name="Standard">
      <style:paragraph-properties fo:text-align="start" style:justify-single-word="false"/>
      <style:text-properties style:font-name="Munson" fo:font-size="10pt" officeooo:paragraph-rsid="0017e1aa" style:font-size-asian="10pt" style:font-size-complex="10pt"/>
    </style:style>
    <style:style style:name="P6" style:family="paragraph" style:parent-style-name="Standard">
      <style:paragraph-properties fo:text-align="center" style:justify-single-word="false"/>
      <style:text-properties style:font-name="Munson" fo:font-size="10pt" officeooo:paragraph-rsid="009ac357" style:font-size-asian="10pt" style:font-size-complex="10pt"/>
    </style:style>
    <style:style style:name="P7" style:family="paragraph" style:parent-style-name="Standard">
      <style:paragraph-properties fo:text-align="center" style:justify-single-word="false"/>
      <style:text-properties style:font-name="Munson" fo:font-size="10pt" officeooo:paragraph-rsid="001b8e1b" style:font-size-asian="10pt" style:font-size-complex="10pt"/>
    </style:style>
    <style:style style:name="P8" style:family="paragraph" style:parent-style-name="Standard">
      <style:paragraph-properties fo:text-align="start" style:justify-single-word="false"/>
      <style:text-properties style:font-name="Munson" fo:font-size="10pt" officeooo:paragraph-rsid="0020f91c" style:font-size-asian="10pt" style:font-size-complex="10pt"/>
    </style:style>
    <style:style style:name="P9" style:family="paragraph" style:parent-style-name="Standard">
      <style:paragraph-properties fo:text-align="center" style:justify-single-word="false"/>
      <style:text-properties style:font-name="Munson" fo:font-size="10pt" officeooo:paragraph-rsid="0021c8e4" style:font-size-asian="10pt" style:font-size-complex="10pt"/>
    </style:style>
    <style:style style:name="P10" style:family="paragraph" style:parent-style-name="Standard">
      <style:paragraph-properties fo:text-align="justify" style:justify-single-word="false"/>
      <style:text-properties style:font-name="Munson" fo:font-size="10pt" officeooo:paragraph-rsid="0021c8e4" style:font-size-asian="10pt" style:font-size-complex="10pt"/>
    </style:style>
    <style:style style:name="P11" style:family="paragraph" style:parent-style-name="Standard">
      <style:paragraph-properties fo:text-align="justify" style:justify-single-word="false"/>
      <style:text-properties style:font-name="Munson" fo:font-size="12pt" officeooo:paragraph-rsid="0023d51f" style:font-size-asian="10.5pt" style:font-size-complex="12pt"/>
    </style:style>
    <style:style style:name="P12" style:family="paragraph" style:parent-style-name="Standard">
      <style:text-properties style:font-name="Munson" fo:font-size="10pt" officeooo:paragraph-rsid="00259c96" style:font-size-asian="10pt" style:font-size-complex="10pt"/>
    </style:style>
    <style:style style:name="P13" style:family="paragraph" style:parent-style-name="Standard">
      <style:text-properties style:font-name="Munson" fo:font-size="12pt" officeooo:paragraph-rsid="00259c96" style:font-size-asian="12pt" style:font-size-complex="12pt"/>
    </style:style>
    <style:style style:name="P14" style:family="paragraph" style:parent-style-name="Standard">
      <style:paragraph-properties fo:text-align="center" style:justify-single-word="false"/>
      <style:text-properties style:font-name="Munson" fo:font-size="12pt" officeooo:paragraph-rsid="002835ec" style:font-size-asian="12pt" style:font-size-complex="12pt"/>
    </style:style>
    <style:style style:name="P15" style:family="paragraph" style:parent-style-name="Standard">
      <style:paragraph-properties fo:text-align="center" style:justify-single-word="false"/>
      <style:text-properties style:font-name="Munson" fo:font-size="12pt" fo:font-style="italic" officeooo:paragraph-rsid="0029ef39" style:font-size-asian="12pt" style:font-style-asian="italic" style:font-size-complex="12pt" style:font-style-complex="italic"/>
    </style:style>
    <style:style style:name="P16" style:family="paragraph" style:parent-style-name="Standard">
      <style:paragraph-properties fo:text-align="center" style:justify-single-word="false"/>
      <style:text-properties style:font-name="Munson" fo:font-size="12pt" fo:font-style="italic" officeooo:paragraph-rsid="002b1809" style:font-size-asian="12pt" style:font-style-asian="italic" style:font-size-complex="12pt" style:font-style-complex="italic"/>
    </style:style>
    <style:style style:name="P17" style:family="paragraph" style:parent-style-name="Standard">
      <style:paragraph-properties fo:text-align="justify" style:justify-single-word="false"/>
      <style:text-properties style:font-name="Munson" fo:font-size="10pt" fo:font-style="italic" officeooo:paragraph-rsid="009d0b81" style:font-size-asian="10pt" style:font-style-asian="italic" style:font-size-complex="10pt" style:font-style-complex="italic"/>
    </style:style>
    <style:style style:name="P18" style:family="paragraph" style:parent-style-name="Standard">
      <style:paragraph-properties fo:text-align="justify" style:justify-single-word="false"/>
      <style:text-properties style:font-name="Munson" fo:font-size="10pt" fo:font-style="italic" officeooo:paragraph-rsid="009ac357" style:font-size-asian="10pt" style:font-style-asian="italic" style:font-size-complex="10pt" style:font-style-complex="italic"/>
    </style:style>
    <style:style style:name="P19" style:family="paragraph" style:parent-style-name="Standard">
      <style:paragraph-properties fo:text-align="start" style:justify-single-word="false"/>
      <style:text-properties style:font-name="Munson" fo:font-size="12pt" fo:font-style="italic" officeooo:paragraph-rsid="002bf6a5" style:font-size-asian="10.5pt" style:font-style-asian="italic" style:font-size-complex="12pt" style:font-style-complex="italic"/>
    </style:style>
    <style:style style:name="P20" style:family="paragraph" style:parent-style-name="Standard">
      <style:paragraph-properties fo:text-align="end" style:justify-single-word="false"/>
      <style:text-properties style:font-name="Munson" fo:font-size="12pt" officeooo:paragraph-rsid="002c370b" style:font-size-asian="12pt" style:font-size-complex="12pt"/>
    </style:style>
    <style:style style:name="P21" style:family="paragraph" style:parent-style-name="Standard">
      <style:paragraph-properties fo:text-align="start" style:justify-single-word="false"/>
      <style:text-properties style:font-name="Munson" fo:font-size="12pt" fo:font-style="italic" officeooo:paragraph-rsid="002bf6a5" style:font-size-asian="12pt" style:font-style-asian="italic" style:font-size-complex="12pt" style:font-style-complex="italic"/>
    </style:style>
    <style:style style:name="P22" style:family="paragraph" style:parent-style-name="Standard">
      <style:paragraph-properties fo:text-align="center" style:justify-single-word="false"/>
      <style:text-properties style:font-name="Munson" fo:font-size="12pt" officeooo:paragraph-rsid="002d3ee3" style:font-size-asian="12pt" style:font-size-complex="12pt"/>
    </style:style>
    <style:style style:name="P23" style:family="paragraph" style:parent-style-name="Standard">
      <style:paragraph-properties fo:text-align="end" style:justify-single-word="false"/>
      <style:text-properties style:font-name="Munson" fo:font-size="10pt" officeooo:paragraph-rsid="009d0b81" style:font-size-asian="10pt" style:font-size-complex="10pt"/>
    </style:style>
    <style:style style:name="P24" style:family="paragraph" style:parent-style-name="Standard">
      <style:text-properties style:font-name="Munson" fo:font-size="10pt" officeooo:paragraph-rsid="002feb49" style:font-size-asian="10pt" style:font-size-complex="10pt"/>
    </style:style>
    <style:style style:name="P25" style:family="paragraph" style:parent-style-name="Standard">
      <style:paragraph-properties fo:text-align="end" style:justify-single-word="false"/>
      <style:text-properties fo:font-variant="small-caps" style:font-name="Munson" fo:font-size="10pt" officeooo:paragraph-rsid="002feb49" style:font-size-asian="10pt" style:font-size-complex="10pt"/>
    </style:style>
    <style:style style:name="P26" style:family="paragraph" style:parent-style-name="Standard">
      <style:paragraph-properties fo:text-align="start" style:justify-single-word="false"/>
      <style:text-properties style:font-name="Munson" fo:font-size="12pt" fo:font-style="normal" officeooo:paragraph-rsid="002bf6a5" style:font-size-asian="12pt" style:font-style-asian="normal" style:font-size-complex="12pt" style:font-style-complex="normal"/>
    </style:style>
    <style:style style:name="P27" style:family="paragraph" style:parent-style-name="Standard">
      <style:paragraph-properties fo:text-align="center" style:justify-single-word="false"/>
      <style:text-properties style:font-name="Munson" fo:font-size="12pt" fo:font-style="normal" officeooo:paragraph-rsid="002bf6a5" style:font-size-asian="12pt" style:font-style-asian="normal" style:font-size-complex="12pt" style:font-style-complex="normal"/>
    </style:style>
    <style:style style:name="P28" style:family="paragraph" style:parent-style-name="Standard">
      <style:paragraph-properties fo:text-align="center" style:justify-single-word="false"/>
      <style:text-properties style:font-name="Munson" fo:font-size="12pt" fo:font-style="normal" officeooo:rsid="0034fb35" officeooo:paragraph-rsid="0034fb35" style:font-size-asian="12pt" style:font-style-asian="normal" style:font-size-complex="12pt" style:font-style-complex="normal"/>
    </style:style>
    <style:style style:name="P29" style:family="paragraph" style:parent-style-name="Standard">
      <style:paragraph-properties fo:text-align="center" style:justify-single-word="false"/>
      <style:text-properties fo:font-variant="small-caps" style:font-name="Munson" fo:font-size="10pt" fo:font-style="normal" officeooo:rsid="0034fb35" officeooo:paragraph-rsid="009ac357" style:font-size-asian="10pt" style:font-style-asian="normal" style:font-size-complex="10pt" style:font-style-complex="normal"/>
    </style:style>
    <style:style style:name="P30" style:family="paragraph" style:parent-style-name="Standard">
      <style:paragraph-properties fo:text-align="center" style:justify-single-word="false"/>
      <style:text-properties style:font-name="Munson" fo:font-size="12pt" fo:font-style="normal" officeooo:rsid="003795b4" officeooo:paragraph-rsid="003795b4" style:font-size-asian="12pt" style:font-style-asian="normal" style:font-size-complex="12pt" style:font-style-complex="normal"/>
    </style:style>
    <style:style style:name="P31" style:family="paragraph" style:parent-style-name="Standard">
      <style:paragraph-properties fo:text-align="start" style:justify-single-word="false"/>
      <style:text-properties style:font-name="Munson" fo:font-size="10pt" fo:font-style="normal" officeooo:rsid="003795b4" officeooo:paragraph-rsid="003795b4" style:font-size-asian="10pt" style:font-style-asian="normal" style:font-size-complex="10pt" style:font-style-complex="normal"/>
    </style:style>
    <style:style style:name="P32" style:family="paragraph" style:parent-style-name="Standard">
      <style:paragraph-properties fo:text-align="start" style:justify-single-word="false"/>
      <style:text-properties style:font-name="Munson" fo:font-size="10pt" fo:font-style="normal" officeooo:rsid="003795b4" officeooo:paragraph-rsid="009ac357" style:font-size-asian="10pt" style:font-style-asian="normal" style:font-size-complex="10pt" style:font-style-complex="normal"/>
    </style:style>
    <style:style style:name="P33" style:family="paragraph" style:parent-style-name="Standard">
      <style:paragraph-properties fo:text-align="center" style:justify-single-word="false"/>
      <style:text-properties fo:font-variant="small-caps" style:font-name="Munson" fo:font-size="12pt" fo:font-style="normal" officeooo:rsid="0038f191" officeooo:paragraph-rsid="0038f191" style:font-size-asian="12pt" style:font-style-asian="normal" style:font-size-complex="12pt" style:font-style-complex="normal"/>
    </style:style>
    <style:style style:name="P34" style:family="paragraph" style:parent-style-name="Standard">
      <style:paragraph-properties fo:text-align="start" style:justify-single-word="false"/>
      <style:text-properties style:font-name="Munson" fo:font-size="12pt" fo:font-style="normal" officeooo:rsid="0038f191" officeooo:paragraph-rsid="0038f191" style:font-size-asian="12pt" style:font-style-asian="normal" style:font-size-complex="12pt" style:font-style-complex="normal"/>
    </style:style>
    <style:style style:name="P35" style:family="paragraph" style:parent-style-name="Standard">
      <style:paragraph-properties fo:text-align="center" style:justify-single-word="false"/>
      <style:text-properties style:font-name="Munson" fo:font-size="12pt" fo:font-style="normal" officeooo:rsid="0038f191" officeooo:paragraph-rsid="0038f191" style:font-size-asian="12pt" style:font-style-asian="normal" style:font-size-complex="12pt" style:font-style-complex="normal"/>
    </style:style>
    <style:style style:name="P36" style:family="paragraph" style:parent-style-name="Standard">
      <style:paragraph-properties fo:text-align="center" style:justify-single-word="false"/>
      <style:text-properties style:font-name="Munson" fo:font-size="10pt" fo:font-style="normal" officeooo:rsid="0038f191" officeooo:paragraph-rsid="0038f191" style:font-size-asian="10pt" style:font-style-asian="normal" style:font-size-complex="10pt" style:font-style-complex="normal"/>
    </style:style>
    <style:style style:name="P37" style:family="paragraph" style:parent-style-name="Standard">
      <style:paragraph-properties fo:text-align="end" style:justify-single-word="false"/>
      <style:text-properties style:font-name="Munson" fo:font-size="10pt" fo:font-style="normal" style:text-underline-style="none" officeooo:rsid="003a85d1" officeooo:paragraph-rsid="003a85d1" style:font-size-asian="10pt" style:font-style-asian="normal" style:font-size-complex="10pt" style:font-style-complex="normal"/>
    </style:style>
    <style:style style:name="P38" style:family="paragraph" style:parent-style-name="Standard">
      <style:paragraph-properties fo:text-align="end" style:justify-single-word="false"/>
      <style:text-properties style:font-name="Munson" fo:font-size="10pt" fo:font-style="normal" style:text-underline-style="none" officeooo:rsid="003a85d1" officeooo:paragraph-rsid="009ac357" style:font-size-asian="10pt" style:font-style-asian="normal" style:font-size-complex="10pt" style:font-style-complex="normal"/>
    </style:style>
    <style:style style:name="P39" style:family="paragraph" style:parent-style-name="Standard">
      <style:paragraph-properties fo:text-align="end" style:justify-single-word="false"/>
      <style:text-properties style:font-name="Munson" fo:font-size="10pt" fo:font-style="normal" style:text-underline-style="none" officeooo:rsid="003a85d1" officeooo:paragraph-rsid="009d0b81" style:font-name-asian="Noto Serif CJK SC" style:font-size-asian="10pt" style:font-style-asian="normal" style:font-name-complex="Noto Sans Devanagari1" style:font-size-complex="10pt" style:font-style-complex="normal"/>
    </style:style>
    <style:style style:name="P40" style:family="paragraph" style:parent-style-name="Standard">
      <style:paragraph-properties fo:text-align="end" style:justify-single-word="false"/>
      <style:text-properties style:font-name="Munson" fo:font-size="10pt" fo:font-style="normal" style:text-underline-style="none" officeooo:rsid="003a85d1" officeooo:paragraph-rsid="003a85d1" style:font-name-asian="Noto Serif CJK SC" style:font-size-asian="10pt" style:font-style-asian="normal" style:font-name-complex="Noto Sans Devanagari1" style:font-size-complex="10pt" style:font-style-complex="normal"/>
    </style:style>
    <style:style style:name="P41" style:family="paragraph" style:parent-style-name="Standard">
      <style:paragraph-properties fo:text-align="start" style:justify-single-word="false"/>
      <style:text-properties style:font-name="Munson" fo:font-size="12pt" fo:font-style="normal" style:text-underline-style="none" officeooo:paragraph-rsid="002bf6a5" style:font-size-asian="12pt" style:font-style-asian="normal" style:font-size-complex="12pt" style:font-style-complex="normal"/>
    </style:style>
    <style:style style:name="P42" style:family="paragraph" style:parent-style-name="Standard">
      <style:paragraph-properties fo:text-align="center" style:justify-single-word="false"/>
      <style:text-properties style:font-name="Munson" fo:font-size="12pt" fo:font-style="normal" officeooo:rsid="003cefa8" officeooo:paragraph-rsid="003cefa8" style:font-size-asian="12pt" style:font-style-asian="normal" style:font-size-complex="12pt" style:font-style-complex="normal"/>
    </style:style>
    <style:style style:name="P43" style:family="paragraph" style:parent-style-name="Standard">
      <style:paragraph-properties fo:text-align="justify" style:justify-single-word="false"/>
      <style:text-properties style:font-name="Munson" fo:font-size="10pt" fo:font-style="normal" officeooo:paragraph-rsid="009ac357" style:font-size-asian="10pt" style:font-style-asian="normal" style:font-size-complex="10pt" style:font-style-complex="normal"/>
    </style:style>
    <style:style style:name="P44" style:family="paragraph" style:parent-style-name="Footnote">
      <style:text-properties style:font-name="Munson" fo:font-size="9pt" officeooo:rsid="003cefa8" officeooo:paragraph-rsid="003cefa8" style:font-size-asian="9pt" style:font-size-complex="9pt"/>
    </style:style>
    <style:style style:name="P45" style:family="paragraph" style:parent-style-name="Footnote">
      <style:text-properties style:font-name="Munson" fo:font-size="9pt" officeooo:rsid="0047f640" officeooo:paragraph-rsid="0047f640" style:font-size-asian="9pt" style:font-size-complex="9pt"/>
    </style:style>
    <style:style style:name="P46" style:family="paragraph" style:parent-style-name="Standard">
      <style:paragraph-properties fo:text-align="justify" style:justify-single-word="false"/>
      <style:text-properties style:font-name="Munson" officeooo:paragraph-rsid="004892af"/>
    </style:style>
    <style:style style:name="P47" style:family="paragraph" style:parent-style-name="Standard">
      <style:paragraph-properties fo:text-align="justify" style:justify-single-word="false"/>
      <style:text-properties style:font-name="Munson" fo:font-size="10pt" officeooo:paragraph-rsid="004b1ab4" style:font-size-asian="10pt" style:font-size-complex="10pt"/>
    </style:style>
    <style:style style:name="P48" style:family="paragraph" style:parent-style-name="Footnote">
      <style:text-properties style:font-name="Munson" fo:font-size="9pt" officeooo:rsid="004b1ab4" officeooo:paragraph-rsid="004b1ab4" style:font-size-asian="9pt" style:font-size-complex="9pt"/>
    </style:style>
    <style:style style:name="P49" style:family="paragraph" style:parent-style-name="Footnote">
      <style:text-properties style:font-name="Munson" fo:font-size="9pt" officeooo:rsid="004e4bf9" officeooo:paragraph-rsid="004e4bf9" style:font-size-asian="9pt" style:font-size-complex="9pt"/>
    </style:style>
    <style:style style:name="P50" style:family="paragraph" style:parent-style-name="Footnote">
      <style:text-properties style:font-name="Munson" fo:font-size="9pt" officeooo:rsid="00531b8a" officeooo:paragraph-rsid="00531b8a" style:font-size-asian="9pt" style:font-size-complex="9pt"/>
    </style:style>
    <style:style style:name="P51" style:family="paragraph" style:parent-style-name="Standard">
      <style:paragraph-properties fo:text-align="justify" style:justify-single-word="false"/>
      <style:text-properties style:font-name="Munson" fo:font-size="10pt" officeooo:paragraph-rsid="00500531" style:font-size-asian="10pt" style:font-size-complex="10pt"/>
    </style:style>
    <style:style style:name="P52" style:family="paragraph" style:parent-style-name="Standard">
      <style:paragraph-properties fo:text-align="justify" style:justify-single-word="false"/>
      <style:text-properties style:font-name="Munson" fo:font-size="10pt" officeooo:paragraph-rsid="00531b8a" style:font-size-asian="10pt" style:font-size-complex="10pt"/>
    </style:style>
    <style:style style:name="P53" style:family="paragraph" style:parent-style-name="Footnote">
      <style:text-properties style:font-name="Munson" fo:font-size="9pt" officeooo:rsid="00531b8a" officeooo:paragraph-rsid="009b3b1d" style:font-size-asian="9pt" style:font-size-complex="9pt"/>
    </style:style>
    <style:style style:name="P54" style:family="paragraph" style:parent-style-name="Footnote">
      <style:text-properties style:font-name="Munson" fo:font-size="9pt" officeooo:rsid="005c8807" officeooo:paragraph-rsid="005c8807" style:font-size-asian="9pt" style:font-size-complex="9pt"/>
    </style:style>
    <style:style style:name="P55" style:family="paragraph" style:parent-style-name="Footnote">
      <style:text-properties style:font-name="Munson" fo:font-size="9pt" officeooo:rsid="005e63f3" officeooo:paragraph-rsid="005e63f3" style:font-size-asian="9pt" style:font-size-complex="9pt"/>
    </style:style>
    <style:style style:name="P56" style:family="paragraph" style:parent-style-name="Standard">
      <style:paragraph-properties fo:text-align="center" style:justify-single-word="false"/>
      <style:text-properties style:font-name="Munson"/>
    </style:style>
    <style:style style:name="P57" style:family="paragraph" style:parent-style-name="Standard">
      <style:paragraph-properties fo:text-align="end" style:justify-single-word="false"/>
      <style:text-properties style:font-name="Munson" fo:font-size="10pt" fo:font-style="normal" style:text-underline-style="none" officeooo:rsid="003a85d1" officeooo:paragraph-rsid="00602268" style:font-size-asian="10pt" style:font-style-asian="normal" style:font-size-complex="10pt" style:font-style-complex="normal"/>
    </style:style>
    <style:style style:name="P58" style:family="paragraph" style:parent-style-name="Standard">
      <style:paragraph-properties fo:text-align="end" style:justify-single-word="false"/>
      <style:text-properties style:font-name="Munson" fo:font-size="10pt" fo:font-style="normal" style:text-underline-style="none" officeooo:rsid="003a85d1" officeooo:paragraph-rsid="00602268" style:font-name-asian="Noto Serif CJK SC" style:font-size-asian="10pt" style:font-style-asian="normal" style:font-name-complex="Noto Sans Devanagari1" style:font-size-complex="10pt" style:font-style-complex="normal"/>
    </style:style>
    <style:style style:name="P59" style:family="paragraph" style:parent-style-name="Standard">
      <style:paragraph-properties fo:text-align="start" style:justify-single-word="false"/>
      <style:text-properties style:font-name="Munson" fo:font-size="12pt" fo:font-style="normal" style:text-underline-style="none" officeooo:paragraph-rsid="00602268" style:font-size-asian="12pt" style:font-style-asian="normal" style:font-size-complex="12pt" style:font-style-complex="normal"/>
    </style:style>
    <style:style style:name="P60" style:family="paragraph" style:parent-style-name="Standard">
      <style:paragraph-properties fo:text-align="center" style:justify-single-word="false"/>
      <style:text-properties style:font-name="Munson" officeooo:paragraph-rsid="00602268"/>
    </style:style>
    <style:style style:name="P61" style:family="paragraph" style:parent-style-name="Standard">
      <style:text-properties style:font-name="Munson" officeooo:paragraph-rsid="00602268"/>
    </style:style>
    <style:style style:name="P62" style:family="paragraph" style:parent-style-name="Standard">
      <style:paragraph-properties fo:text-align="center" style:justify-single-word="false"/>
      <style:text-properties fo:font-variant="small-caps" style:font-name="Munson" fo:font-size="10pt" officeooo:paragraph-rsid="00602268" style:font-size-asian="10pt" style:font-size-complex="10pt"/>
    </style:style>
    <style:style style:name="P63" style:family="paragraph" style:parent-style-name="Footnote">
      <style:text-properties officeooo:rsid="0061a0b0" officeooo:paragraph-rsid="0061a0b0"/>
    </style:style>
    <style:style style:name="P64" style:family="paragraph" style:parent-style-name="Standard">
      <style:paragraph-properties fo:text-align="justify" style:justify-single-word="false"/>
      <style:text-properties style:font-name="Munson" officeooo:paragraph-rsid="009ac357"/>
    </style:style>
    <style:style style:name="P65" style:family="paragraph" style:parent-style-name="Footnote">
      <style:text-properties style:font-name="Munson" fo:font-size="9pt" officeooo:rsid="00646686" officeooo:paragraph-rsid="00646686" style:font-size-asian="9pt" style:font-size-complex="9pt"/>
    </style:style>
    <style:style style:name="P66" style:family="paragraph" style:parent-style-name="Footnote">
      <style:text-properties style:font-name="Munson" fo:font-size="9pt" fo:font-style="italic" officeooo:rsid="00646686" officeooo:paragraph-rsid="00646686" style:font-size-asian="9pt" style:font-style-asian="italic" style:font-size-complex="9pt" style:font-style-complex="italic"/>
    </style:style>
    <style:style style:name="P67" style:family="paragraph" style:parent-style-name="Standard">
      <style:paragraph-properties fo:text-align="center" style:justify-single-word="false"/>
      <style:text-properties style:font-name="Munson" fo:font-size="12pt" officeooo:paragraph-rsid="006b36ba" style:font-size-asian="12pt" style:font-size-complex="12pt"/>
    </style:style>
    <style:style style:name="P68" style:family="paragraph" style:parent-style-name="Standard">
      <style:text-properties style:font-name="Munson" fo:font-size="10pt" officeooo:paragraph-rsid="006b36ba" style:font-size-asian="10pt" style:font-size-complex="10pt"/>
    </style:style>
    <style:style style:name="P69" style:family="paragraph" style:parent-style-name="Standard">
      <style:paragraph-properties fo:text-align="center" style:justify-single-word="false"/>
      <style:text-properties fo:font-variant="small-caps" style:font-name="Munson" fo:font-size="10pt" officeooo:rsid="006ebadb" officeooo:paragraph-rsid="006ebadb" style:font-size-asian="10pt" style:font-size-complex="10pt"/>
    </style:style>
    <style:style style:name="P70" style:family="paragraph" style:parent-style-name="Footnote">
      <style:text-properties style:font-name="Munson" fo:font-size="9pt" officeooo:rsid="007000c4" officeooo:paragraph-rsid="007000c4" style:font-size-asian="9pt" style:font-size-complex="9pt"/>
    </style:style>
    <style:style style:name="P71" style:family="paragraph" style:parent-style-name="Footnote">
      <style:text-properties style:font-name="Munson" fo:font-size="9pt" officeooo:rsid="00737408" officeooo:paragraph-rsid="009b3b1d" style:font-size-asian="9pt" style:font-size-complex="9pt"/>
    </style:style>
    <style:style style:name="P72" style:family="paragraph" style:parent-style-name="Footnote">
      <style:text-properties style:font-name="Munson" fo:font-size="9pt" officeooo:rsid="00777127" officeooo:paragraph-rsid="00777127" style:font-size-asian="9pt" style:font-size-complex="9pt"/>
    </style:style>
    <style:style style:name="P73" style:family="paragraph" style:parent-style-name="Standard">
      <style:paragraph-properties fo:text-align="justify" style:justify-single-word="false"/>
      <style:text-properties style:font-name="Munson" fo:font-size="10pt" officeooo:paragraph-rsid="009b3b1d" style:font-size-asian="10pt" style:font-size-complex="10pt"/>
    </style:style>
    <style:style style:name="P74" style:family="paragraph" style:parent-style-name="Standard">
      <style:text-properties style:font-name="Munson" fo:font-size="10pt" style:font-size-asian="10pt" style:font-size-complex="10pt"/>
    </style:style>
    <style:style style:name="P75" style:family="paragraph" style:parent-style-name="Standard">
      <style:paragraph-properties fo:text-align="center" style:justify-single-word="false"/>
      <style:text-properties style:font-name="Munson" fo:font-size="12pt" officeooo:paragraph-rsid="007cef02" style:font-size-asian="12pt" style:font-size-complex="12pt"/>
    </style:style>
    <style:style style:name="P76" style:family="paragraph" style:parent-style-name="Standard">
      <style:text-properties style:font-name="Munson" fo:font-size="10pt" officeooo:paragraph-rsid="007cef02" style:font-size-asian="10pt" style:font-size-complex="10pt"/>
    </style:style>
    <style:style style:name="P77" style:family="paragraph" style:parent-style-name="Standard">
      <style:paragraph-properties fo:text-align="center" style:justify-single-word="false"/>
      <style:text-properties fo:font-variant="small-caps" style:font-name="Munson" fo:font-size="10pt" officeooo:rsid="006ebadb" officeooo:paragraph-rsid="007cef02" style:font-size-asian="10pt" style:font-size-complex="10pt"/>
    </style:style>
    <style:style style:name="P78" style:family="paragraph" style:parent-style-name="Footnote">
      <style:text-properties style:font-name="Munson" fo:font-size="9pt" officeooo:rsid="00820419" officeooo:paragraph-rsid="00820419" style:font-size-asian="9pt" style:font-size-complex="9pt"/>
    </style:style>
    <style:style style:name="P79" style:family="paragraph" style:parent-style-name="Standard">
      <style:paragraph-properties fo:text-align="justify" style:justify-single-word="false"/>
      <style:text-properties style:font-name="Munson" fo:font-size="10pt" officeooo:paragraph-rsid="008377d2" style:font-size-asian="10pt" style:font-size-complex="10pt"/>
    </style:style>
    <style:style style:name="P80" style:family="paragraph" style:parent-style-name="Standard">
      <style:paragraph-properties fo:text-align="justify" style:justify-single-word="false"/>
      <style:text-properties style:font-name="Munson" fo:font-size="10pt" officeooo:paragraph-rsid="009188d2" style:font-size-asian="10pt" style:font-size-complex="10pt"/>
    </style:style>
    <style:style style:name="P81" style:family="paragraph" style:parent-style-name="Standard">
      <style:text-properties style:font-name="Munson" officeooo:paragraph-rsid="009e61de"/>
    </style:style>
    <style:style style:name="P82" style:family="paragraph" style:parent-style-name="Standard">
      <style:paragraph-properties fo:text-align="center" style:justify-single-word="false"/>
      <style:text-properties style:font-name="Munson" fo:font-size="12pt" officeooo:paragraph-rsid="009e61de" style:font-size-asian="12pt" style:font-size-complex="12pt"/>
    </style:style>
    <style:style style:name="P83" style:family="paragraph" style:parent-style-name="Standard">
      <style:text-properties style:font-name="Munson" fo:font-size="10pt" officeooo:paragraph-rsid="009e61de" style:font-size-asian="10pt" style:font-size-complex="10pt"/>
    </style:style>
    <style:style style:name="P84" style:family="paragraph" style:parent-style-name="Standard">
      <style:paragraph-properties fo:text-align="center" style:justify-single-word="false"/>
      <style:text-properties fo:font-variant="small-caps" style:font-name="Munson" fo:font-size="10pt" officeooo:rsid="006ebadb" officeooo:paragraph-rsid="009ede9f" style:font-size-asian="10pt" style:font-size-complex="10pt"/>
    </style:style>
    <style:style style:name="P85" style:family="paragraph" style:parent-style-name="Standard">
      <style:paragraph-properties fo:text-align="justify" style:justify-single-word="false"/>
      <style:text-properties style:font-name="Munson" fo:font-size="10pt" officeooo:paragraph-rsid="00b803ad" style:font-size-asian="10pt" style:font-size-complex="10pt"/>
    </style:style>
    <style:style style:name="P86" style:family="paragraph" style:parent-style-name="Standard">
      <style:paragraph-properties fo:text-align="justify" style:justify-single-word="false"/>
      <style:text-properties style:font-name="Munson" fo:font-size="10pt" officeooo:paragraph-rsid="00a0454a" style:font-size-asian="10pt" style:font-size-complex="10pt"/>
    </style:style>
    <style:style style:name="P87" style:family="paragraph" style:parent-style-name="Standard">
      <style:paragraph-properties fo:text-align="justify" style:justify-single-word="false"/>
      <style:text-properties style:font-name="Munson" officeooo:paragraph-rsid="00b803ad"/>
    </style:style>
    <style:style style:name="P88" style:family="paragraph" style:parent-style-name="Footnote">
      <style:text-properties style:font-name="Munson" fo:font-size="9pt" officeooo:rsid="00a5f8c0" officeooo:paragraph-rsid="00a5f8c0" style:font-size-asian="9pt" style:font-size-complex="9pt"/>
    </style:style>
    <style:style style:name="P89" style:family="paragraph" style:parent-style-name="Standard">
      <style:paragraph-properties fo:text-align="justify" style:justify-single-word="false"/>
      <style:text-properties style:font-name="Munson" fo:font-size="10pt" officeooo:paragraph-rsid="00af4b59" style:font-size-asian="10pt" style:font-size-complex="10pt"/>
    </style:style>
    <style:style style:name="P90" style:family="paragraph" style:parent-style-name="Standard">
      <style:paragraph-properties fo:text-align="justify" style:justify-single-word="false"/>
      <style:text-properties style:font-name="Munson" fo:font-size="10pt" officeooo:paragraph-rsid="00b515d8" style:font-size-asian="10pt" style:font-size-complex="10pt"/>
    </style:style>
    <style:style style:name="P91" style:family="paragraph" style:parent-style-name="Footnote">
      <style:text-properties style:font-name="Munson" fo:font-size="9pt" officeooo:rsid="00b65930" officeooo:paragraph-rsid="00b65930" style:font-size-asian="9pt" style:font-size-complex="9pt"/>
    </style:style>
    <style:style style:name="P92" style:family="paragraph" style:parent-style-name="Standard">
      <style:paragraph-properties fo:text-align="justify" style:justify-single-word="false"/>
      <style:text-properties style:font-name="Munson" fo:font-size="10pt" officeooo:paragraph-rsid="00b89c42" style:font-size-asian="10pt" style:font-size-complex="10pt"/>
    </style:style>
    <style:style style:name="P93" style:family="paragraph" style:parent-style-name="Standard">
      <style:paragraph-properties fo:text-align="justify" style:justify-single-word="false"/>
      <style:text-properties style:font-name="Munson" fo:font-size="10pt" style:font-size-asian="10pt" style:font-size-complex="10pt"/>
    </style:style>
    <style:style style:name="P94" style:family="paragraph" style:parent-style-name="Standard">
      <style:paragraph-properties fo:text-align="justify" style:justify-single-word="false"/>
      <style:text-properties style:font-name="Munson"/>
    </style:style>
    <style:style style:name="P95" style:family="paragraph" style:parent-style-name="Standard">
      <style:text-properties style:font-name="Munson" officeooo:paragraph-rsid="00ba3ca8"/>
    </style:style>
    <style:style style:name="P96" style:family="paragraph" style:parent-style-name="Standard">
      <style:paragraph-properties fo:text-align="center" style:justify-single-word="false"/>
      <style:text-properties style:font-name="Munson" fo:font-size="12pt" officeooo:paragraph-rsid="00ba3ca8" style:font-size-asian="12pt" style:font-size-complex="12pt"/>
    </style:style>
    <style:style style:name="P97" style:family="paragraph" style:parent-style-name="Standard">
      <style:text-properties style:font-name="Munson" fo:font-size="10pt" officeooo:paragraph-rsid="00ba3ca8" style:font-size-asian="10pt" style:font-size-complex="10pt"/>
    </style:style>
    <style:style style:name="P98" style:family="paragraph" style:parent-style-name="Standard">
      <style:paragraph-properties fo:text-align="center" style:justify-single-word="false"/>
      <style:text-properties fo:font-variant="small-caps" style:font-name="Munson" fo:font-size="10pt" officeooo:rsid="006ebadb" officeooo:paragraph-rsid="00ba3ca8" style:font-size-asian="10pt" style:font-size-complex="10pt"/>
    </style:style>
    <style:style style:name="P99" style:family="paragraph" style:parent-style-name="Standard">
      <style:paragraph-properties fo:text-align="justify" style:justify-single-word="false"/>
      <style:text-properties style:font-name="Munson" fo:font-size="10pt" officeooo:paragraph-rsid="00ff03d4" style:font-size-asian="10pt" style:font-size-complex="10pt"/>
    </style:style>
    <style:style style:name="P100" style:family="paragraph" style:parent-style-name="Footnote">
      <style:text-properties style:font-name="Munson" fo:font-size="9pt" fo:font-style="italic" officeooo:rsid="00d91e12" officeooo:paragraph-rsid="00d91e12" style:font-size-asian="9pt" style:font-style-asian="italic" style:font-size-complex="9pt" style:font-style-complex="italic"/>
    </style:style>
    <style:style style:name="P101" style:family="paragraph" style:parent-style-name="Standard">
      <style:paragraph-properties fo:text-align="justify" style:justify-single-word="false"/>
      <style:text-properties style:font-name="Munson" fo:font-size="10pt" officeooo:paragraph-rsid="01003adc" style:font-size-asian="10pt" style:font-size-complex="10pt"/>
    </style:style>
    <style:style style:name="T1" style:family="text">
      <style:text-properties officeooo:rsid="009ac357"/>
    </style:style>
    <style:style style:name="T2" style:family="text">
      <style:text-properties officeooo:rsid="009d0b81" style:font-family-asian="Munson" style:font-family-complex="Munson"/>
    </style:style>
    <style:style style:name="T3" style:family="text">
      <style:text-properties officeooo:rsid="000e4c82"/>
    </style:style>
    <style:style style:name="T4" style:family="text">
      <style:text-properties fo:font-variant="small-caps"/>
    </style:style>
    <style:style style:name="T5" style:family="text">
      <style:text-properties officeooo:rsid="005eb69d"/>
    </style:style>
    <style:style style:name="T6" style:family="text">
      <style:text-properties style:font-family-asian="Munson" style:font-family-complex="Munson"/>
    </style:style>
    <style:style style:name="T7" style:family="text">
      <style:text-properties fo:font-style="italic" style:font-style-asian="italic" style:font-style-complex="italic"/>
    </style:style>
    <style:style style:name="T8" style:family="text">
      <style:text-properties fo:font-style="italic" officeooo:rsid="009d0b81" style:font-family-asian="Munson" style:font-style-asian="italic" style:font-family-complex="Munson" style:font-style-complex="italic"/>
    </style:style>
    <style:style style:name="T9" style:family="text">
      <style:text-properties officeooo:rsid="003cefa8"/>
    </style:style>
    <style:style style:name="T10" style:family="text">
      <style:text-properties officeooo:rsid="0047f640" style:font-family-asian="Munson" style:font-family-complex="Munson"/>
    </style:style>
    <style:style style:name="T11" style:family="text">
      <style:text-properties fo:font-size="10pt" style:font-size-asian="10pt" style:font-size-complex="10pt"/>
    </style:style>
    <style:style style:name="T12" style:family="text">
      <style:text-properties officeooo:rsid="00500531" style:font-family-asian="Munson" style:font-family-complex="Munson"/>
    </style:style>
    <style:style style:name="T13" style:family="text">
      <style:text-properties fo:font-family="Munson" fo:font-size="10pt" officeooo:rsid="009b3b1d" style:font-size-asian="10pt" style:font-size-complex="10pt"/>
    </style:style>
    <style:style style:name="T14" style:family="text">
      <style:text-properties officeooo:rsid="00531b8a" style:font-family-asian="Munson" style:font-family-complex="Munson"/>
    </style:style>
    <style:style style:name="T15" style:family="text">
      <style:text-properties officeooo:rsid="0057f461" style:font-family-asian="Munson" style:font-family-complex="Munson"/>
    </style:style>
    <style:style style:name="T16" style:family="text">
      <style:text-properties officeooo:rsid="008377d2" style:font-family-asian="Munson" style:font-family-complex="Munson"/>
    </style:style>
    <style:style style:name="T17" style:family="text">
      <style:text-properties officeooo:rsid="005c2433" style:font-family-asian="Munson" style:font-family-complex="Munson"/>
    </style:style>
    <style:style style:name="T18" style:family="text">
      <style:text-properties officeooo:rsid="00859143"/>
    </style:style>
    <style:style style:name="T19" style:family="text">
      <style:text-properties officeooo:rsid="005c4a21" style:font-family-asian="Munson" style:font-family-complex="Munson"/>
    </style:style>
    <style:style style:name="T20" style:family="text">
      <style:text-properties officeooo:rsid="005c4a21"/>
    </style:style>
    <style:style style:name="T21" style:family="text">
      <style:text-properties officeooo:rsid="005c8807" style:font-family-asian="Munson" style:font-family-complex="Munson"/>
    </style:style>
    <style:style style:name="T22" style:family="text">
      <style:text-properties officeooo:rsid="005a254e"/>
    </style:style>
    <style:style style:name="T23" style:family="text">
      <style:text-properties officeooo:rsid="00602268"/>
    </style:style>
    <style:style style:name="T24" style:family="text">
      <style:text-properties officeooo:rsid="00602268" style:font-family-asian="Munson" style:font-family-complex="Munson"/>
    </style:style>
    <style:style style:name="T25" style:family="text">
      <style:text-properties style:font-name="Munson" fo:font-size="9pt" style:font-size-asian="9pt" style:font-size-complex="9pt"/>
    </style:style>
    <style:style style:name="T26" style:family="text">
      <style:text-properties fo:font-family="Munson" officeooo:rsid="00646346"/>
    </style:style>
    <style:style style:name="T27" style:family="text">
      <style:text-properties fo:font-size="10pt" officeooo:rsid="009ac357" style:font-size-asian="10pt" style:font-size-complex="10pt"/>
    </style:style>
    <style:style style:name="T28" style:family="text">
      <style:text-properties officeooo:rsid="006ebadb"/>
    </style:style>
    <style:style style:name="T29" style:family="text">
      <style:text-properties style:font-name-asian="Noto Serif CJK SC" style:font-name-complex="Noto Sans Devanagari1"/>
    </style:style>
    <style:style style:name="T30" style:family="text">
      <style:text-properties style:text-underline-style="solid" style:text-underline-width="auto" style:text-underline-color="font-color" officeooo:rsid="009b3b1d"/>
    </style:style>
    <style:style style:name="T31" style:family="text">
      <style:text-properties officeooo:rsid="0078446b" style:font-family-asian="Munson" style:font-family-complex="Munson"/>
    </style:style>
    <style:style style:name="T32" style:family="text">
      <style:text-properties officeooo:rsid="0078446b"/>
    </style:style>
    <style:style style:name="T33" style:family="text">
      <style:text-properties officeooo:rsid="009b3b1d"/>
    </style:style>
    <style:style style:name="T34" style:family="text">
      <style:text-properties officeooo:rsid="007cef02"/>
    </style:style>
    <style:style style:name="T35" style:family="text">
      <style:text-properties officeooo:rsid="007cef02" style:font-family-asian="Munson" style:font-family-complex="Munson"/>
    </style:style>
    <style:style style:name="T36" style:family="text">
      <style:text-properties officeooo:rsid="00820419" style:font-family-asian="Munson" style:font-family-complex="Munson"/>
    </style:style>
    <style:style style:name="T37" style:family="text">
      <style:text-properties officeooo:rsid="008bfce4"/>
    </style:style>
    <style:style style:name="T38" style:family="text">
      <style:text-properties officeooo:rsid="009e61de"/>
    </style:style>
    <style:style style:name="T39" style:family="text">
      <style:text-properties officeooo:rsid="009e61de" style:font-family-asian="Munson" style:font-family-complex="Munson"/>
    </style:style>
    <style:style style:name="T40" style:family="text">
      <style:text-properties officeooo:rsid="009ede9f" style:font-family-asian="Munson" style:font-family-complex="Munson"/>
    </style:style>
    <style:style style:name="T41" style:family="text">
      <style:text-properties officeooo:rsid="00b803ad"/>
    </style:style>
    <style:style style:name="T42" style:family="text">
      <style:text-properties officeooo:rsid="00b803ad" style:font-family-asian="Munson" style:font-family-complex="Munson"/>
    </style:style>
    <style:style style:name="T43" style:family="text">
      <style:text-properties officeooo:rsid="00a0454a" style:font-family-asian="Munson" style:font-family-complex="Munson"/>
    </style:style>
    <style:style style:name="T44" style:family="text">
      <style:text-properties fo:font-size="10pt" officeooo:rsid="00b803ad" style:font-size-asian="10pt" style:font-size-complex="10pt"/>
    </style:style>
    <style:style style:name="T45" style:family="text">
      <style:text-properties fo:font-size="10pt" officeooo:rsid="00a4a2f5" style:font-size-asian="10pt" style:font-size-complex="10pt"/>
    </style:style>
    <style:style style:name="T46" style:family="text">
      <style:text-properties fo:font-size="10pt" officeooo:rsid="00b803ad" style:font-family-asian="Munson" style:font-size-asian="10pt" style:font-family-complex="Munson" style:font-size-complex="10pt"/>
    </style:style>
    <style:style style:name="T47" style:family="text">
      <style:text-properties officeooo:rsid="00a5f8c0"/>
    </style:style>
    <style:style style:name="T48" style:family="text">
      <style:text-properties fo:font-size="10pt" officeooo:rsid="00aa56f0" style:font-size-asian="10pt" style:font-size-complex="10pt"/>
    </style:style>
    <style:style style:name="T49" style:family="text">
      <style:text-properties officeooo:rsid="00ac323a"/>
    </style:style>
    <style:style style:name="T50" style:family="text">
      <style:text-properties fo:font-size="10pt" officeooo:rsid="00b21957" style:font-size-asian="10pt" style:font-size-complex="10pt"/>
    </style:style>
    <style:style style:name="T51" style:family="text">
      <style:text-properties officeooo:rsid="00b7a014"/>
    </style:style>
    <style:style style:name="T52" style:family="text">
      <style:text-properties officeooo:rsid="00ba3ca8"/>
    </style:style>
    <style:style style:name="T53" style:family="text">
      <style:text-properties officeooo:rsid="00ba3ca8" style:font-family-asian="Munson" style:font-family-complex="Munson"/>
    </style:style>
    <style:style style:name="T54" style:family="text">
      <style:text-properties fo:font-family="Munson" officeooo:rsid="00ff03d4"/>
    </style:style>
    <style:style style:name="T55" style:family="text">
      <style:text-properties officeooo:rsid="00bbce03"/>
    </style:style>
    <style:style style:name="T56" style:family="text">
      <style:text-properties fo:font-variant="small-caps" officeooo:rsid="006ebadb" style:font-family-asian="Munson" style:font-family-complex="Munson"/>
    </style:style>
    <style:style style:name="T57" style:family="text">
      <style:text-properties fo:font-family="Munson" officeooo:rsid="00ff03d4" style:font-family-asian="Munson" style:font-family-complex="Munson"/>
    </style:style>
    <style:style style:name="T58" style:family="text">
      <style:text-properties officeooo:rsid="00bdccf0"/>
    </style:style>
    <style:style style:name="T59" style:family="text">
      <style:text-properties officeooo:rsid="00bdd33d"/>
    </style:style>
    <style:style style:name="T60" style:family="text">
      <style:text-properties officeooo:rsid="00bebc37"/>
    </style:style>
    <style:style style:name="T61" style:family="text">
      <style:text-properties officeooo:rsid="00c061a9"/>
    </style:style>
    <style:style style:name="T62" style:family="text">
      <style:text-properties officeooo:rsid="00c1c2dc"/>
    </style:style>
    <style:style style:name="T63" style:family="text">
      <style:text-properties officeooo:rsid="00c36431"/>
    </style:style>
    <style:style style:name="T64" style:family="text">
      <style:text-properties style:text-underline-style="none"/>
    </style:style>
    <style:style style:name="T65" style:family="text">
      <style:text-properties officeooo:rsid="00c58b92"/>
    </style:style>
    <style:style style:name="T66" style:family="text">
      <style:text-properties officeooo:rsid="00c69a99"/>
    </style:style>
    <style:style style:name="T67" style:family="text">
      <style:text-properties officeooo:rsid="00c6acbe"/>
    </style:style>
    <style:style style:name="T68" style:family="text">
      <style:text-properties officeooo:rsid="00c74d4b"/>
    </style:style>
    <style:style style:name="T69" style:family="text">
      <style:text-properties officeooo:rsid="00c7ae05"/>
    </style:style>
    <style:style style:name="T70" style:family="text">
      <style:text-properties fo:font-variant="normal" fo:text-transform="none" officeooo:rsid="006ebadb" style:font-family-asian="Munson" style:font-family-complex="Munson"/>
    </style:style>
    <style:style style:name="T71" style:family="text">
      <style:text-properties fo:font-variant="normal" fo:text-transform="none" fo:font-family="Munson" officeooo:rsid="00ff03d4" style:font-family-asian="Munson" style:font-family-complex="Munson"/>
    </style:style>
    <style:style style:name="T72" style:family="text">
      <style:text-properties officeooo:rsid="00c91a13"/>
    </style:style>
    <style:style style:name="T73" style:family="text">
      <style:text-properties officeooo:rsid="00c9f5f0"/>
    </style:style>
    <style:style style:name="T74" style:family="text">
      <style:text-properties officeooo:rsid="00cc6fe2"/>
    </style:style>
    <style:style style:name="T75" style:family="text">
      <style:text-properties officeooo:rsid="00cf2121"/>
    </style:style>
    <style:style style:name="T76" style:family="text">
      <style:text-properties officeooo:rsid="00d295cd"/>
    </style:style>
    <style:style style:name="T77" style:family="text">
      <style:text-properties officeooo:rsid="00d3b812"/>
    </style:style>
    <style:style style:name="T78" style:family="text">
      <style:text-properties officeooo:rsid="00d5a173"/>
    </style:style>
    <style:style style:name="T79" style:family="text">
      <style:text-properties fo:font-variant="small-caps" officeooo:rsid="00d5a173" style:font-family-asian="Munson" style:font-family-complex="Munson"/>
    </style:style>
    <style:style style:name="T80" style:family="text">
      <style:text-properties officeooo:rsid="00d7cf41"/>
    </style:style>
    <style:style style:name="T81" style:family="text">
      <style:text-properties officeooo:rsid="00d8212d"/>
    </style:style>
    <style:style style:name="T82" style:family="text">
      <style:text-properties officeooo:rsid="00d91e12"/>
    </style:style>
    <style:style style:name="T83" style:family="text">
      <style:text-properties officeooo:rsid="00da8c55"/>
    </style:style>
    <style:style style:name="T84" style:family="text">
      <style:text-properties officeooo:rsid="00db9475"/>
    </style:style>
    <style:style style:name="T85" style:family="text">
      <style:text-properties officeooo:rsid="00dd2c2b"/>
    </style:style>
    <style:style style:name="T86" style:family="text">
      <style:text-properties officeooo:rsid="00deded8"/>
    </style:style>
    <style:style style:name="T87" style:family="text">
      <style:text-properties officeooo:rsid="00e2aeb5"/>
    </style:style>
    <style:style style:name="T88" style:family="text">
      <style:text-properties officeooo:rsid="00e40aa2"/>
    </style:style>
    <style:style style:name="T89" style:family="text">
      <style:text-properties officeooo:rsid="00e83d56"/>
    </style:style>
    <style:style style:name="T90" style:family="text">
      <style:text-properties officeooo:rsid="00e8c84c"/>
    </style:style>
    <style:style style:name="T91" style:family="text">
      <style:text-properties officeooo:rsid="00e96ddf"/>
    </style:style>
    <style:style style:name="T92" style:family="text">
      <style:text-properties officeooo:rsid="00eac66b"/>
    </style:style>
    <style:style style:name="T93" style:family="text">
      <style:text-properties officeooo:rsid="00eb70de"/>
    </style:style>
    <style:style style:name="T94" style:family="text">
      <style:text-properties officeooo:rsid="00ec265d"/>
    </style:style>
    <style:style style:name="T95" style:family="text">
      <style:text-properties officeooo:rsid="00ec3126"/>
    </style:style>
    <style:style style:name="T96" style:family="text">
      <style:text-properties officeooo:rsid="00efd69e"/>
    </style:style>
    <style:style style:name="T97" style:family="text">
      <style:text-properties officeooo:rsid="00ef0919"/>
    </style:style>
    <style:style style:name="T98" style:family="text">
      <style:text-properties officeooo:rsid="00f30cdb"/>
    </style:style>
    <style:style style:name="T99" style:family="text">
      <style:text-properties officeooo:rsid="00f475f6"/>
    </style:style>
    <style:style style:name="T100" style:family="text">
      <style:text-properties officeooo:rsid="00f545c3"/>
    </style:style>
    <style:style style:name="T101" style:family="text">
      <style:text-properties officeooo:rsid="00f7477a"/>
    </style:style>
    <style:style style:name="T102" style:family="text">
      <style:text-properties fo:font-variant="normal" fo:text-transform="none" officeooo:rsid="00f7477a" style:font-family-asian="Munson" style:font-family-complex="Munson"/>
    </style:style>
    <style:style style:name="T103" style:family="text">
      <style:text-properties fo:font-variant="small-caps" officeooo:rsid="00f7477a" style:font-family-asian="Munson" style:font-family-complex="Munson"/>
    </style:style>
    <style:style style:name="T104" style:family="text">
      <style:text-properties officeooo:rsid="00fa9a0e"/>
    </style:style>
    <style:style style:name="T105" style:family="text">
      <style:text-properties fo:font-variant="normal" fo:text-transform="none" officeooo:rsid="00fa9a0e" style:font-family-asian="Munson" style:font-family-complex="Munson"/>
    </style:style>
    <style:style style:name="T106" style:family="text">
      <style:text-properties fo:font-variant="small-caps" officeooo:rsid="00fa9a0e" style:font-family-asian="Munson" style:font-family-complex="Munson"/>
    </style:style>
    <style:style style:name="T107" style:family="text">
      <style:text-properties officeooo:rsid="00fc5e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APUNTES BIOGRÁFICOS DE LA AUTORA DE </text:p>
      <text:p text:style-name="P2">ESTE LIBRO</text:p>
      <text:p text:style-name="P2"/>
      <text:p text:style-name="P3"><text:s text:c="4"/>La Señorita María Ne<text:span text:style-name="T1">ﬆ</text:span>ora Téllez nació en San Juan del Río, e<text:span text:style-name="T1">ﬆ</text:span>ado de Querétaro, el día 26 de febrero de 1828. Fue-ron sus padres don Antonio Téllez, cuya vida fue consagra-da a la pedagogía, y doña Trinidad Rendón, que al lado de su esposo adquirió conocimientos sobre la misma materia. Te-niendo la niña un año de edad y encontrándose su padre que había tomado parte en la gloriosa empresa de Hidalgo y A-llende, desempeñando el empleo de prefe<text:span text:style-name="T2"></text:span>o de Tolimán, fue atacada de inflamación en los ojos, y tal vez por no encon-trarse en aquella época un médico sino ha<text:span text:style-name="T1">ﬆ</text:span>a la capital del E<text:span text:style-name="T1">ﬆ</text:span>ado, perdió la vi<text:span text:style-name="T1">ﬆ</text:span>a de ambos ojos.</text:p>
      <text:p text:style-name="P4"><text:s text:c="4"/>Luego que la niña tuvo uso de razón, su padre se dedicó a su educación intele<text:span text:style-name="T2"></text:span>ual y a cultivar su memoria, que descu-brió era excelente. Logró en parte el fruto de sus afanes, pues cuando murió, dejando a la niñas de nueve años de e-dad, ya é<text:span text:style-name="T1">ﬆ</text:span>a conocía perfe<text:span text:style-name="T2"></text:span>amente los catecismos de los pa-dres Ripalda y Fleury, y poseía nociones de gramática ca<text:span text:style-name="T1">ﬆ</text:span>e-llana y aritmética.</text:p>
      <text:p text:style-name="P4"><text:s text:c="4"/>Llegada a la juventud, el do<text:span text:style-name="T2"></text:span>or don Manuel Altamirano, que había contraído matrimonio con doña Isabel Téllez, her-mana de María N<text:span text:style-name="T3">e</text:span><text:span text:style-name="T1">ﬆ</text:span>ora, conociendo las dotes intele<text:span text:style-name="T2"></text:span>uales de la joven, la perfeccionó en la gramática y aritmética y le enseñó el idioma la-tino, en el cual era mae<text:span text:style-name="T1">ﬆ</text:span>ro. Poco des-pués un hijo de e<text:span text:style-name="T1">ﬆ</text:span>e señor agregó a e<text:span text:style-name="T1">ﬆ</text:span>os conocimientos el de la lógica.</text:p>
      <text:p text:style-name="P3"><text:s text:c="4"/>Cuando murió el señor Téllez, se encontraba en Zamora al frente de una escuela primaria, como sólo dejó por herencia a su familia su buen nombre y el ejemplo de sus virtudes, su viuda volvió a Querétaro, su ciudad natal, en donde se con-<text:soft-page-break/>sagró a la pedagogía, teniendo a su cargo una escuela que de-pendía de la cofradía del Cordón de San Francisco. Entonces su hija, de quien venimos ha-blando y que por su falta de vis-ta no podía desempeñar otras faenas, se dedicó a ayudar a su madre en el difícil trabajo de la enseñanza elemental, eli-giendo los ramos que le eran familiares: gramática y arit-mética. Enseñaba con asiduidad, empeño y, sobre todo, con suma dulzura, que poseía en alto grado; adquirió desde en-tonces tal placer en transmitir sus conocimientos, que du-rante las vacaciones convidaba a sus más aventajadas discí-pulas a que vinieran algunas horas a perfeccionarse a su la-do. E<text:span text:style-name="T1">ﬆ</text:span>e placer, u-nido a su ilimitada caridad, hizo que, sin e<text:span text:style-name="T1">ﬆ</text:span>ipendio ninguno, enseñará a varias jóvenes ha<text:span text:style-name="T1">ﬆ</text:span>a hacer que obtuvieran título oficial de profesoras.</text:p>
      <text:p text:style-name="P4"><text:s text:c="4"/>Como aborrecía la ociosidad, se dedicó a hacer varios teji-dos, sobre todo en seda, y a la fabricación de pequeños ce<text:span text:style-name="T1">ﬆ</text:span>os de jarcia que hacía con regularidad y perfección. Llegó tam-bién a coser mucho más de lo que pudiera esperarse de su ce-guera, y en sus ratos de descanso no conocía otro placer que la le<text:span text:style-name="T2"></text:span>ura por si<text:span text:style-name="T1">ﬆ</text:span>ema de obras sele<text:span text:style-name="T2"></text:span>as de religión y litera-tura.</text:p>
      <text:p text:style-name="P4"><text:s text:c="4"/>Habiendo muerto en 1856 su madre, fue a vivir con su hermana dona Dolores Téllez de Noruega, a quien profesaba el más tierno cariño, quedando encargada de la dirección de la escuela que heredó de su madre, y para cuyo desempeño se asoció a una tía suya. Conservó e<text:span text:style-name="T1">ﬆ</text:span>a dirección ha<text:span text:style-name="T1">ﬆ</text:span>a que los acontecimientos políticos hicieron que la escuela pasara a otras manos. Entonces abrió un e<text:span text:style-name="T1">ﬆ</text:span>ablecimiento particu-lar, dedicándose al aprendizaje de la geometría, geografía y otras materias en las que hizo notables adelantos, pues ya hemos dicho que poseía una memoria felicísima y muy bue-nas disposiciones. Su e<text:span text:style-name="T1">ﬆ</text:span>ablecimiento adquirió gran crédito, porque las alumnas. encontraban, no sólo eficacia y esmero en la in<text:span text:style-name="T1">ﬆ</text:span>rucción, sino ejemplos de virtudes y semillas que debían fru<text:span text:style-name="T2"></text:span>ificar más tarde. Aun cuando poseía desde muy joven un buen caudal de conocimientos, no había, por su suma mode<text:span text:style-name="T1">ﬆ</text:span>ia, obtenido el título oficial de profesora; ha<text:span text:style-name="T1">ﬆ</text:span>a <text:soft-page-break/>que en el año de 1866, por especial empeño del señor don Manuel Gutiérrez, que a la sazón desempeñaba el cargo de prefe<text:span text:style-name="T2"></text:span>o político, se presentó a examen ante lucida concu-rrencia, que fue invitada por dicho funcionario, y la que pre-sidía el ilu<text:span text:style-name="T1">ﬆ</text:span>rísimo señor Gárate, primer obispo de Queréta-ro. Después de haber respondido a las preguntas de los sino-dales, el señor Gárate, que tenía ya antecedentes, le hizo un interrogatorio acerca de religión y latinidad, expresando su complacencia. E<text:span text:style-name="T1">ﬆ</text:span>e examen dio por resultado que, además del título, se le confiriera la Cruz de San Carlos, que ella sen-cillamente separó de su e<text:span text:style-name="T1">ﬆ</text:span>uche al recibirla y la hizo agregar a su rosario sin volver hablar del asunto.</text:p>
      <text:p text:style-name="P4"><text:s text:c="4"/>En 1873 el señor do<text:span text:style-name="T2"></text:span>or Carmona y Valle, por empeño de personas muy adi<text:span text:style-name="T2"></text:span>as, el señor licenciado Rodríguez Altami-rano y su esposa, ejecutó en la señorita Téllez la operación de pupila artificial en ambos ojos, aunque sin asegurar el é-xito. El resultado fue halagador al principio, pues llegó a ver los objetos ba<text:span text:style-name="T1">ﬆ</text:span>ante leja- nos; pero después volvió a su e<text:span text:style-name="T1">ﬆ</text:span>ado habitual. El do<text:span text:style-name="T2"></text:span>or don José María Vértiz había opinado an-tes que la operación no era ya oportuna.</text:p>
      <text:p text:style-name="P4"><text:s text:c="4"/>Desde muy niña componía sentidas poesías, como la que se encuentra al fin de e<text:span text:style-name="T1">ﬆ</text:span>a obra, y graciosos cuentos con que entretenía a sus alumnas durante las horas de recreo y que refería en su casa a sus amigas, que al efe<text:span text:style-name="T2"></text:span>o se reunían en torno de ella. Su excesiva timidez y mode<text:span text:style-name="T1">ﬆ</text:span>ia hicieron que rehusara tenazmente la publicidad. Al recobrar la vi<text:span text:style-name="T1">ﬆ</text:span>a decía:</text:p>
      <text:p text:style-name="P5"/>
      <text:p text:style-name="P6">Lola, lo he vi<text:span text:style-name="T1">ﬆ</text:span>o yo, lo he contemplado.</text:p>
      <text:p text:style-name="P7">¡Un cielo de oro al terminar el día!</text:p>
      <text:p text:style-name="P7">De él apartar mis ojos no podía,</text:p>
      <text:p text:style-name="P7">Y de emoción y júbilo he llorado.</text:p>
      <text:p text:style-name="P7"/>
      <text:p text:style-name="P4"><text:s text:c="4"/>Según ella misma refería, todos los cuentos populares que llegaban a sus oídos y en los que es muy común encontrar al-guna hija del pueblo o alguna sencilla pa<text:span text:style-name="T1">ﬆ</text:span>ora de quien se e-namora un príncipe y de quien se aleja por alguna infideli-<text:soft-page-break/>dad, teniendo ella que buscarlo y reconqui<text:span text:style-name="T1">ﬆ</text:span>ar su dicha a co<text:span text:style-name="T1">ﬆ</text:span>a de grandes penalidades, le hacían pensar en un prínci-pe y en una ingrata: en Jesucri<text:span text:style-name="T1">ﬆ</text:span>o y en el alma; y encontran-do de e<text:span text:style-name="T1">ﬆ</text:span>e modo la base de la alegoría que con<text:span text:style-name="T1">ﬆ</text:span>ituye e<text:span text:style-name="T1">ﬆ</text:span>e li-bro, que la autora llamó cuento, en las obras de San Francis-co de Sales, que leía siempre con asiduidad y deleite, así co-mo abundante material en el Cantar de los cantares, y des-pués en las obras, de San Juan de la Cruz; llegó a perfeccio-narla y embellecerla, sin que saliera del reducido, aunque competente círculo de sus amigos, entre los cuales hubo per-sonas respetables y cara<text:span text:style-name="T2"></text:span>erizadas que creyeron debía darse a luz pública, y que seria útil y provechosa para las jóvenes. No sin dificultad la humilde autora consintió en ello, a con-dición de que no se revelara su nombre, cuya condición fue cumplida en la primera edición, mientras ella vivió; pero después, como un tributo de grande cariño; se publica su nombre y e<text:span text:style-name="T1">ﬆ</text:span>a reseña biográfica.</text:p>
      <text:p text:style-name="P3"><text:s text:c="4"/>Es también autora de una gramática elemental y otras o-britas que escribió para uso de su e<text:span text:style-name="T1">ﬆ</text:span>ablecimiento y que no se dieron a luz.</text:p>
      <text:p text:style-name="P4"><text:s text:c="4"/>Poco sobrevivió la autora a la impresión de su obra, pues un año más tarde bajó a la tumba. El Señor siempre la probó con enfermedades, y en los últimos años tuvo que separarse de su ciudad natal, que amaba con particular cariño, para trasladarse a e<text:span text:style-name="T1">ﬆ</text:span>a capital, dejando la compañía de personas que amaba. Vivió en ella dos años y algunos meses, y en 1890 cayó en cama de una penosa enfermedad de e<text:span text:style-name="T1">ﬆ</text:span>ómago que siempre había padecido. Después de recibir el Sagrado Viático, pareció tener algún alivio; pero é<text:span text:style-name="T1">ﬆ</text:span>e fue pasajero. Pocos días después salió para Acámbaro por prescripción fa-cultativa y a in<text:span text:style-name="T1">ﬆ</text:span>ancias de una sobrina suya radicada en esa población que deseaba recuperara la salud. Allí tuvo que su-frir una terrible prueba: su hermana, que la acompañaba, tuvo que regresar a e<text:span text:style-name="T1">ﬆ</text:span>a capital por enfermedad grave de u-na de sus hi-jas. La enferma sufrió e<text:span text:style-name="T1">ﬆ</text:span>a prueba con extraor-dinario dolor, pero con resignación, y cuando conoció que e-<text:soft-page-break/>ra llegada su última hora, compuso y repitió muchas veces e<text:span text:style-name="T1">ﬆ</text:span>a o<text:span text:style-name="T2"></text:span>ava:</text:p>
      <text:p text:style-name="P8"/>
      <text:p text:style-name="P9">Bien venida sea la Cruz</text:p>
      <text:p text:style-name="P9">De mi dulce Salvador,</text:p>
      <text:p text:style-name="P9">Yo la abrazo y la recibo</text:p>
      <text:p text:style-name="P9">Para probarle mi mor.</text:p>
      <text:p text:style-name="P9">Que el dolor me purifique</text:p>
      <text:p text:style-name="P9">Y me haga digna de El,</text:p>
      <text:p text:style-name="P9">Y en la paciencia le pruebe</text:p>
      <text:p text:style-name="P9">Que yo soy su esposa fiel.</text:p>
      <text:p text:style-name="P9"/>
      <text:p text:style-name="P10"><text:s text:c="4"/>Pocos días después murió por consunción el 19 de diciem-bre de 1890.</text:p>
      <text:p text:style-name="P4"><text:s text:c="4"/>Su muerte fue exa<text:span text:style-name="T2"></text:span>amente como ella pintó la partida de Staurofila con su esposo. Fue su cuerpo ve<text:span text:style-name="T1">ﬆ</text:span>ido de blanco y velado por las Hijas de María, asociación que le era predilec-ta y cuya cinta portaba desde 1877. No se pudo sepultar sino treinta y seis horas después de su muerte, y su cuerpo e<text:span text:style-name="T1">ﬆ</text:span>aba flexible. Se muerte fue muy sentida, pues era siempre el con-suelo de las personas afligidas que a ella se acercaban.</text:p>
      <text:p text:style-name="P3"><text:s text:c="4"/>Una respetabilísima y virtuosísima persona que la trató por muchos años de una manera muy íntima, asegura que e<text:span text:style-name="T1">ﬆ</text:span>a señorita vivió siempre en el santo temor de Dios, y que desde que entró en la asociación de Hijas de María ha<text:span text:style-name="T1">ﬆ</text:span>a su muerte, procuró imitar a María Santísima en sus virtudes.</text:p>
      <text:p text:style-name="P11"/>
      <text:p text:style-name="P12"><text:s text:c="4"/>México, septiembre de 1893.</text:p>
      <text:p text:style-name="P12"/>
      <text:p text:style-name="P12"/>
      <text:p text:style-name="P12"/>
      <text:p text:style-name="P12"/>
      <text:p text:style-name="P12"/>
      <text:p text:style-name="P12"/>
      <text:p text:style-name="P12"/>
      <text:p text:style-name="P12"/>
      <text:p text:style-name="P12"/>
      <text:p text:style-name="P13"><text:soft-page-break/></text:p>
      <text:p text:style-name="P13"/>
      <text:p text:style-name="P13"/>
      <text:p text:style-name="P13"/>
      <text:p text:style-name="P14">DEDICATORIA</text:p>
      <text:p text:style-name="P14"/>
      <text:p text:style-name="P14"/>
      <text:p text:style-name="P15">AL GLORIOSÍSIMO SAN FRANCISCO</text:p>
      <text:p text:style-name="P15">DE SALES</text:p>
      <text:p text:style-name="P15"/>
      <text:p text:style-name="P16">OBISPO Y PRÍNCIPE DE GINEBRA</text:p>
      <text:p text:style-name="P16"/>
      <text:p text:style-name="P16"/>
      <text:p text:style-name="P17"><text:bookmark text:name="PageNumWizard_HEADER_Estilo de página predeterminado6"/><text:s text:c="4"/>Dulcísimo Padre mío: ¿A quién sino a vos tengo de con-sagrar e<text:span text:style-name="T1">ﬆ</text:span>a parábola, que sólo pudo inspirarme la le<text:span text:style-name="T2"></text:span>u-ra de vue<text:span text:style-name="T1">ﬆ</text:span>ras preciosas obras, dulce leche con que fui nu-trida en mi infancia? Dignaos, pues, recibirla, y perdo-nadme el atrevimiento de haberla hecho y dedicárosla. Vos sabéis cuál ha sido mi intención, bendecidla y haced que pueda contribuir a las glorias del Divino Amor. Vos, sabio consejero, que conducís el alma Esposa de Jesucris-to, Príncipe cele<text:span text:style-name="T1">ﬆ</text:span>ial, dignaos ofrecer a su augu<text:span text:style-name="T1">ﬆ</text:span>a Majes-tad e<text:span text:style-name="T1">ﬆ</text:span>a pequeña ofrenda cuyas tres partes deseo presen-tar por vue<text:span text:style-name="T1">ﬆ</text:span>ras manos a Jesús esposo, a María Reina y a José prote<text:span text:style-name="T2"></text:span>or de las vírgenes.</text:p>
      <text:p text:style-name="P18"><text:s text:c="3"/>¡Oh, Padre mío! Viva Jesús en nue<text:span text:style-name="T1">ﬆ</text:span>ros corazones. A vues-tras sagradas plantas, vue<text:span text:style-name="T1">ﬆ</text:span>ra indigna hija y su colabo-radora.</text:p>
      <text:p text:style-name="P19"/>
      <text:p text:style-name="P20">M. N. T.</text:p>
      <text:p text:style-name="P21"/>
      <text:p text:style-name="P21"/>
      <text:p text:style-name="P21"/>
      <text:p text:style-name="P21"><text:soft-page-break/></text:p>
      <text:p text:style-name="P21"/>
      <text:p text:style-name="P21"/>
      <text:p text:style-name="P21"/>
      <text:p text:style-name="P22">DECRETO</text:p>
      <text:p text:style-name="P21"/>
      <text:p text:style-name="P23">México, o<text:span text:style-name="T2"></text:span>ubre 12 de 1886.</text:p>
      <text:p text:style-name="P21"/>
      <text:p text:style-name="P3"><text:s text:c="4"/>Vi<text:span text:style-name="T1">ﬆ</text:span>o el parecer del reverendo padre don osé Soler, a cuya revisión y censura pasó el manuscrito titulado Stauro|ila (<text:span text:style-name="T4">cuento alegórico</text:span>), damos nue<text:span text:style-name="T1">ﬆ</text:span>ra licencia para que se im-prima y publique, con calidad de que antes de darse a luz, sea revisado por el mismo reverendo padre censor. Lo decre-tó y firmó el señor provisor y vicario general gobernador de la Mitra.</text:p>
      <text:p text:style-name="P21"/>
      <text:p text:style-name="P24"><text:s text:c="4"/><text:span text:style-name="T4">Díaz.</text:span></text:p>
      <text:p text:style-name="P21"/>
      <text:p text:style-name="P25">Lic. Ignacio Martínez Barros</text:p>
      <text:p text:style-name="P25">secretario</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7"/>
      <text:p text:style-name="P28">STAUROFIL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María Ne<text:span text:style-name="T1">ﬆ</text:span>ora Téllez</text:p>
      <text:p text:style-name="P26"><text:soft-page-break/></text:p>
      <text:p text:style-name="P26"/>
      <text:p text:style-name="P26"/>
      <text:p text:style-name="P26"/>
      <text:p text:style-name="P30">SIGNIFICACIÓN DE ALGUNOS NOMBRES GRIEGOS USADOS EN ESTA OBRA</text:p>
      <text:p text:style-name="P26"/>
      <text:p text:style-name="P31"><text:span text:style-name="T4">Apolión</text:span> …………………………………….…...… Exterminador.</text:p>
      <text:p text:style-name="P31"><text:span text:style-name="T4">Buletes</text:span> ………………………………...………… Consejero.</text:p>
      <text:p text:style-name="P31"><text:span text:style-name="T4">Filautía</text:span> ………………………………...…...…… Amor propio.</text:p>
      <text:p text:style-name="P32"><text:span text:style-name="T4">Helios Dicaías</text:span> ……………….…………...…… Sol de Ju<text:span text:style-name="T1">ﬆ</text:span>icia.</text:p>
      <text:p text:style-name="P31"><text:span text:style-name="T4">Protáner</text:span> …………………………………....…… Primer nombre.</text:p>
      <text:p text:style-name="P31"><text:span text:style-name="T4">Protagina</text:span> ……………………………………...… Primera mujer.</text:p>
      <text:p text:style-name="P32"><text:span text:style-name="T4">Pseudo-Epítropos</text:span> …………………..……...… Falso cu<text:span text:style-name="T1">ﬆ</text:span>odio.</text:p>
      <text:p text:style-name="P31"><text:span text:style-name="T4">Peirasy</text:span> …………………………………..………… Tentación.</text:p>
      <text:p text:style-name="P31"><text:span text:style-name="T4">Próscope</text:span> …………………………...…………...… Tropiezo.</text:p>
      <text:p text:style-name="P31"><text:span text:style-name="T4">Pródotes</text:span> …………………………...………..…… Traidor.</text:p>
      <text:p text:style-name="P31"><text:span text:style-name="T4">Quejaritomene</text:span> …………………………...…… Llena de gracia.</text:p>
      <text:p text:style-name="P31"><text:span text:style-name="T4">Staurofila</text:span> ………………………………….…… Amante de la cruz.</text:p>
      <text:p text:style-name="P31"><text:span text:style-name="T4">Teóforo</text:span> …………………………………………… El que lleva a Dio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33">¡Viva Jesús!</text:p>
      <text:p text:style-name="P34"/>
      <text:p text:style-name="P35">STAUROFILA</text:p>
      <text:p text:style-name="P36">(<text:span text:style-name="T4">cuento alegórico</text:span>)</text:p>
      <text:p text:style-name="P26"/>
      <text:p text:style-name="P37">Usemos de una parábola, Teó<text:span text:style-name="T5">t</text:span>imo,</text:p>
      <text:p text:style-name="P38">pues e<text:span text:style-name="T1">ﬆ</text:span>e modo de hablar fue tan agra-</text:p>
      <text:p text:style-name="P38">dable al Soberano Mae<text:span text:style-name="T1">ﬆ</text:span>ro del Amor. <text:span text:style-name="T6">—</text:span></text:p>
      <text:p text:style-name="P39">(San Francisco de Sales: <text:span text:style-name="T7">Prá</text:span><text:span text:style-name="T8"></text:span><text:span text:style-name="T7">ica del</text:span></text:p>
      <text:p text:style-name="P40"><text:span text:style-name="T7">amor de Dios, libro III, capítulo III</text:span>).</text:p>
      <text:p text:style-name="P41"/>
      <text:p text:style-name="P26"/>
      <text:p text:style-name="P42">PRÓLOGO</text:p>
      <text:p text:style-name="P26"/>
      <text:p text:style-name="P26"/>
      <text:p text:style-name="P43"><text:s text:c="4"/><text:span text:style-name="T9">Tenían los felices habitantes del Reino de las Luces</text:span><text:span text:style-name="T9"><text:note text:id="ftn1" text:note-class="footnote"><text:note-citation>1</text:note-citation><text:note-body><text:p text:style-name="P44">El Cielo.</text:p></text:note-body></text:note></text:span><text:span text:style-name="T9"> el Rey más amable y bondadoso que se han vi</text:span><text:span text:style-name="T1">ﬆ</text:span><text:span text:style-name="T9">o jamás, el cual cifraba su ventura en hacerlos dichosos. E</text:span><text:span text:style-name="T1">ﬆ</text:span><text:span text:style-name="T9">e Rey</text:span><text:span text:style-name="T9"><text:note text:id="ftn2" text:note-class="footnote"><text:note-citation>2</text:note-citation><text:note-body><text:p text:style-name="P44">Dios.</text:p></text:note-body></text:note></text:span><text:span text:style-name="T9"> era pode-roso e invencible en la guerra, y sabio cual ninguno en el manejo de su Reino en la paz; era terrible y ju</text:span><text:span text:style-name="T1">ﬆ</text:span><text:span text:style-name="T9">iciero contra sus enemigos; pero amable como el mejor de los padres para con sus fieles vasallos; no veía derramar una lágrima sin en-jugarla; no había un desgraciado que al punto no recibiera el consuelo de sus manos. En aquel dichoso lugar reinaba siempre la abundante, la paz y la alegría. Los fieles morado-res se amaban entre sí, como los más cariñosos hermanos. La discordia, la envidia y todos los demás vicios e</text:span><text:span text:style-name="T1">ﬆ</text:span><text:span text:style-name="T9">aban le-jos de aquella mansión venturosa. Y todo era debido a la bon-</text:span><text:soft-page-break/><text:span text:style-name="T9">dad del más poderoso, de más sabio y del más amante de los reyes. En e</text:span><text:span text:style-name="T1">ﬆ</text:span><text:span text:style-name="T9">e imperio feliz se veía reunido todo lo útil, todo lo saludable y todo lo bello que se podía desear: mil canales unían sus numerosos ríos, fertilizando sus amenos campos y haciéndolos producir elevadas montañas, lagos encantado-res y primorosas cascadas.</text:span></text:p>
      <text:p text:style-name="P43"><text:s text:c="4"/><text:span text:style-name="T9">Pero lo que hacía la mayor ventura de los habitantes de es-te Reino, no era ni la amenidad de sus fértiles campos, ni la frescura </text:span>de sus cri<text:span text:style-name="T1">ﬆ</text:span>alinas aguas, ni todas las inmensas co-modidades de que gozaban, sino el tierno amor que les profe-saba su Rey. Sí: saber que eran amados con cariñosa ternu-ra, y corresponder con un amor semejante, era lo que ponía el colmo a su dicha, y se e<text:span text:style-name="T1">ﬆ</text:span>remecían de gozo y de respeto cuando tenían el placer de mirar el hermoso y amable ro<text:span text:style-name="T1">ﬆ</text:span>ro de su buen padre.</text:p>
      <text:p text:style-name="P3"><text:s text:c="4"/>Un día que e<text:span text:style-name="T1">ﬆ</text:span>e amabilísimo Rey había salido a pasear por los bellos y más lejanos alrededores de su amada ciudad, en su magnífica carroza y acompañado de sus más íntimos ami-gos, llegó a una pobre cabaña donde vivía un hombre a quien el Rey quería elevar del polvo, solamente porque le a-maba, por pura bondad. Llamó a la puerta, presentóse Pro-táner<text:note text:id="ftn3" text:note-class="footnote"><text:note-citation>3</text:note-citation><text:note-body><text:p text:style-name="P45">Adán.</text:p></text:note-body></text:note>, pues así se llamaba el dichoso protegido: «<text:span text:style-name="T10">—</text:span>Protá-ner, amigo mío le dijo el generoso Monarca, mirándole con semblante afable, ven conmigo, te llevaré a mi palacio, te da-ré un empleo, y si eres fiel te colmaré de riquezas y de hono-res». Y tendiéndole bondadosamente la mano le subió a su carroza y le sentó a su lado.</text:p>
      <text:p text:style-name="P46"><text:s text:c="4"/><text:span text:style-name="T11">Protáner no cabía en sí de gozo, no sabía lo que le pasaba, le parecía un sueño, un sueño dulcísimo del que temía des-pertar. Miraba el hermoso semblante de su Rey, su agrada-ble sonrisa, su viva y al mismo tiempo apacible mirada, y se quedaba extasiado.</text:span></text:p>
      <text:p text:style-name="P3"><text:s text:c="4"/>Llegaron por fin al espléndido palacio del augu<text:span text:style-name="T1">ﬆ</text:span>o Monar-ca, donde Protáner se quedó sorprendido al ver una magnifi-cencia de la que no había tenido jamás ni una idea. Por don-dequiera se veía brillar el oro y las piedras preciosas; mil <text:soft-page-break/>fragantes flores, colocadas en vasos de hermoso cri<text:span text:style-name="T1">ﬆ</text:span>al, es-parcían por todas partes un suavísimo perfume; se escucha-ban allí siempre armoniosas músicas y dulcísimas voces, que entonaban cánticos alabando sin cesar la sabiduría y la gloria del poderoso Rey de las Luces.</text:p>
      <text:p text:style-name="P3"><text:s text:c="3"/>Protáner, al mirar las maravillas del bello palacio, le pare-cía que si mil años e<text:span text:style-name="T1">ﬆ</text:span>uviera en aquella mansión deliciosa, siempre le sorprenderían nuevos encantos que no había vis-to el día anterior.</text:p>
      <text:p text:style-name="P47"><text:s text:c="4"/>El Rey le dio por esposa a una hermosísima doncella lla-mada Protogina<text:note text:id="ftn4" text:note-class="footnote"><text:note-citation>4</text:note-citation><text:note-body><text:p text:style-name="P48">Eva.</text:p></text:note-body></text:note>, y condujo a ambos a un bello jardín que poseía a extramuros de la ciudad, y que se llamaba el jardín de Bellas Flores.</text:p>
      <text:p text:style-name="P3"><text:s text:c="4"/>Protáner y Protogina vivían en un e<text:span text:style-name="T1">ﬆ</text:span>ado de completa fe-licidad. El vergel que habitaban era verdaderamente delicio-so: e<text:span text:style-name="T1">ﬆ</text:span>aba regado por ríos de una agua clara como el cri<text:span text:style-name="T1">ﬆ</text:span>al, donde se cogían toda clase de peces; multitud de árboles ele-vados, que producían sabrosas frutas, formaban hermosísi-mos bosques, donde se gozaba una encantadora frescura, y en su espeso ramaje hacían nido una porción de aves de va-riadas plumas y melodioso canto; en fin, todo era allí bello, todo deleitable; y los dos esposos no formulaban un solo de-seo que no vieran cumplido.</text:p>
      <text:p text:style-name="P3"><text:s text:c="4"/>El Rey, al llevarlos a aquella mansión encantadora, dio a Protáner la llave de una jaula en que e<text:span text:style-name="T1">ﬆ</text:span>aba aprisionado un horrible mon<text:span text:style-name="T1">ﬆ</text:span>ruo, una sierpe de siete cabezas: es a saber, un formidable genio, feroz enemigo a quien el Rey había vencido<text:note text:id="ftn5" text:note-class="footnote"><text:note-citation>5</text:note-citation><text:note-body><text:p text:style-name="P49">Luzbel.</text:p></text:note-body></text:note>.</text:p>
      <text:p text:style-name="P3"><text:s text:c="4"/>El augu<text:span text:style-name="T1">ﬆ</text:span>o Monarca le dijo: «<text:span text:style-name="T12">—</text:span>Protáner, confío en tu fide-lidad y prudencia, y te hago cu<text:span text:style-name="T1">ﬆ</text:span>odio de e<text:span text:style-name="T1">ﬆ</text:span>e horrible mons-truo; espero que por ningún motivo dejarás que se escape». Y le dijo también: «<text:span text:style-name="T12">—</text:span>Por la ciencia que tengo de conocer lo fu-turo, sé que tendrás una niña a la que doy el nombre de Staurofila<text:note text:id="ftn6" text:note-class="footnote"><text:note-citation>6</text:note-citation><text:note-body><text:p text:style-name="P50">El alma.</text:p></text:note-body></text:note>, y desde ahora la escojo para esposa de mi hijo». <text:soft-page-break/>Porque el Rey tenía un hijo tan hermoso y amable como él mismo lo era.</text:p>
      <text:p text:style-name="P51"><text:s text:c="4"/>Protáner y Protogina no sabían cómo corresponder a tan-tas bondades.</text:p>
      <text:p text:style-name="P52"><text:s text:c="4"/>El Príncipe de las Luces<text:note text:id="ftn7" text:note-class="footnote"><text:note-citation>7</text:note-citation><text:note-body><text:p text:style-name="P53">Jesucri<text:span text:style-name="T13">ﬆ</text:span>o.</text:p></text:note-body></text:note>, el amable hijo del Rey, que toda-vía era un niño, concibió desde luego un ardiente amor por su futura esposa aun antes de que naciera. «<text:span text:style-name="T14">—</text:span>Qué hermosa <text:span text:style-name="T14">—</text:span>decía<text:span text:style-name="T14">—</text:span> y qué amable será mi Staurofila, y cuán feliz seré si corresponde a mi cariño. Yo le diré: ¡Staurofila mía, te a-mo desde antes de que nacieras! Y ella tan buena como her-mosa, sin duda me dirá: ¡Príncipe mío, yo también te amo!».</text:p>
      <text:p text:style-name="P52"><text:s text:c="4"/>El tiempo del nacimiento de Staurofila se acercaba, y el cariñoso Príncipe iba muchas veces a visitar a Protogina, es-perando con ansia el feliz día por él tan deseado.</text:p>
      <text:p text:style-name="P3"><text:s text:c="4"/>Nació por fin la la niña llenando de placer a sus felices pa-dres y a su apasionado Príncipe, quien dio a Protogina una cajita en que e<text:span text:style-name="T1">ﬆ</text:span>aba su retrato, el título de Princesa de las Luces otorgado por el Rey a Staurofila, y la solemne prome-sa que hacía el Príncipe de recibirla por esposa si ella lo a-ceptaba, y colocó él mismo un anillo en el dedo de la amada niña.</text:p>
      <text:p text:style-name="P3"><text:s text:c="4"/>Pasaron algunos días, y una tarde que Protogina se pasea-ba por el hermoso jardín llena de paz y de contento, llevan-do en sus brazos a su querida hija, le habló la terrible sierpe y le dijo: «<text:span text:style-name="T15">—</text:span>Protogina, hermosa Protogina, déjame salir de e<text:span text:style-name="T1">ﬆ</text:span>a tri<text:span text:style-name="T1">ﬆ</text:span>e prisión. Yo soy un poderoso rey. Aquí, bella Proto-gina, aunque disfrutes algunas comodidades, no eres más que una pobre esclava, y yo empeño mi palabra y te prometo que te haré una reina tan poderosa como lo es el Rey de las Luces». Protogina, seducida por tan brillantes promesas, a-seguró a la sierpe que le abriría, y fue al in<text:span text:style-name="T1">ﬆ</text:span>ante a buscar a Protáner y le habló así: «<text:span text:style-name="T16">—</text:span>Amado esposo, voy a pedirte una prueba del cariño que me tienes; abre, te ruego, la jaula de la sierpe». Protáner quiso resi<text:span text:style-name="T1">ﬆ</text:span>ir, pero Protogina le dijo: «<text:span text:style-name="T16">—</text:span>¡Ah, cruel Protáner, tú no me amas!»; y abundantes lágrimas corrieron por sus mejillas; Protáner, que la amaba con exce-<text:soft-page-break/>so, la consoló diciéndole: «<text:span text:style-name="T17">—</text:span>Enjuga tu llanto. ¡<text:span text:style-name="T18">Q</text:span>ué no sería capaz de hacer por ti, oh mi amada Protogina! toma, pues, la llave de la jaula». Protogina, llena de gozo, enjugó su llanto, se sonrió con su esposo y fue corriendo a donde e<text:span text:style-name="T1">ﬆ</text:span>aba la jaula, puso la llave en la cerradura, y al in<text:span text:style-name="T1">ﬆ</text:span>ante miró cerca de sí a la horrible sierpe que clavaba en ella su feroz mirada. La tri<text:span text:style-name="T1">ﬆ</text:span>e Protogina tembló viendo los ardientes ojos de la sierpe fijos en ella. </text:p>
      <text:p text:style-name="P4"><text:s text:c="4"/>El horrendo mon<text:span text:style-name="T1">ﬆ</text:span>ruo, arrojando humo por sus siete for-midables bocas, envolvió en los torbellinos de su impuro a-liento a la desventurada Protogina y a su hija, y haciendo aterrador e<text:span text:style-name="T1">ﬆ</text:span>ruendo desapareció. Protogina salió desvaneci-da y sofocada de aquella atmósfera impura, pero Staurofila, pequeñita y débil, sintió mucho más los daños de aquel vene-no que había aspirado. Desmayada, asfixiada, moribunda, quedó en los brazos de su madre; pero lo que vino a poner el colmo a la desolación de aquellos desgraciados fue el mirar que en el hermoso cuello de su hija, de la prometida esposa del Príncipe de las Luces, había quedado impresa, imborra-ble, la ignominiosa marca de la sierpe. Protáner y Protogina quedaron sobrecogidos de terror: sintieron entonces todo el peso de su crimen, y para colmo de su espanto, el Rey de las Luces se presentó en e<text:span text:style-name="T1">ﬆ</text:span>e momento. Bondadoso y amable, ve-nía como otras veces a visitar a sus favorecidos; mas al sa-ber lo que pasaba, su ternura y afabilidad trocáronse en fu-ror. ¡Ay! si su ro<text:span text:style-name="T1">ﬆ</text:span>ro era maje<text:span text:style-name="T1">ﬆ</text:span>uoso y bello al esparcir sus miradas de benevolencia, maje<text:span text:style-name="T1">ﬆ</text:span>uoso y bello era también, pero terrible, al e<text:span text:style-name="T1">ﬆ</text:span>allar de su ira y de su ju<text:span text:style-name="T1">ﬆ</text:span>a indignación, terrible como el oleaje de la mar embravecida, como el tro-nar de furibunda tempe<text:span text:style-name="T1">ﬆ</text:span>ad. «<text:span text:style-name="T19">—</text:span>Protáner <text:span text:style-name="T19">—</text:span>dijo<text:span text:style-name="T19">—</text:span>, infiel Protáner, ¿<text:span text:style-name="T20">A</text:span>sí has burlado mi confianza? ¿Dónde e<text:span text:style-name="T1">ﬆ</text:span>á la sierpe confiada a tu cuidado? ¿Dónde e<text:span text:style-name="T1">ﬆ</text:span>á la prometida es-posa de mi hijo? Ella no lo será, lo juro, mientras lleve la a-bominable marca de mi enemigo: habéis merecido la muer-te, y moriréis…». Protáner y Protogina temblaban a los pies del Rey y no osaban levantar los ojos, aterrados a la vi<text:span text:style-name="T1">ﬆ</text:span>a de su semblante indignado; pero en e<text:span text:style-name="T1">ﬆ</text:span>e momento, cual iris de <text:soft-page-break/>consuelo, se dejó ver el amable Príncipe de las Luces. Tras-pasado de dolor por la desgracia de Staurofila, bañado en lá-grimas, se arrojó al cuello de su Padre, y besando y bañando con su llanto sus reales manos, le dice: «<text:span text:style-name="T19">—</text:span>¡Oh, Padre mío! a-placa tu furor, yo remediaré el mal que é<text:span text:style-name="T1">ﬆ</text:span>os han hecho, yo me con<text:span text:style-name="T1">ﬆ</text:span>ituyo fiador de Protáner y tomo sobre mí su culpa para darte de ello cumplida satisfacción. Yo venceré y enca-denaré a la sierpe, y yo también quitaré… sí, quitaré esa mar-ca del cuello de mi Staurofila. Pero entonces, cuando e<text:span text:style-name="T1">ﬆ</text:span>o haya hecho, ¿<text:span text:style-name="T18">P</text:span>ermitirás que sea mi esposa?». Calmado el Rey por las caricias de su hijo y enternecido al ver sus lágri-mas, abrazándole le conte<text:span text:style-name="T1">ﬆ</text:span>ó: «<text:span text:style-name="T19">—</text:span>Sí, hijo mío, mi amado hijo, objeto caro de mis complacencias, no llores, haré cuanto de-seas. Pero escúchame: yo acepto tu mediación y te considero en todo rigor de la ley como el fiador de Protáner y respon-sable de su culpa. Por tu respeto trocaré su sentencia de muerte en de<text:span text:style-name="T1">ﬆ</text:span>ierro temporal: irán al Desierto de las Lágri-mas y permanecerán allí sin que puedan volver a su patria ha<text:span text:style-name="T1">ﬆ</text:span>a que tú hayas cumplido lo que prometes. Si Staurofila llega a verse libre de la marca y veneno de la sierpe, y é<text:span text:style-name="T1">ﬆ</text:span>a quedare encadenada, yo te empeño mi palabra real de per-mitir que sea tu esposa, y Protáner y Protogina re<text:span text:style-name="T1">ﬆ</text:span>ablecidos en su empleo». Dicho e<text:span text:style-name="T1">ﬆ</text:span>o, el Rey se retiró. Los dos esposos lloraban amargamente: en aquel día fatal perdían todos los bienes que gozaban, y se veían rodeados de innumerables males. A Staurofila la había dejado moribunda el emponzo-ñado aliento de la sierpe; salían de<text:span text:style-name="T1">ﬆ</text:span>errados de su amada pa-tria, y lo que era más terrible para ellos, ya no gozaban de la gracia de su generoso prote<text:span text:style-name="T2"></text:span>or el Rey de las Luces.</text:p>
      <text:p text:style-name="P3"><text:s text:c="4"/>Protogina tenía en los brazos a la niña, y no sabía qué ha-cerle para librarla de la muerte. Entonces se acercó el ama-ble Príncipe, y lleno de solicitud y de cuidado por el mal de su pequeña prometida, a fuerza de delicado esmero la hizo tragar algunas gotas de un elixir de maravillosa virtud que él traía. Con la eficacia de e<text:span text:style-name="T1">ﬆ</text:span>a medicina, Staurofila tornó a <text:soft-page-break/>la vida: abrió sus hermosos ojuelos y recompensó a su peque-ño médico con una graciosa sonrisa.</text:p>
      <text:p text:style-name="P3"><text:s text:c="4"/>Sus padres se sintieron aliviados en su dolor, y más cuan-do el Príncipe les dijo: «<text:span text:style-name="T21">—</text:span>Consolaos, yo amo tiernamente a Staurofila. Ella no puede ser mi esposa mientras lleve la marca; pero e<text:span text:style-name="T1">ﬆ</text:span>a marca, oídlo bien, yo la borraré. En el De-sierto donde vais tendréis mucho que sufrir; pero no temáis; yo nunca os abandonaré. Habladle de mi amor a Staurofila, en tanto que yo puedo verla, y, escuchadme bien, os voy a re-velar un secreto. El Desierto de las Lágrimas, tierra inculta y e<text:span text:style-name="T1">ﬆ</text:span>éril por demás, produce no ob<text:span text:style-name="T1">ﬆ</text:span>ante un árbol muy pre-cioso y que forma la principal riqueza del Reino de las Lu-ces. ¡El Arbol de los Perfumes<text:note text:id="ftn8" text:note-class="footnote"><text:note-citation>8</text:note-citation><text:note-body><text:p text:style-name="P54">El árbol de la Cruz.</text:p></text:note-body></text:note>! E<text:span text:style-name="T1">ﬆ</text:span>e árbol, eficaz medicina contra el veneno de la sierpe, es desde ahora muy caro para mí. Sí, por cierto, porque su maravillosa virtud ha de servir-me en gran manera para la curación de mi Staurofila. Bus-cad ese árbol luego en llegando y hacedla crecer bajo su som-bra. Si ella me ama <text:span text:style-name="T21">—</text:span>añadió<text:span text:style-name="T21">—</text:span>, mi tiempo llegará, yo volve-ré al Desierto, venceré y encadenaré a la sierpe, y mediante la virtud del árbol, yo borraré de ese cuello la ignominiosa marca, satisfaceré a mi padre, volveréis a vue<text:span text:style-name="T1">ﬆ</text:span>ra patria, y Staurofila al fin será mi esposa. Llevad, llevad para vue<text:span text:style-name="T1">ﬆ</text:span>ro consuelo en tan penosa ausencia e<text:span text:style-name="T1">ﬆ</text:span>as dulces espe<text:span text:style-name="T22">ranzas. En seguida les dio ricas alhajas que eran el dote de su esposa, y se retiró después de hacerle mil caricias.</text:span></text:p>
      <text:p text:style-name="P3"><text:s text:c="4"/><text:span text:style-name="T22">Protáner y Protogina se despidieron llorando de su her-mosa habitación, el jardín de Bellas Flores, de su amada pa-tria y partieron para el lugar de su de</text:span><text:span text:style-name="T1">ﬆ</text:span><text:span text:style-name="T22">ierro, llevando consi-go una esclava, cuyo nombre era Filautía</text:span><text:span text:style-name="T22"><text:note text:id="ftn9" text:note-class="footnote"><text:note-citation>9</text:note-citation><text:note-body><text:p text:style-name="P55">El cuerpo o la carne.</text:p></text:note-body></text:note></text:span><text:span text:style-name="T22">, para que sirviera de nodriza a Staurofila.</text:span></text:p>
      <text:p text:style-name="P1"/>
      <text:p text:style-name="P1"/>
      <text:p text:style-name="P1"/>
      <text:p text:style-name="P1"/>
      <text:p text:style-name="P1"><text:soft-page-break/></text:p>
      <text:p text:style-name="P1"/>
      <text:p text:style-name="P1"/>
      <text:p text:style-name="P1"/>
      <text:p text:style-name="P1"/>
      <text:p text:style-name="P1"/>
      <text:p text:style-name="P56">PRIMERA PARTE</text:p>
      <text:p text:style-name="P1"/>
      <text:p text:style-name="P57">Usemos de una parábola, Teó<text:span text:style-name="T5">t</text:span>imo,</text:p>
      <text:p text:style-name="P38">pues e<text:span text:style-name="T1">ﬆ</text:span>e modo de hablar fue tan agra-</text:p>
      <text:p text:style-name="P38">dable al Soberano Mae<text:span text:style-name="T1">ﬆ</text:span>ro del Amor. <text:span text:style-name="T6">—</text:span></text:p>
      <text:p text:style-name="P39">(San Francisco de Sales: <text:span text:style-name="T7">Prá</text:span><text:span text:style-name="T8"></text:span><text:span text:style-name="T7">ica del</text:span></text:p>
      <text:p text:style-name="P58"><text:span text:style-name="T7">amor de Dios, libro III, capítulo III</text:span>).</text:p>
      <text:p text:style-name="P59"/>
      <text:p text:style-name="P1"/>
      <text:p text:style-name="P60">CAPÍTULO I</text:p>
      <text:p text:style-name="P61"/>
      <text:p text:style-name="P62">E<text:span text:style-name="T23">l</text:span> D<text:span text:style-name="T23">esierto</text:span> <text:span text:style-name="T23">de las</text:span> Lá<text:span text:style-name="T23">grimas</text:span>. <text:span text:style-name="T24">—</text:span>E<text:span text:style-name="T23">l</text:span> ÁRBOL <text:span text:style-name="T23">de los</text:span> P<text:span text:style-name="T23">erfu-mes</text:span>. <text:span text:style-name="T24">—</text:span>T<text:span text:style-name="T23">esoro</text:span> <text:span text:style-name="T23">escondido</text:span>. <text:span text:style-name="T24">—</text:span>U<text:span text:style-name="T23">na</text:span> <text:span text:style-name="T23">flor</text:span> <text:span text:style-name="T23">venenosa</text:span>. <text:span text:style-name="T24">—</text:span>O<text:span text:style-name="T23">rfan-dad</text:span> <text:span text:style-name="T23">de</text:span> S<text:span text:style-name="T23">taurofila</text:span></text:p>
      <text:p text:style-name="P61"/>
      <text:p text:style-name="P61"/>
      <text:p text:style-name="P3"><text:s text:c="4"/>El Desierto de las Lágrimas<text:note text:id="ftn10" text:note-class="footnote"><text:note-citation>10</text:note-citation><text:note-body><text:p text:style-name="P63"><text:span text:style-name="T25">La tierra llamada</text:span> <text:span text:style-name="T26">«Valle de lágrimas».</text:span></text:p></text:note-body></text:note> era un lugar tri<text:span text:style-name="T1">ﬆ</text:span>e y desa-gradable. Algunos terrenos eran áridos y secos, y otros pan-tanosos. Brotaban en ellos abrojos y espinas. Aunque había flores que de lejos parecían hermosas, su fatal aroma em-briagaba a quienes lo percibían de cerca y su escasa miel volvía insensatos a quienes la probaban. También había mu-chos reptiles venenosos y be<text:span text:style-name="T1">ﬆ</text:span>ias feroces, y muchos de sus habitantes eran perversos.</text:p>
      <text:p text:style-name="P64"><text:span text:style-name="T11"><text:s text:c="4"/>E</text:span><text:span text:style-name="T27">ﬆ</text:span><text:span text:style-name="T11">e Desierto e</text:span><text:span text:style-name="T27">ﬆ</text:span><text:span text:style-name="T11">aba bajo la dominación del Rey de las Lu-ces. Sin embargo, cuando la sierpe se escapó del jardín de Bellas Flores, intentó rebelar a los habitantes contra su So-</text:span><text:soft-page-break/><text:span text:style-name="T11">berano con promesas deslumbrantes que no pensaba cum-plir. Algunos habitantes dieron oídos a los discursos engaño-sos de e</text:span><text:span text:style-name="T27">ﬆ</text:span><text:span text:style-name="T11">e genio falso y terrible, y desde entonces una gue-rra a muerte dividía a los moradores. Unos juraron morir fieles al Rey, otros se declararon a favor de la sierpe, y otros aparentaban servir al Rey, pero en realidad servían a su e-nemigo. Por lo tanto, muy pocos eran los verdaderos vasallos del Rey, y la sierpe cada día aumentaba sus filas.</text:span></text:p>
      <text:p text:style-name="P4"><text:s text:c="4"/>En e<text:span text:style-name="T1">ﬆ</text:span>a lamentable situación se hallaba el Desierto de las Lágrimas, cuando llegaron a él Protáner y su familia. Allí vi-vían en una pobre casita; Protáner trabajaba todo el día en el campo para procurar lo necesario al su<text:span text:style-name="T1">ﬆ</text:span>ento de su fami-lia, y buscaba con ansia el Árbol de los Perfumes. Lo halla-ron en efe<text:span text:style-name="T2"></text:span>o: es e<text:span text:style-name="T1">ﬆ</text:span>e árbol muy elevado y frondoso, erizado de recias y punzantes espinas; sus hojas son en gran manera saludables<text:note text:id="ftn11" text:note-class="footnote"><text:note-citation>11</text:note-citation><text:note-body><text:p text:style-name="P65">Apocalipsis, capítulo XXII, versículo 2.</text:p></text:note-body></text:note>, sus flores de sin par blancura, salpicadas de en-cendida púrpura, exhalan una fragancia suavísima; sus fru-tos parecen amargos en el e<text:span text:style-name="T1">ﬆ</text:span>ado silve<text:span text:style-name="T1">ﬆ</text:span>re, pero beneficiado el árbol con cierta especie de cultivo y aco<text:span text:style-name="T1">ﬆ</text:span>umbrado el gus-to a su sabor, llegan a ser de dulzura incomparable; su áspe-ro tronco de<text:span text:style-name="T1">ﬆ</text:span>ila una mirra preciosísima, de tal fragancia, que se deja percibir a una di<text:span text:style-name="T1">ﬆ</text:span>ancia increíble; su sombra misma es saludable y conforta y refrigera admirablemente a cuantos descansan debajo de ella. E<text:span text:style-name="T1">ﬆ</text:span>e precioso árbol es úni-co y eficacísimo remedio, como se ha dicho, contra el veneno de la sierpe. En fin. <text:span text:style-name="T7">¡Árbol más bello no ha producido la selva</text:span><text:span text:style-name="T7"><text:note text:id="ftn12" text:note-class="footnote"><text:note-citation>12</text:note-citation><text:note-body><text:p text:style-name="P65">Antífona: <text:span text:style-name="T7">Crux fidelis…</text:span></text:p><text:p text:style-name="P66"><text:s text:c="27"/>Nulla sylva talem profert.</text:p></text:note-body></text:note></text:span><text:span text:style-name="T7">!</text:span> Sus flores, sus frutos, sus hojas y ha<text:span text:style-name="T1">ﬆ</text:span>a sus espinas, su madera, y, sobre todo, su preciosa mirra, son de grandísimo valor y e<text:span text:style-name="T1">ﬆ</text:span>imación en el Reino de las Luces.</text:p>
      <text:p text:style-name="P4"><text:s text:c="4"/>Protáner aplicó al cuello de Staurofila, ya las a<text:span text:style-name="T1">ﬆ</text:span>illas del árbol, ya la mirra que de<text:span text:style-name="T1">ﬆ</text:span>ilaba, pero todo fue infru<text:span text:style-name="T2"></text:span>uoso, pues la marca permanecía afeando siempre aquel hermoso cuello.</text:p>
      <text:p text:style-name="P3"><text:soft-page-break/><text:s text:c="4"/>Los infelices de<text:span text:style-name="T1">ﬆ</text:span>errados pasaban sus tri<text:span text:style-name="T1">ﬆ</text:span>es días recor-dando cuán dichosos habían sido en su amada patria, y sólo se consolaban pensando en las promesas que les había hecho el generoso Príncipe, y suspiraban por el fau<text:span text:style-name="T1">ﬆ</text:span>o día en que debieran cumplirse.</text:p>
      <text:p text:style-name="P3"><text:s text:c="4"/>Había en aquel Desierto muchos ladrones, por lo que Pro-táner y Protogina temían a cada paso perder la preciosa ca-jita en que e<text:span text:style-name="T1">ﬆ</text:span>aban guardados los regalos que el Príncipe ha-bía hecho a Staurofila. Por fin resolvieron enterrarlos, y una tarde, habiendo antes dicho a Filautía que saliera al campo con la niña, abrieron un pequeño agujero al pie de un her-moso Árbol de los Perfumes que en el patio se hallaba. Antes de enterrar la caja, vieron por última vez lo que contenía, que, como se ha dicho ya, era el retrato del Príncipe, los pa-peles firmados por él, el título de Princesa de las Luces para Staurofila, y el anillo que el Príncipe había colocado en el dedo de su futura esposa. Todo lo vieron, suspiraron y lo guardaron, añadiendo también a<text:span text:style-name="T1">ﬆ</text:span>illas del Árbol de los Per-fumes. Después cerraron la cajita, la enterraron y se fueron a reunir con la nodriza.</text:p>
      <text:p text:style-name="P3"><text:s text:c="4"/>É<text:span text:style-name="T1">ﬆ</text:span>a, luego que se halló en el campo, se entretuvo cortan-do de aquellas flores y se las enseñaba a la niña para que se divirtiera. Después se sentó y sentó a la niña a su lado. Tomó algunas de aquellas flores, y las olió repetidas veces, gu<text:span text:style-name="T1">ﬆ</text:span>ó las escasas gotas de miel que de<text:span text:style-name="T1">ﬆ</text:span>ilaban y al in<text:span text:style-name="T1">ﬆ</text:span>ante cayó desmayada.</text:p>
      <text:p text:style-name="P3"><text:s text:c="4"/>Protáner y Protogina, no hallando a Filautía, la llamaron llenos de temor por el peligro que podía correr su querida hi-ja. Anduvieron largo rato, ha<text:span text:style-name="T1">ﬆ</text:span>a que por fin la descubrieron desmayada, y a su lado, llorando, a la pequeña Staurofila. Protogina levantó presurosa a la tierna niña, y luego ella y Protáner acudieron a socorrer a la nodriza. La condujeron a la pequeña casa que allí habitaban, y después de haber pasa-do largo rato procurando su alivio, recobró los sentidos; pe-ro e<text:span text:style-name="T1">ﬆ</text:span>aba insensata, y todo lo que le hicieron para conseguir su remedio fue inútil. Se olvidó de su bella patria y de la feli-cidad que en ella había gozado; creía la infeliz que había na-<text:soft-page-break/>cido en el lugar en que e<text:span text:style-name="T1">ﬆ</text:span>aba de<text:span text:style-name="T1">ﬆ</text:span>errada, rehusaba dejarle y quería permanecer siempre en él, y temblaba al oír que ven-dría un tiempo en que dejaría el Desierto para ir a aquella mansión de la felicidad que se llamaba el Reino de las Luces. Además le quedó un mole<text:span text:style-name="T1">ﬆ</text:span>o achaque; é<text:span text:style-name="T1">ﬆ</text:span>e era un sueño tan pesado, que cuando se dormía era casi imposible despertarla ha<text:span text:style-name="T1">ﬆ</text:span>a que lo hacía por sí misma.</text:p>
      <text:p text:style-name="P3"><text:s text:c="4"/>Pasaron, pues, así los pobres de<text:span text:style-name="T1">ﬆ</text:span>errados largo tiempo, y un día que Protáner había salido a trabajar como aco<text:span text:style-name="T1">ﬆ</text:span>um-braba hacerlo, se cayó en un barranco y no volvió a aparecer más en la humilde casa. Protogina, inconsolable, esperó en vano, y viendo que no aparecía el amado compañero de su tri<text:span text:style-name="T1">ﬆ</text:span>e vida, se resolvió ir a buscarlo. Le llamaba por todas partes y sólo el eco respondía a su voz cansada a fuerza de gritar; y perdida entre aquellos enmarañados montes, desa-pareció también, de suerte que la pobre Staurofila quedó muy niña, huérfana y abandonad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67">C<text:span text:style-name="T28">APÍTULO</text:span> II </text:p>
      <text:p text:style-name="P68"/>
      <text:p text:style-name="P69">Casa de Pseudo-Epítropos. <text:span text:style-name="T6">—</text:span><text:span text:style-name="T29">Adolecencia de Staurofila. </text:span><text:span text:style-name="T6">—Sus compañeras. —Filautía. —Una embajada de las Lu-ces. —Visita Staurofila su antigua morada. —El retra-to del Príncipe.</text:span></text:p>
      <text:p text:style-name="P68"/>
      <text:p text:style-name="P3"><text:s text:c="4"/>Había en el Desierto de las Lágrimas un hombre rico y po-deroso que se llamaba Pseudo-Epítropos<text:note text:id="ftn13" text:note-class="footnote"><text:note-citation>13</text:note-citation><text:note-body><text:p text:style-name="P70">El mundo (enemigo del alma).</text:p></text:note-body></text:note>, el cual, aunque e-ra de los que pasaban por vasallos del Reino de las Luces, en realidad era muy capaz de dejarse corromper por su enemi-go, si de e<text:span text:style-name="T1">ﬆ</text:span>o le resultaba alguna mejoría en sus intereses, porque e<text:span text:style-name="T1">ﬆ</text:span>e hombre era ambicioso en demasía. Habitaba en un hermoso ca<text:span text:style-name="T1">ﬆ</text:span>illo en donde se daban siempre grandes y pomposas fie<text:span text:style-name="T1">ﬆ</text:span>as.</text:p>
      <text:p text:style-name="P4"><text:s text:c="4"/>Filautía, viendo que sus amos se habían perdido y no sa-biendo qué hacer con la pobre huérfana, se dirigió a Pseudo-Epítropos, y le pidió que le recibiera en su casa. Pseudo-Epítropos, viendo que Staurofila era muy hermosa, le pare-ció que convenía a sus miras tenerla en su casa; pero lo que por fin le decidió fue que Filautía le entregó unas alhajas que sus amos le habían traído del Reino de las Luces. Atraí-<text:soft-page-break/>do Pseudo-Epítropos por e<text:span text:style-name="T1">ﬆ</text:span>as riquezas y alborozado con las esperanzas que concibió de sacar partido de la niña, después que por noticias, aunque adulteradas e imperfe<text:span text:style-name="T2"></text:span>as, de la no-driza, vino a sospechar las relaciones que exi<text:span text:style-name="T1">ﬆ</text:span>ían entre la que debía ser su pupila y el alto y poderoso Príncipe de las Luces, comprendió luego que podía hacer un gran negocio, ya mereciendo los premios y recompensas de dicho Príncipe, o ya, si lo juzgaba más conveniente, entregando e<text:span text:style-name="T1">ﬆ</text:span>e tesoro en manos de sus enemigos.</text:p>
      <text:p text:style-name="P3">Staurofila y Filautía quedaron in<text:span text:style-name="T1">ﬆ</text:span>aladas en casa de Pseudo-Epítropos. É<text:span text:style-name="T1">ﬆ</text:span>e tenía dos hijas: la mayor se llamaba Peirasy, y la segunda Próscope<text:note text:id="ftn14" text:note-class="footnote"><text:note-citation>14</text:note-citation><text:note-body><text:p text:style-name="P71">Véase al principio el significado de e<text:span text:style-name="T13">ﬆ</text:span>os nombres.</text:p></text:note-body></text:note>, que era, poco más o menos, de la e-dad de Staurofila. Peirasy era soberbia y orgullosa, y conci-bió una rabiosa envidia el verse vencida en hermosura por Staurofila. E<text:span text:style-name="T1">ﬆ</text:span>o hizo que la aborreciese y la tratara mal, aunque disimulando en presencia de su padre. Próscope era viva e intrigante, y aunque mucho se unió con su nueva compañera, lo hizo más bien por un capricho que por verda-dera ami<text:span text:style-name="T1">ﬆ</text:span>ad, y era muy capaz de vender a la que llamaba su amiga.</text:p>
      <text:p text:style-name="P3"><text:s text:c="4"/>En la casa de Pseudo-Epítropos creció Staurofila y se hizo una joven hermosísima, de esbelto talle, de blanca tez y lin-dos ojos; pero en su ro<text:span text:style-name="T1">ﬆ</text:span>ro encantador se dejaba ver una cierta palidez provenida de su complexión enfermiza a cau-sa del veneno de la sierpe, del que ya había sido inficionada desde el principio de su vida. E<text:span text:style-name="T1">ﬆ</text:span>a enfermedad le producía frecuentes accesos, más o menos graves, de los que sólo se a-liviaba tomando unas gotas de aquel elixir maravilloso que el Príncipe de las Luces había dado a sus padres en el jardín de Bellas Flores. ¿Y qué sería de e<text:span text:style-name="T1">ﬆ</text:span>a pobre enferma si su efi-caz medicina llegara a acabarse?… Mas no se acabará… ¡<text:span text:style-name="T18">H</text:span>ay quien vele en su guarda! Llevaba e<text:span text:style-name="T1">ﬆ</text:span>e precioso tesoro en un frasquito pendiente del cuello; pero como apenas conserva-ba recuerdo de su infancia, gozaba de e<text:span text:style-name="T1">ﬆ</text:span>e beneficio sin sa-ber de dónde le había venido.</text:p>
      <text:p text:style-name="P3"><text:soft-page-break/><text:s text:c="4"/>Filautía, de esclava se había convertido en ama impruden-te y descontentadiza, que oprimía a la pobre niña y la hacía servir a sus más ridículos caprichos. Como no había quien le hablara de su patria, la infeliz no conservaba sino una idea muy confusa de una gran felicidad, de una gran promesa, de una dicha inmensa que la aguardaba. Una tarde que Stauro-fila había salido de la casa de su tutor a pasearse sola por el campo, se sentó fatigada. E<text:span text:style-name="T1">ﬆ</text:span>aba poseída de una dulce me-lancolía, se le vinieron a la memoria los recuerdos de su in-fancia, de sus amados padres, y de aquella grande felicidad de que le habían hablado. Dejó caer la cabeza sobre el pecho y así quedó largo rato. De repente sintió pasos, alzó la cara y vio delante de sí a un hombre desconocido, de hermoso ros-tro, de mirada dulce y grave. Aquel hombre ve<text:span text:style-name="T1">ﬆ</text:span>ía una librea que Staurofila no había vi<text:span text:style-name="T1">ﬆ</text:span>o nunca, y en su pecho llevaba el escudo del amo a quien servía.</text:p>
      <text:p text:style-name="P3"><text:s text:c="4"/>Los dos quedaron un momento mirándose en silencio. Por fin lo interrumpió el desconocido diciendo: «—Staurofila, yo me llamo Buletes<text:note text:id="ftn15" text:note-class="footnote"><text:note-citation>15</text:note-citation><text:note-body><text:p text:style-name="P72">El confesor o el Ángel de la Guarda.</text:p></text:note-body></text:note>, y soy enviado del Príncipe de las Luces. Él te ama y te escogió para su esposa desde antes que nacie-ras. E<text:span text:style-name="T1">ﬆ</text:span>a es una dicha que muchas princesas envidiarían. Verdad es que el Rey, su padre, se opone a su unión contigo, mientras tuvieras en tu cuello la marca de su enemigo, y ese enemigo, es decir, la sierpe de siete cabezas, permanezca li-bre; pero el apasionado Príncipe ha prometido vencer y en-cadenar a la sierpe, y también ha inquirido, ha e<text:span text:style-name="T1">ﬆ</text:span>udiado y ha descubierto el secreto para quitarte esa horrible marca. Vendrá, sí, vendrá; sólo espera saber si tú le amas. Si tú le co-nocieras, Staurofila, si le vieras, le amarás sin duda alguna. Habla, di una sola palabra. ¿Le amas, Staurofila? Responde un sí y muy pronto dejará su palacio, le verás a tu lado, ven-cerá a la sierpe, te borrará la marca y te llevará a su Reino, donde te espera una felicidad inexplicable, inmensa».</text:p>
      <text:p text:style-name="P73"><text:s text:c="4"/>Staurofila, admirada con e<text:span text:style-name="T30">ﬆ</text:span>a proposición, no sabía qué responder, y guardaba silencio. Buletes esperó un momento, y luego dijo: «<text:span text:style-name="T31">—</text:span>Hermosa Staurofila, ¿<text:span text:style-name="T32">T</text:span>e has sorprendido <text:soft-page-break/>con lo que te acabo de decir? Vuelve en ti, amada niña, óye-me por un momento. Tú no has nacido en e<text:span text:style-name="T1">ﬆ</text:span>e Desierto; tu patria es el Reino de las Luces, es decir, la morada de la paz y la ventura, y, como acabas de oír, el Príncipe de e<text:span text:style-name="T1">ﬆ</text:span>e dicho-so Reino te ama con un amor ardiente y tierno y te eligió pa-ra su esposa. Tu padre, infiel a su generoso bienhechor, el Rey de las Luces, dejó escapar a un terrible genio, que bajo la figura de una horrible sierpe de siete cabezas, tenía prisio-nero. E<text:span text:style-name="T1">ﬆ</text:span>e genio malvado engañó a tu madre, prometiéndole que si la dejaba escapar la haría una reina tan poderosa co-mo el Rey de las Luces. La incauta Protogina creyó lo que le decía el genio, y, a ruegos suyos, Protáner le abrió la prisión. E<text:span text:style-name="T1">ﬆ</text:span>e engañador, al escaparse, dejando burlados a tus padres como siempre a los que confían en sus promesas, te e<text:span text:style-name="T1">ﬆ</text:span>ampó su horrible marca, significando con e<text:span text:style-name="T1">ﬆ</text:span>o que le pertenecías. Pero si aceptas, querida y bella niña, el partido que te pro-pongo, de esclava de la sierpe pasarás a ocupar un trono en el hermoso Reino de las Luces». Staurofila conte<text:span text:style-name="T1">ﬆ</text:span>ó, bajan-do mode<text:span text:style-name="T33">ﬆ</text:span>amente los ojos: «<text:span text:style-name="T31">—</text:span>Conozco que de ninguna ma-nera merezco la honra que el Príncipe de las Luces me hace; dale de mi parte las gracias, y dile que acepto la dicha que me ofrece». Buletes se inclinó ante ella y le dijo: «<text:span text:style-name="T31">—</text:span>Gracias, amable Staurofila, gracias a nombre de mi Príncipe. Él e<text:span text:style-name="T33">ﬆ</text:span>a-rá aquí muy pronto: yo parto a darle tu respue<text:span text:style-name="T33">ﬆ</text:span>a, que le ha-rá muy feliz. Pero, amada Staurofila, quisiera llevarle de tu parte alguna cosa hecha de tu mano, que le sirviera de pren-da de tu cariño. El Príncipe, cuando te eligió para esposa, te dio un anillo y unas escrituras en que te promete ser tu espo-so, lo que tus padres, por temor de los innumerables ladro-nes que hay en e<text:span text:style-name="T33">ﬆ</text:span>e Desierto, enterraron en la casita donde vivieron. E<text:span text:style-name="T33">ﬆ</text:span>á en el patio debajo del Árbol de los Perfumes. Junto con el anillo y los papeles hallarás el retrato de mi Se-ñor, míralo con cuidado para que conozcas las facciones del hermoso Príncipe». Staurofila se despidió de Buletes, dicién-dole que al día siguiente a aquellas mismas horas volvería a traerle una cinta tejida de su pelo para que se la llevara al Príncipe de su parte. Buletes se detuvo un momento aún, y <text:soft-page-break/>le dijo: «<text:span text:style-name="T16">—</text:span>Querida Staurofila, tú eres muy niña, así es que necesitas de mis consejos, permite, pues, que te los dé; guar-da tu secreto y a nadie digas lo que te ha pasado e<text:span text:style-name="T33">ﬆ</text:span>a tarde a-quí. E<text:span text:style-name="T33">ﬆ</text:span>ás entre enemigos; desconfía de Pseudo-Epítropos, desconfía de Próscope, y en cuanto a Filautía, compadécete de sus enfermedades alíviala en lo que puedas, pero no la o-bedezcas. Es tu esclava, a ti te toca mandar y a ella obede-cer. Te ama, pero e<text:span text:style-name="T33">ﬆ</text:span>á insensata y no sabe cuál es tu verdade-ra dicha. Tus enemigos abusarán de su ignorancia para seducirla con falsos bienes y atraerla a su partido; así que tendrás que contradecirla en todo, y puedes considerarla co-mo uno de tus contrarios, y acaso el más temible por más in-separable. Ya me voy, pues, amada Staurofila, sigue mis con-sejos y serás feliz».</text:p>
      <text:p text:style-name="P73"><text:s text:c="4"/>Staurofila se dirigió a la casa en donde habían vivido sus padres y fue al lugar que le señalara Buletes. Escarbó y halló la cajita; la abrió y encontró dentro de ella unas a<text:span text:style-name="T33">ﬆ</text:span>illas del Árbol de los Perfumes atadas con una cinta que tenía un le-trero que decía: «<text:span text:style-name="T16">—</text:span>Para quitar la marca a Staurofila». Des-pués vio las demás cosas que sabemos que allí e<text:span text:style-name="T33">ﬆ</text:span>aban. Sacó el anillo y le colocó en su dedo; era trabajado con exquisito primor, y, por último, vio el retrato del Príncipe de las Lu-ces. Cuando Buletes le había hablado de la bella presencia del Príncipe se le representaba como el más hermoso de to-dos los hombres que había vi<text:span text:style-name="T33">ﬆ</text:span>o; pero al mirarle conoció que todo lo que se podía imaginar quedaba muy lejos de lo her-moso, de lo gallardo y de lo agradable que era en realidad. Le veía una y mil veces, y no se hartaba de mirarle: extasiada, no podía apartar de él la vi<text:span text:style-name="T33">ﬆ</text:span>a. Ya admiraba su frente serena y apacible, ya sus ojos. ¡Oh! pero ¿<text:span text:style-name="T18">Q</text:span>uién será capaz de descri-bir sus ojos, ni ninguna de sus hermosas facciones? Stauro-fila, por fin dijo: «<text:span text:style-name="T16">—</text:span>¿Conque soy tan feliz que e<text:span text:style-name="T33">ﬆ</text:span>e hermoso Príncipe me ama? ¿Y qué he hecho yo para merecer su a-mor? Nada, nada ciertamente, sólo debo e<text:span text:style-name="T33">ﬆ</text:span>a dicha ine<text:span text:style-name="T33">ﬆ</text:span>ima-ble a su inmensa bondad. ¿Amarme a mí? ¿A mí, que llevo la marca de su enemigo? ¡Oh! es una dignación que no puedo ni comprender». Después quedó un momento en silencio, con el <text:soft-page-break/>retrato en las manos y fijos los ojos en él. Por fin, lo colgó a su cuello, diciendo: «<text:span text:style-name="T16">—</text:span>Amado retrato de mi adorado Bien, juro que no te apartarás de mi seno». Lo besó y abundantes lágrimas corrieron por sus mejillas; pero lágrimas de una dulzura inexplicable y que la hacían muy feliz. Después de largo rato cogió la cajita, volvió a guardar todo y lo enterró de nuevo, reteniendo solamente el retrato del Príncipe de las Luces que colgó a su cuello y ocultó en su seno. Se detuvo un momento viendo aquella casa que tantos recuerdos tenía pa-ra ella, y luego salió, y a paso lento se dirigió a la casa de su tutor.</text:p>
      <text:p text:style-name="P74"/>
      <text:p text:style-name="P7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5">C<text:span text:style-name="T28">APÍTULO</text:span> II<text:span text:style-name="T34">I</text:span></text:p>
      <text:p text:style-name="P76"/>
      <text:p text:style-name="P77">Pseudo-Epítropos <text:span text:style-name="T34">y la sierpe</text:span>. <text:span text:style-name="T6">—</text:span><text:span text:style-name="T35">Un nuevo pretendiente de Staurofila</text:span><text:span text:style-name="T29">. </text:span><text:span text:style-name="T6">—</text:span><text:span text:style-name="T35">Ella le rechaza</text:span><text:span text:style-name="T6">. —</text:span><text:span text:style-name="T35">Resiste a la nodri-za</text:span><text:span text:style-name="T6">. —</text:span><text:span text:style-name="T35">Astucia de Próscope</text:span><text:span text:style-name="T6">. —</text:span><text:span text:style-name="T35">Se olvida Staurofila de su cita</text:span><text:span text:style-name="T6">. —</text:span><text:span text:style-name="T35">Convierte a Pseudo-Epítropos</text:span><text:span text:style-name="T6">. —</text:span><text:span text:style-name="T35">Staurofila re-para su olvido. </text:span><text:span text:style-name="T6">—</text:span><text:span text:style-name="T35">La cita de sus cabellos. </text:span><text:span text:style-name="T6">—</text:span><text:span text:style-name="T35">Una espina del árbol de los Perfumes. </text:span><text:span text:style-name="T6">—</text:span><text:span text:style-name="T35">Advertencias de Buletes.</text:span></text:p>
      <text:p text:style-name="P76"/>
      <text:p text:style-name="P4"><text:s text:c="4"/>Entre tanto que Staurofila hablaba con Buletes, Pseudo-Epítropos, que había salido también al campo, se paseaba re-volviendo en su imaginación proye<text:span text:style-name="T2"></text:span>os ambiciosos. Andaba apresuradamente, exhalaba profundos suspiros y aun dijo algunas palabras que indicaban sus altaneros deseos. Guar-dó luego silencio y se quedó pensativo, pero le sacó de su e-najenamiento un ruido espantoso que se oyó en el vecino bosque. Dirigió hacia ese lugar la vi<text:span text:style-name="T33">ﬆ</text:span>a y se e<text:span text:style-name="T33">ﬆ</text:span>remeció de es-panto; un horrible mon<text:span text:style-name="T33">ﬆ</text:span>ruo, una sierpe de siete cabezas se <text:soft-page-break/>presentó a sus ojos. É<text:span text:style-name="T33">ﬆ</text:span>a le dijo: «<text:span text:style-name="T36">—</text:span>Óyeme, Pseudo-Epítropos, óyeme, te he escuchado y e<text:span text:style-name="T33">ﬆ</text:span>oy dispue<text:span text:style-name="T33">ﬆ</text:span>o a satis-facer tu ambición. Imagínate las mayores grandezas, piensa bien lo que deseas y no te detengas en pedir, porque todo lo puedo en tu favor. Pero escucha, y sabe lo que a mi vez exijo de ti: tú tienes en tu poder una joya que me pertenece, Stau-rofila. Sus padres me la dieron al nacer, y en prueba de e<text:span text:style-name="T33">ﬆ</text:span>o e<text:span text:style-name="T33">ﬆ</text:span>á señalada con mi marca. Yo soy un gran rey y un podero-so genio, y he de<text:span text:style-name="T33">ﬆ</text:span>inado a Staurofila para esposa del Prínci-pe de las Negras Sombras<text:note text:id="ftn16" text:note-class="footnote"><text:note-citation>16</text:note-citation><text:note-body><text:p text:style-name="P78">El Demonio.</text:p></text:note-body></text:note> a quien protejo. Si tú me entre-gas a tu pupila, serás un grande en mi corte y gozarás de to-do mi favor; pero si no cedes a mis deseos, témelo todo de mi furor».</text:p>
      <text:p text:style-name="P73"><text:s text:c="4"/>Pseudo-Epítropos le respondió: «<text:span text:style-name="T16">—</text:span>¡Oh poderoso Genio!, e<text:span text:style-name="T33">ﬆ</text:span>oy dispue<text:span text:style-name="T33">ﬆ</text:span>o a obedecerte, hablaré a mi pupila y ella será esposa del Príncipe a quien proteges». La sierpe le dijo con altivo acento: «<text:span text:style-name="T16">—</text:span>¡Serás recompensado!», y dando horribles silbos desapareció.</text:p>
      <text:p text:style-name="P79"><text:s text:c="4"/>Pseudo-Epítropos quedó muy contento pensando que ha-bía hallado un medio de engrandecerse; permaneció un cor-to rato allí, y después con pasos precipitados volvió a su cas-tillo.</text:p>
      <text:p text:style-name="P73"><text:s text:c="4"/>Staurofila se había retirado a su aposento sin haber habla-do con nadie; repetía las palabras que Buletes le había dicho, le parecía un sueño, pero un sueño delicioso. Sentada cerca de una ventana, entretenida con sus dulces pensamientos, dejaba correr las horas, y así hubiera pasado toda la noche. Pero de repente se abrió la puerta e<text:span text:style-name="T33">ﬆ</text:span>repitosamente, y oyó u-na voz ronca que la llamaba. Staurofila, saliendo de su ena-j<text:span text:style-name="T37">e</text:span>namiento, volvió la cabeza y vio a su tutor que le dijo: «<text:span text:style-name="T16">—</text:span>Querida Staurofila, ya tú sabes que siempre te he vi<text:span text:style-name="T33">ﬆ</text:span>o y te he amado como a hija y siempre he deseado tu bien». La her-mosa joven lo miraba y no sabía a dónde iba a parar. Pseudo-Epítropos continuó así: «<text:span text:style-name="T16">—</text:span>Pues bien, se presenta para ti un partido brillante: un príncipe, ¿<text:span text:style-name="T18">L</text:span>o oyes?, un príncipe te pide por esposa». Staurofila se e<text:span text:style-name="T33">ﬆ</text:span>remeció de alegría, creyó que su <text:soft-page-break/>tutor le quería hablar del Príncipe de las Luces; pero tembló de espanto cuando añadió: «<text:span text:style-name="T16">—</text:span>Sí, hija mía, el Príncipe de las Negras Sombras te pretende por esposa; y ya conocerás, que-rida niña, que no podrías esperar un esposo ni más noble ni más rico». Staurofila no sabía qué decir y guardó silencio. Pseudo-Epítropos esperó un momento; pero viendo que no respondía, le dijo: «¿Qué piensas, Staurofila? ¿No me respon-des?» Staurofila alzó su bello ro<text:span text:style-name="T33">ﬆ</text:span>ro bañado en lágrimas y conte<text:span text:style-name="T33">ﬆ</text:span>ó sollozando, que no quería por entonces tratar de ca-samiento: «<text:span text:style-name="T16">—</text:span>Querido tutor añadió, no me violentéis, os lo ruego, si es cierto que me amáis como a vue<text:span text:style-name="T33">ﬆ</text:span>ra hija». Su tu-tor la acarició y le dijo que no se desconsolara. «<text:span text:style-name="T16">—</text:span>Pero, que-rida niña <text:span text:style-name="T16">—</text:span>continuó, piénsalo, yo te lo suplico, no despre-cies la ocasión que se te presenta de ser esposa de un prínci-pe». Y al acabar e<text:span text:style-name="T33">ﬆ</text:span>as palabras salió dejando sola a Staurofi-la. La pobre niña lloraba, e<text:span text:style-name="T33">ﬆ</text:span>aba resuelta a no unirse al Prín-cipe de las Negras Sombras; pero no sabía cómo oponerse a la voluntad de su tutor.</text:p>
      <text:p text:style-name="P73"><text:s text:c="4"/>Pseudo-Epítropos, al dejar a su pupila, mandó llamar a Fi-lautía, y le dijo: «<text:span text:style-name="T16">—</text:span>El Príncipe de las Negras Sombras pre-tende a Staurofila para esposa y ella lo rehúsa; pero tú cono-cerás muy bien que una pobre huérfana no podía esperar se-mejante dicha. Persuádela tú con tus caricias a que acepte, y si es necesario, mándaselo, pues ella te debe obedecer». Fi-lautía respondió que haría cuanto e<text:span text:style-name="T33">ﬆ</text:span>uviera en su mano pa-ra obligar a Staurofila, que ella e<text:span text:style-name="T33">ﬆ</text:span>aba segura de su docili-dad, pues jamás se había resi<text:span text:style-name="T33">ﬆ</text:span>ido a obedecer sus órdenes.</text:p>
      <text:p text:style-name="P73"><text:s text:c="4"/>Se separaron. Filautía entró en el aposento de Staurofila, y e<text:span text:style-name="T33">ﬆ</text:span>rechándola entre sus brazos, le dijo: «<text:span text:style-name="T16">—</text:span>¿Qué tienes, hija mía? ¿Por qué has llorado?… Dime, dime, ¿<text:span text:style-name="T18">Q</text:span>ué te aflige?… ¿No soy yo tu madre?… ¿No sabes que te amo?… ¿No me amas tú también a mí?… ¿No me confías siempre tus secretos?…» Filautía calló, pero viendo que Staurofila no respondía, con-tinuó diciendo: «<text:span text:style-name="T16">—</text:span>Óyeme: ¿<text:span text:style-name="T18">P</text:span>or qué no quieres ser esposa del Príncipe de las Negras Sombras? Tú serías sin duda alguna feliz a su lado. ¿Qué mayor dicha podrías esperar? Pero no, tú cederás, y por darme gu<text:span text:style-name="T33">ﬆ</text:span>o vas <text:soft-page-break/>a responder que aceptas la honra que se te hace. <text:span text:style-name="T16">—</text:span>No<text:span text:style-name="T16">— </text:span>dijo con vehemencia Staurofila, no quiero que se me hable de casamiento, déjame sola. Pero, hija mía, si e<text:span text:style-name="T33">ﬆ</text:span>e enlace nos ofrece a todos increíbles ventajas. Yo renuncio a todas ellas. Pseudo-Epítropos lo quiere. No complaceré a Pseudo-Epítropos. <text:span text:style-name="T16">—</text:span>Pues bien, Staurofila, es-cúchame, yo lo quiero, y será. <text:span text:style-name="T16">—</text:span>Yo no lo quiero, y no será. <text:span text:style-name="T16">—</text:span>¿A mis órdenes osas resi<text:span text:style-name="T33">ﬆ</text:span>ir? <text:span text:style-name="T16">—</text:span>Ya lo ves. <text:span text:style-name="T16">—</text:span>Tú siempre has obedecido a mis más ligeras insinuaciones. <text:span text:style-name="T16">—</text:span>Pues no será a-sí en adelante. Déjame sola». Filautía salió de allí y fue a buscar a Pseudo-Epítropos, y le contó cómo la hermosa huerfanita parecía resuelta a no aceptar al Príncipe de las Negras Sombras por esposo, y que manife<text:span text:style-name="T33">ﬆ</text:span>aba una firmeza que nunca había vi<text:span text:style-name="T33">ﬆ</text:span>o en ella. «<text:span text:style-name="T16">—</text:span>Yo sospecho <text:span text:style-name="T16">—</text:span>dijo<text:span text:style-name="T16">—</text:span>, que quizás otro amor que no conocemos le da esa repentina reso-lución. Bien, bien <text:span text:style-name="T16">—</text:span>conte<text:span text:style-name="T33">ﬆ</text:span>ó Pseudo-Epítropos<text:span text:style-name="T16">—</text:span>, ya tratare-mos de persuadirla». Y mandó llamar a Próscope, y le rogó que hablara ella a Staurofila. «<text:span text:style-name="T16">—</text:span>Ella es tu amiga <text:span text:style-name="T16">—</text:span>le dijo<text:span text:style-name="T16">—</text:span>, y cederá a tus insinuaciones. Voy a ponerte al tanto de todo». Y al in<text:span text:style-name="T33">ﬆ</text:span>ante le refirió su encuentro con la sierpe, lo que le había pasado con ese horrible mon<text:span text:style-name="T33">ﬆ</text:span>ruo, la sospecha de Fi-lautía de que Staurofila tendría otro amante, y acabó su dis-curso diciendo: «<text:span text:style-name="T16">—</text:span>Bien ves, hija mía, cuánto nos conviene que e<text:span text:style-name="T33">ﬆ</text:span>a joven ceda a los deseos de la sierpe. Tú eres insinu-ante y viva, y eres muy capaz de hacer que descubra la causa de su resi<text:span text:style-name="T33">ﬆ</text:span>encia. Anda, pues, querida hija, anda, haz lo que te digo». Próscope le aseguró que pronto sabría lo que pasaba en el corazón de su amiga.</text:p>
      <text:p text:style-name="P73"><text:s text:c="4"/>Apenas el día siguiente comenzaba a amanecer, cuando Próscope entró en el aposento de Staurofila. La pobre niña había pasado mala noche, se había levantado ya, y se pasea-ba agitada. Próscope se echó en sus brazos, imprimió un be-so en su blanca frente y se sonrió con ella. «<text:span text:style-name="T16">—</text:span>¿Qué tienes, querida mía? <text:span text:style-name="T16">—</text:span>le preguntó<text:span text:style-name="T16">—</text:span>. ¿E<text:span text:style-name="T33">ﬆ</text:span>ás acaso enferma de pla-cer? Y yo que venía a darte el parabién. Sí, amada Staurofila, e<text:span text:style-name="T33">ﬆ</text:span>oy loca de regocijo. ¿Cómo vas a ser esposa del Príncipe de las Negras Sombras, y no saltas de contento?» «<text:span text:style-name="T16">—</text:span>Calla, <text:soft-page-break/>calla, Próscope, y no me hables, te ruego, de contento <text:span text:style-name="T16">—</text:span>inte-rrumpió Staurofila. <text:span text:style-name="T16">—</text:span>Tú me sorprendes, amiga mía <text:span text:style-name="T16">—</text:span>dijo Próscope<text:span text:style-name="T16">—</text:span>. Vas a ser una gran princesa, ¿<text:span text:style-name="T18">Y</text:span> no quieres que te hable de contento? Pero <text:span text:style-name="T16">—</text:span>añadió<text:span text:style-name="T16">—</text:span> tú tendrás tus razones para e<text:span text:style-name="T33">ﬆ</text:span>ar tri<text:span text:style-name="T33">ﬆ</text:span>e, y yo, que soy tu amiga, e<text:span text:style-name="T33">ﬆ</text:span>aré tri<text:span text:style-name="T33">ﬆ</text:span>e tam-bién. Mas dime, querida, ¿<text:span text:style-name="T18">C</text:span>uál es la causa de tu repugnancia a e<text:span text:style-name="T33">ﬆ</text:span>a unión? Vamos a salir al campo, allí te alegrarás, va-mos, Staurofila», y diciendo e<text:span text:style-name="T33">ﬆ</text:span>o la tomó de la mano y la lle-vó afuera.</text:p>
      <text:p text:style-name="P4"><text:s text:c="4"/>La pobre Staurofila se dejó llevar; Próscope la acariciaba y le hablaba sin cesar, por fin le dijo: «<text:span text:style-name="T16">—</text:span>Vaya, Staurofila, a-miga mía, ya adivino la causa de tu repugnancia; tú tienes o-tro amor, vaya, confiésamelo; ¿<text:span text:style-name="T18">Q</text:span>ué pierdes con decírmelo? Mira, yo no se lo diré a nadie, me pondré de tu parte y juntas resi<text:span text:style-name="T33">ﬆ</text:span>iremos a todos». La pobre niña se dejó vencer por los halagos de Próscope, y le descubrió cuanto le había pasado con Buletes. Próscope la escuchó atentamente, y cuando hu-bo acabado, le dijo: «<text:span text:style-name="T16">—</text:span>Bien, Staurofila, me parece muy bien, prefieres unirte al Príncipe de las Luces mejor que al de las Negras Sombras, pues yo lo apruebo; los dos son príncipes, y el de las Luces hace más tiempo que te ama. Yo voy a ayudar-te, consuélate». Staurofila se consoló, en efe<text:span text:style-name="T2"></text:span>o, pues creyó que Próscope era su verdadera fiel amiga, y que Buletes se engañaba cuando le decía que e<text:span text:style-name="T33">ﬆ</text:span>a ami<text:span text:style-name="T33">ﬆ</text:span>ad era fingida.</text:p>
      <text:p text:style-name="P80"><text:s text:c="4"/>Staurofila volvió a su aposento más alegre, aunque tenía algún pesar por haber desobedecido a Buletes. «<text:span text:style-name="T16">—</text:span>Pero no <text:span text:style-name="T16">—</text:span>se decía a sí misma<text:span text:style-name="T16">—</text:span>, si Buletes conociera a Próscope, sin duda que no me aconsejaría que desconfiara de ella».</text:p>
      <text:p text:style-name="P73"><text:s text:c="4"/>En la tarde de ese día se puso a tejer una cinta de su pelo, y cuando hubo acabado, entró Próscope y le dijo: «<text:span text:style-name="T16">—</text:span>Stau-rofila, vamos a una hermosa quinta. Yo no puedo ir, Prós-cope <text:span text:style-name="T16">—</text:span>le conte<text:span text:style-name="T33">ﬆ</text:span>ó Staurofila<text:span text:style-name="T16">—</text:span>, ¿<text:span text:style-name="T18">T</text:span>e has olvidado de mi com-promiso? <text:span text:style-name="T16">—</text:span>No, no me he olvidado <text:span text:style-name="T16">—</text:span>replicó Próscope<text:span text:style-name="T16">—</text:span>, me acuerdo muy bien, pero todo se puede. Mira, nos vamos a la quinta, que e<text:span text:style-name="T33">ﬆ</text:span>á cerca del lugar de la cita, nos paseamos, nos divertimos, y cuando sea hora, yo misma te lo acordaré». La sencilla Staurofila creyó lo que le decía su amiga, y fue al pa-<text:soft-page-break/>seo con ella y con Pseudo-Epítropos, que ya sabía por boca de Próscope el secreto de su pupila.</text:p>
      <text:p text:style-name="P73"><text:s text:c="4"/>Llegaron por fin a la finca, y Próscope entretuvo de tal modo a Staurofila, que pasó desapercibida para ella la hora de la cita, y ya había pasado largo rato cuando la misma Próscope le dijo: «<text:span text:style-name="T16">—</text:span>Staurofila, es ya muy tarde y tú no te has acordado de la cita que te dio Buletes». Staurofila, toda sobresaltada, le respondió: «<text:span text:style-name="T16">—</text:span>Ya lo ves, Próscope. ¿<text:span text:style-name="T18">Q</text:span>ué dirá el Príncipe? ¿Qué dirá Buletes? Sin duda que el Príncipe di-rá que le amo muy poco, pue<text:span text:style-name="T33">ﬆ</text:span>o que me he olvidado de ir a donde Buletes me esperaba. Y tú que me habías dicho que me lo acordarías». Al decir e<text:span text:style-name="T33">ﬆ</text:span>o, la tri<text:span text:style-name="T33">ﬆ</text:span>e joven lloraba sin con-suelo. Próscope le respondió: «<text:span text:style-name="T16">—</text:span>¿Qué quieres? A mí también se me olvidó. Y ahora no hay ya más remedio. Buletes habrá ido a la cita, y enfadado de tu tardanza se habrá marchado, y a e<text:span text:style-name="T33">ﬆ</text:span>a hora irá caminando para el Reino de las Luces; le con-tará al Príncipe tu infidelidad y é<text:span text:style-name="T33">ﬆ</text:span>e se enfadará mucho y ya no pensará más en ti. Pero consuélate; si el Príncipe de las Luces te olvida, aquí tienes a otro príncipe que te ama con delirio, y se creerá muy feliz si tú correspondes su cariño: se-rás una gran princesa, tendrás vasallos innumerables que e<text:span text:style-name="T33">ﬆ</text:span>arán prontos a obedecer ha<text:span text:style-name="T33">ﬆ</text:span>a el menor de tus caprichos, y deslumbrarás a todos con tu magnificencia y tu esplen-dor». Staurofila no se consolaba, e<text:span text:style-name="T33">ﬆ</text:span>aba lejos de mitigar su dolor el brillante cuadro que su amiga ponía ante sus ojos.</text:p>
      <text:p text:style-name="P73">Su aflicción se aumentó cuando al volver a casa le dijo Pseudo-Epítropos: «<text:span text:style-name="T16">—</text:span>He recibido un convite que me hace el Príncipe de las Negras Sombras, de ir a pasar unos días con la familia a una hermosa quinta que tiene en el Desierto». Staurofila se echó a llorar, y suplicó con in<text:span text:style-name="T33">ﬆ</text:span>ancia a su tutor le permitiese quedarse ella en casa con su nodriza, pero fue en vano. Pseudo-Epítropos insi<text:span text:style-name="T33">ﬆ</text:span>ió en que debía acompañar-le y la intimó que e<text:span text:style-name="T33">ﬆ</text:span>uviera dispue<text:span text:style-name="T33">ﬆ</text:span>a a partir. En seguida Próscope la consoló un tanto, diciéndole: «<text:span text:style-name="T16">—</text:span>El Príncipe de las Negras Sombras no se halla ahora en su quinta, porque graves negocios le habrán de detener largo tiempo en la ca-pital de su reino. E<text:span text:style-name="T33">ﬆ</text:span>o le ha dicho a mi padre, así pues, ¿<text:span text:style-name="T18">Q</text:span>ué <text:soft-page-break/>temes? e<text:span text:style-name="T33">ﬆ</text:span>aremos allí como en cualquiera otra parte». Stau-rofila se encerró en su aposento y pasó una noche muy agita-da. «<text:span text:style-name="T16">—</text:span>¡Ah! <text:span text:style-name="T16">—</text:span>decía la desgraciada<text:span text:style-name="T16">—</text:span>. ¡Qué infeliz soy! El Príncipe de las Luces, el amable, el hermoso, el gallardo Príncipe de las Luces… ya no me ama… y tiene mucha razón. Sí, soy muy culpable… y muy desdichada. pero si es cierto que he perdido su amor, seré muy infeliz sin duda; <text:span text:style-name="T7">pero nunca, lo juro, nunca seré la esposa del Príncipe de las Negras Sombras, ni amaré jamás a otro alguno»;</text:span> y dicien-do e<text:span text:style-name="T33">ﬆ</text:span>as palabras quedó en silencio. Sentada tri<text:span text:style-name="T33">ﬆ</text:span>emente de-jó pasar largo rato. Por fin, un relámpago de alegría le ilumi-nó. «<text:span text:style-name="T16">—</text:span>Tal vez <text:span text:style-name="T16">—</text:span>dijo<text:span text:style-name="T16">—</text:span>, tal vez Buletes no habrá marchado; mañana apenas luzcan los primeros rayos de la aurora, sal-dré de aquí e iré al sitio señalado para la cita. Quizás vuelva a buscarme y le encontraré, le confesaré mi falta y él me per-donará a nombre del Príncipe». Diciendo e<text:span text:style-name="T33">ﬆ</text:span>o, se quedó más tranquila y descansó un poco.</text:p>
      <text:p text:style-name="P73"><text:s text:c="4"/>Al día siguiente, luego que comenzó a amanecer, Staurofi-la se levantó, salió de la casa sin ser sentida, y se dirigió pre-surosa al lugar señalado. La mañana aún e<text:span text:style-name="T33">ﬆ</text:span>aba oscura, el suelo era fragoso, y el ansia que llevaba la hacía caminar muy de prisa, así es que de repente tropezó, perdió el equili-brio y dio una dolorosa caída. El suelo e<text:span text:style-name="T33">ﬆ</text:span>aba todo sembrado de espinas, y al levantarse, halló que se había herido con una del Árbol de los Perfumes, que son muy recias y punzantes. Sacó la espina bañada en su sangre y le ocurrió la idea de enviarla al Príncipe como una prueba de su amor y como u-na reparación de su falta. Guardóla pues; continuó su cami-no y llegó por fin al lugar de la cita. Su corazón latía entre el temor y la esperanza, cuando vio a Buletes que e<text:span text:style-name="T33">ﬆ</text:span>aba senta-do esperándola. Staurofila se acercó a él avergonzada y le di-jo bajando los ojos: «<text:span text:style-name="T16">—</text:span>¿Qué habrás dicho de mi ingratitud? ¡Ah! ¿Querrá el Príncipe perdonarme e<text:span text:style-name="T33">ﬆ</text:span>a falta? Salí con Próscope a un paseo y se me pasó la hora». Buletes le respon-dió, mirándola tri<text:span text:style-name="T33">ﬆ</text:span>e y cariñosamente: «<text:span text:style-name="T16">—</text:span>Staurofila, el Príncipe te ama demasiado para no perdonarte; pero ya lo ves, te he dicho que Próscope te perderá; no lo has querido <text:soft-page-break/>creer y sin duda le has contado todo. Desconfía de ella, te lo ruego. ¡Ah! Buletes <text:span text:style-name="T16">—</text:span>interrumpió Staurofila<text:span text:style-name="T16">—</text:span>, tú no cono-ces a Próscope, ella es mi verdadera amiga. <text:span text:style-name="T16">—</text:span>Querida niña <text:span text:style-name="T16">—</text:span>le conte<text:span text:style-name="T33">ﬆ</text:span>ó su sabio consejero<text:span text:style-name="T16">—</text:span>, sé muy prudente y teme mucho de esa ami<text:span text:style-name="T33">ﬆ</text:span>ad. <text:span text:style-name="T16">—</text:span>Buletes <text:span text:style-name="T16">—</text:span>dijo la joven<text:span text:style-name="T16">—</text:span>, no temas, yo amaré siempre al Príncipe de las Luces, a quien te ruego lleves de mi parte e<text:span text:style-name="T33">ﬆ</text:span>a cinta tejida de mi pelo, y e<text:span text:style-name="T33">ﬆ</text:span>a espina mojada en mi sangre. Óyeme, voy a decirte lo que me ha pa-sado»; y en seguida le contó a Buletes cómo su tutor le había propue<text:span text:style-name="T33">ﬆ</text:span>o por esposo al Príncipe de las Negras Sombras, y al mismo tiempo le aseguró que ella e<text:span text:style-name="T33">ﬆ</text:span>aba resuelta a no ser ja-más esposa de e<text:span text:style-name="T33">ﬆ</text:span>e Príncipe ni de otro alguno, sino solamen-te de su amado Príncipe de las Luces. También le dijo que Pseudo-Epítropos le había anunciado que la iba a llevar al ca<text:span text:style-name="T33">ﬆ</text:span>illo de las Negras Sombras; pero que el Príncipe no e<text:span text:style-name="T33">ﬆ</text:span>a-ba por entonces en su ca<text:span text:style-name="T33">ﬆ</text:span>illo, y añadió: «<text:span text:style-name="T16">—</text:span>Yo tengo miedo. ¿Qué debo hacer? <text:span text:style-name="T16">—</text:span>Tienes que condescender con Pseudo-Epítropos <text:span text:style-name="T16">—</text:span>le conte<text:span text:style-name="T33">ﬆ</text:span>ó Buletes<text:span text:style-name="T16">—</text:span>, pero si quieres seguir mis consejos, creo que saldrás bien de ese peligro. Tres adverten-cias quiero hacerte por ahora, joven amada: no bebas los vi-nos, no cojas las flores y no uses las alhajas que allí te ofrece-rán, porque en todo e<text:span text:style-name="T33">ﬆ</text:span>o hay un fatal encanto que te hará ca-er en las redes de tus enemigos. Yo nunca te abandonaré, an-tes bien, velaré diligente por ti. Si eres fiel, nada temas, pues cuando sea necesario yo acudiré pronto para salvarte. Me voy, pues, querida Staurofila, voy a llevar al Príncipe tu res-pue<text:span text:style-name="T33">ﬆ</text:span>a, que le hará muy feliz». Y diciendo e<text:span text:style-name="T33">ﬆ</text:span>as palabras le dio la mano y se despidió. St<text:span text:style-name="T33">ﬆ</text:span>aurofila le repitió que siempre amaría al Príncipe de las Luces.</text:p>
      <text:p text:style-name="P74"/>
      <text:p text:style-name="P1"/>
      <text:p text:style-name="P1"/>
      <text:p text:style-name="P1"/>
      <text:p text:style-name="P1"/>
      <text:p text:style-name="P1"/>
      <text:p text:style-name="P1"/>
      <text:p text:style-name="P1"><text:soft-page-break/></text:p>
      <text:p text:style-name="P1"/>
      <text:p text:style-name="P1"/>
      <text:p text:style-name="P1"/>
      <text:p text:style-name="P81"/>
      <text:p text:style-name="P81"/>
      <text:p text:style-name="P81"/>
      <text:p text:style-name="P82">C<text:span text:style-name="T28">APÍTULO</text:span> I<text:span text:style-name="T38">V</text:span></text:p>
      <text:p text:style-name="P83"/>
      <text:p text:style-name="P84"><text:span text:style-name="T38">Castillo de las Negras Sombras</text:span>. <text:span text:style-name="T6">—</text:span><text:span text:style-name="T39">El Príncipe incógni-to</text:span><text:span text:style-name="T29">. </text:span><text:span text:style-name="T6">—</text:span><text:span text:style-name="T39">Staurofila falta a los consejos de Buletes</text:span><text:span text:style-name="T6">. —</text:span><text:span text:style-name="T39">Se ve en grande peligro</text:span><text:span text:style-name="T6">. —</text:span><text:span text:style-name="T39">Próscope descubre el secreto</text:span><text:span text:style-name="T6">. —</text:span><text:span text:style-name="T39">Los zarcillos</text:span><text:span text:style-name="T6">. —</text:span><text:span text:style-name="T39">Un paseo</text:span><text:span text:style-name="T35">. </text:span><text:span text:style-name="T6">—</text:span><text:span text:style-name="T35">La </text:span><text:span text:style-name="T39">flor facinadora</text:span><text:span text:style-name="T35">. </text:span><text:span text:style-name="T6">—</text:span><text:span text:style-name="T39">Indig-nación de Buletes</text:span><text:span text:style-name="T35">. </text:span><text:span text:style-name="T6">—</text:span><text:span text:style-name="T40">Una carta</text:span><text:span text:style-name="T35">. </text:span><text:span text:style-name="T6">—</text:span><text:span text:style-name="T40">Una carta</text:span><text:span text:style-name="T35">. </text:span><text:span text:style-name="T6">—</text:span><text:span text:style-name="T40">Staurofi-la se ve en grande aprieto</text:span><text:span text:style-name="T35">.</text:span><text:span text:style-name="T6"> —</text:span><text:span text:style-name="T39">Buletes disfrazado</text:span><text:span text:style-name="T6">. —</text:span><text:span text:style-name="T40">El músico nocturno</text:span><text:span text:style-name="T6">. —</text:span><text:span text:style-name="T40">El día siguiente.</text:span><text:span text:style-name="T6"> —</text:span><text:span text:style-name="T40">Por la noche</text:span><text:span text:style-name="T6">. —</text:span><text:span text:style-name="T40">El punzón</text:span><text:span text:style-name="T6">. —</text:span><text:span text:style-name="T40">Staurofila sale del castillo de las Negras Sombras</text:span><text:span text:style-name="T6">.</text:span></text:p>
      <text:p text:style-name="P83"/>
      <text:p text:style-name="P85"><text:s text:c="4"/>Pocos días después, Pseudo-Epítropos marchó con su fa-milia para el ca<text:span text:style-name="T41">ﬆ</text:span>illo de las Negras Sombras. É<text:span text:style-name="T41">ﬆ</text:span>e se hallaba situado en aquella parte del Desierto que confina con el rei-no de e<text:span text:style-name="T41">ﬆ</text:span>e nombre, y así e<text:span text:style-name="T41">ﬆ</text:span>a parte como lo más del Desierto se hallaba ya bajo el dominio de la sierpe. Staurofila miraba aquel lugar con grande horror. Su dueño, según decía Pseudo-Epítropos, se hallaba ausente, pero multitud de ca-balleros y damas salieron a recibirlos. Un caballero tomó a Staurofila del brazo para conducirla, y parecía empeñarse en tributarle toda clase de obsequios. El palacio se hallaba a-dornado con más profusión y artificio que gu<text:span text:style-name="T41">ﬆ</text:span>o y elegancia, procurando con e<text:span text:style-name="T41">ﬆ</text:span>o ocultar un cierto aire de tri<text:span text:style-name="T41">ﬆ</text:span>eza que daban al edificio sus largos y sombríos corredores, como también su nebulosa y sofocante atmósfera provenida de su inmediación al Reino de las Sombras. Los trajes y adornos de sus moradores eran de un lujo exorbitante y afe<text:span text:style-name="T42"></text:span>ado os-tentando hermosa pedrería de un brillo deslumbrante pero <text:soft-page-break/>falso, con lo que querían ocultar no pocos defe<text:span text:style-name="T42"></text:span>os corpora-les. Todo era allí ficción y engaño.</text:p>
      <text:p text:style-name="P85"><text:s text:c="4"/>Staurofila al llegar a e<text:span text:style-name="T41">ﬆ</text:span>e lugar sintió que se le oprimía el corazón. ¡Ah! dichosa si su disgu<text:span text:style-name="T41">ﬆ</text:span>o hubiera sido duradero; pero a poco tiempo la e<text:span text:style-name="T41">ﬆ</text:span>repitosa alegría de los concurren-tes, el bullicio de las diversiones y un cierto embriagador perfume de fatal influencia que se aspiraba por todas partes, le fueron haciendo menos odiosa su permanencia en ese malhadado lugar. Pero lo que más contribuyó a e<text:span text:style-name="T41">ﬆ</text:span>o fue el grande gu<text:span text:style-name="T41">ﬆ</text:span>o que allí mo<text:span text:style-name="T41">ﬆ</text:span>raba Filautía, pues Staurofila sin pensarlo, le e<text:span text:style-name="T41">ﬆ</text:span>aba mucho más sujeta de lo que creía.</text:p>
      <text:p text:style-name="P85"><text:s text:c="4"/>Próscope por su parte no cesaba de presentarle toda clase de seducciones. Un día le dijo: «<text:span text:style-name="T43">—</text:span>¿No sabes, amiga mía, quién es ese caballero tan cortés que no cesa de obsequiarte? <text:span text:style-name="T43">—</text:span>No <text:span text:style-name="T43">—</text:span>respondió ella<text:span text:style-name="T43">—</text:span>, ni conozco a ninguno de e<text:span text:style-name="T41">ﬆ</text:span>e pala-cio. <text:span text:style-name="T43">—</text:span>Pues yo te lo diré <text:span text:style-name="T43">—</text:span>repuso Próscope<text:span text:style-name="T43">—</text:span>, pero es un se-creto y lo has de guardar con fidelidad. E<text:span text:style-name="T41">ﬆ</text:span>e caballero de un porte tan fino y de maneras tan agradables, es el grande A-polión, Príncipe de las Negras Sombras, pero e<text:span text:style-name="T41">ﬆ</text:span>á disfrazado porque quiere pasar por ausente». Inquietóse Staurofila con e<text:span text:style-name="T41">ﬆ</text:span>a noticia, pero el caballero de quien se hablaba se presen-tó en e<text:span text:style-name="T41">ﬆ</text:span>e momento y entabló con ellas una viva conversa-ción, y Staurofila que en otras veces había dado oídos a sus palabras, no supo cómo negarse entonces y continuaron con-versando ha<text:span text:style-name="T41">ﬆ</text:span>a la hora de comer. Apolión las condujo a la mesa y las colocó en un lugar di<text:span text:style-name="T41">ﬆ</text:span>inguido. Próscope aprove-chó una oportunidad para decir al oído de su amiga: «<text:span text:style-name="T43">—</text:span>Mi hermana Peirasy e<text:span text:style-name="T41">ﬆ</text:span>á llena de envidia al ver que el Príncipe, porque también ella sabe que lo es, sólo en ti piensa y ni siquiera la mira a ella deslumbrado con tu hermosura».</text:p>
      <text:p text:style-name="P86"><text:s text:c="4"/>Staurofila, aunque no amaba ni quería amar al Príncipe de las Negras Sombras, sintió algún placer causado por una oculta vanidad al ver la envidia de Peirasy.</text:p>
      <text:p text:style-name="P85"><text:s text:c="4"/>El Príncipe se levantó de su asiento y le ofreció una copa de vino a Staurofila, in<text:span text:style-name="T41">ﬆ</text:span>ándola tenazmente para que lo to-mara. Ella lo rehusó algún tiempo diciendo que le hacía da-ño, pero Próscope le dijo: «<text:span text:style-name="T43">—</text:span>Tómalo, no te ha de hacer mal <text:soft-page-break/>en tan corta cantidad. Y además <text:span text:style-name="T43">—</text:span>añadió hablándole bajo<text:span text:style-name="T43">—</text:span>, dirá el Príncipe que no eres más que una aldeana». La pobre niña cedió, tomó la copa y bebió lo que contenía. Apenas dejó la copa sobre la mesa, cuando le cogió un desmayo. Al mo-mento de orden del Príncipe unas esclavas entraron, y to-mándola en sus brazos la condujeron a un aposento retira-do, haciendo en seguida llamar a los médicos de palacio. Lu-ego que las esclavas notaron que Staurofila llevaba la marca de la sierpe, se inclinaron ante ella y le hicieron una profun-da reverencia. Filautía le quiso aplicar el maravilloso elixir que, como se ha dicho, llevaba siempre consigo, pero los mé-dicos de palacio en manera alguna lo consintieron. En su lu-gar le aplicaron multitud de remedios ineficaces, y la pobre Staurofila hubiera muerto; mas, por su dicha, los médicos salieron del aposento e hicieron salir a las esclavas, asegu-rando que el reposo le devolvería la salud, y encargando que se conservara en gran silencio. Quedó sola con Filautía, ten-dida en su lecho moribunda, cuando se presentó un criado que llevaba la misma librea que los otros, es decir, de las Ne-gras Sombras, y tomando de manos de Filautía la preciosa e-ficaz medicina, hizo tomar a Staurofila algunas gotas, con lo que al punto abrió los ojos y comenzó a volver en sí. El cria-do que le había hecho e<text:span text:style-name="T41">ﬆ</text:span>e importante servicio se ocultó al in<text:span text:style-name="T41">ﬆ</text:span>ante, y poco después volvieron a entrar las esclavas para informarse de la salud de Staurofila, y ella, que ya había re-cobrado del todo los sentidos notó, con horror, que toda a-quella multitud de esclavas llevaba como ella la marca de la sierpe.</text:p>
      <text:p text:style-name="P85"><text:s text:c="4"/>Próscope entró en el aposento donde e<text:span text:style-name="T41">ﬆ</text:span>aba su amiga, y vi-éndola aliviada le hizo mil caricias diciéndole que el Prínci-pe de las Negras Sombras había e<text:span text:style-name="T41">ﬆ</text:span>ado muy afligido. «<text:span text:style-name="T43">—</text:span>Por-que, ya te he dicho <text:span text:style-name="T43">—</text:span>añadió<text:span text:style-name="T43">—</text:span>, que él es el caballero que te obsequia, pero no te des por entendida, pues todavía no se quiere descubrir».</text:p>
      <text:p text:style-name="P85"><text:s text:c="4"/>Después de e<text:span text:style-name="T41">ﬆ</text:span>o la llevó al salón, donde todos la felicitaron por el re<text:span text:style-name="T41">ﬆ</text:span>ablecimiento de su salud, y pasó toda la tarde y parte de la noche muy entretenida.</text:p>
      <text:p text:style-name="P85"><text:soft-page-break/><text:s text:c="4"/>Por fin terminaron las fie<text:span text:style-name="T41">ﬆ</text:span>as de aquel día, y Staurofila se retiró al aposento que desde su llegada le habían de<text:span text:style-name="T41">ﬆ</text:span>inado, que era cómodo, adornado con lujo esmerado, y tenía un balcón que daba al jardín.</text:p>
      <text:p text:style-name="P85"><text:s text:c="4"/>Se aco<text:span text:style-name="T41">ﬆ</text:span>ó, pero no pudo conciliar el sueño. E<text:span text:style-name="T41">ﬆ</text:span>aba agitada y se volvía de un lado a otro en su lecho sin hallar reposo. Viendo que no podía dormir, volvió a tomar sus ropas y dejó el lecho. Se paseaba inquieta en el aposento. Acercóse al to-cador y vio un objeto que no había vi<text:span text:style-name="T41">ﬆ</text:span>o antes; era un cofre-cito lleno de alhajas, y púsose a regi<text:span text:style-name="T41">ﬆ</text:span>rarlas por curiosidad. Terminado su regi<text:span text:style-name="T41">ﬆ</text:span>ro, cerró de nuevo el cofrecito y vio so-bre la tapa un letrero que decía: «El Príncipe de las Negras Sombras a Staurofila». La joven retiró la mano como horro-rizada. Alejóse de allí, sentóse cerca de su lecho y comenzó a pensar en los peligros que la rodeaban en aquel ca<text:span text:style-name="T41">ﬆ</text:span>illo, ma-yormente hallándose en él el Príncipe disfrazado; pero con e<text:span text:style-name="T41">ﬆ</text:span>os pensamientos se mezclaron en su mente los recuerdos de la galantería de aquel caballero, de los dichos agudos y graciosos de Próscope, del grande gu<text:span text:style-name="T41">ﬆ</text:span>o que mo<text:span text:style-name="T41">ﬆ</text:span>raba Filau-tía, y sobre todo de la envidia de Peirasy.</text:p>
      <text:p text:style-name="P87"><text:span text:style-name="T11"><text:s text:c="4"/>Abrumada con e</text:span><text:span text:style-name="T44">ﬆ</text:span><text:span text:style-name="T11">os pensamientos, se iba quedando ador-mecida; pero la sacó de su enajenamiento una suave melodía que llegó a sus oídos. Despierta, pre</text:span><text:span text:style-name="T44">ﬆ</text:span><text:span text:style-name="T11">ó atención y percibió el dulce sonido de una flauta que sonaba en el jardín. Sale al balcón, ansiosa busca en la oscuridad al mi</text:span><text:span text:style-name="T44">ﬆ</text:span><text:span text:style-name="T11">erioso músico, pero no podía di</text:span><text:span text:style-name="T44">ﬆ</text:span><text:span text:style-name="T11">inguir quién era; mas el que tocaba se a-cercó, y en voz baja dijo: «—¡Staurofila!» Ella, llena de admi-ración: «—¡Buletes! ¿Eres tú? —Sí, soy yo—le conte</text:span><text:span text:style-name="T44">ﬆ</text:span><text:span text:style-name="T11">ó—. ¿</text:span><text:span text:style-name="T45">C</text:span><text:span text:style-name="T11">ómo te había de abandonar entre tus enemigos? Aquí es-toy para velar por ti, y me presento disfrazado como uno de los sirvientes. E</text:span><text:span text:style-name="T44">ﬆ</text:span><text:span text:style-name="T11">a tarde, cuando e</text:span><text:span text:style-name="T44">ﬆ</text:span><text:span text:style-name="T11">abas desmayada por ha-ber tomado el vino, habrías muerto, si yo no te hubiera dado el elixir que te regaló el Príncipe de las Luces. ¡Staurofila, a-quí corres muchos peligros! Tú no podrás, no podrás resi</text:span><text:span text:style-name="T44">ﬆ</text:span><text:span text:style-name="T11">ir los ataques de tus enemigos, hoy has tomado el vino y maña-na te obligarán a cometer mayores infidelidades, tú eres dé-bil y cederás». «—¿Y qué puedo yo hacer? —preguntó ella so-</text:span><text:soft-page-break/><text:span text:style-name="T11">bresaltada—, tú sabes que no por mi voluntad he venido a-quí. Tú me diji</text:span><text:span text:style-name="T44">ﬆ</text:span><text:span text:style-name="T11">e que debía obedecer a mi tutor. —Es verdad —replicó Buletes—, que vini</text:span><text:span text:style-name="T44">ﬆ</text:span><text:span text:style-name="T11">e aquí con repugnancia; pero, por desgracia, é</text:span><text:span text:style-name="T44">ﬆ</text:span><text:span text:style-name="T11">a ha ido siendo cada día menor. Te permití que vinieras con Pseudo-Epítropos, pero sólo fue en tanto que iba al Reino de las Luces a arreglar varios negocios con-cernientes a ti. He llegado, he entregado al Príncipe mi Se-ñor tus presentes, que agradece cual no puedes imaginar: di-ce que en breve te escribirá, y a poco más, vendrá para de-fenderte, borrar tu marca y hacerte su esposa. Mas oye lo que entre tanto hemos arreglado para tu seguridad: el Prín-cipe, mi Señor, que te ha confiado a mi cu</text:span><text:span text:style-name="T44">ﬆ</text:span><text:span text:style-name="T11">odia, ha pue</text:span><text:span text:style-name="T44">ﬆ</text:span><text:span text:style-name="T11">o a mi disposición una fortaleza</text:span><text:span text:style-name="T11"><text:note text:id="ftn17" text:note-class="footnote"><text:note-citation>17</text:note-citation><text:note-body><text:p text:style-name="P88">El retiro, la oración.</text:p></text:note-body></text:note></text:span><text:span text:style-name="T11"> que, entre otras, tiene el Rey de las Luces en el Desierto, y la tropa suficiente para guardarla. A esa fortaleza te llevaré con Filautía. Allí, separada del bu-llicio, protegida por sus muros contra los asaltos de tus ene-migos, experimentarás bien pronto cuán dulce cosa será pa-ra ti vivir sola para tu esposo, empleada sólo en amarle, en desear su venida y en prepararte para recibirle». Enternecióse Staurofila con e</text:span><text:span text:style-name="T44">ﬆ</text:span><text:span text:style-name="T11">a pintura que Buletes le hacía del amor de su esposo; pero contrariado e</text:span><text:span text:style-name="T44">ﬆ</text:span><text:span text:style-name="T11">e dulce afe</text:span><text:span text:style-name="T46"></text:span><text:span text:style-name="T11">o por otros opue</text:span><text:span text:style-name="T44">ﬆ</text:span><text:span text:style-name="T11">os sentimientos, guardó silencio por un corto rato, y luego respondió: «—¡Ah! Buletes. ¿</text:span><text:span text:style-name="T44">N</text:span><text:span text:style-name="T11">o sabes cuánto pesar daría e</text:span><text:span text:style-name="T44">ﬆ</text:span><text:span text:style-name="T11">o a Filautía? —Sí, querida niña —respondió él—, pero ya te he dicho que es preciso contradecirla en mu-chas cosas. Cuando vuelva a su patria, los aires puros y vivi-ficantes del Reino de las Luces le devolverán la razón, y en-tonces sabrá apreciar cómo se merecen los verdaderos bie-nes; pero ahora, a la infeliz, insensata, seducida por los en-gaños de tus enemigos, no será posible convencerla, y así se-rá preciso violentarla, reprimirla y reducirla a esclavitud. Sin e</text:span><text:span text:style-name="T44">ﬆ</text:span><text:span text:style-name="T11">as condiciones nunca podrás llegar a la felicidad que te espera. —¿Violen-tarla? —dijo Staurofila—. ¿</text:span><text:span text:style-name="T45">H</text:span><text:span text:style-name="T11">acerla sen-tir la esclavitud? ¡Oh! no puedo, la amo tiernamente. —¿Y Próscope? —Prós-cope… —replicó Buletes. —Es mi amiga —interrumpió </text:span><text:soft-page-break/><text:span text:style-name="T11">Staurofila—, tú no la conoces. Es mi amiga y me ama. —Bien —replicó Buletes, sonriendo de lá</text:span><text:span text:style-name="T44">ﬆ</text:span><text:span text:style-name="T11">ima—, quiero supo-ner que te ame; pero déjame preguntarte: ¿</text:span><text:span text:style-name="T45">T</text:span><text:span text:style-name="T11">e a-ma más que el Príncipe de las Luces?…» Enmudeció ella con e</text:span><text:span text:style-name="T44">ﬆ</text:span><text:span text:style-name="T11">a pregun-ta y guardó largo silencio, que Buletes interrumpió diciendo: «¿Qué dices, hija mía, e</text:span><text:span text:style-name="T44">ﬆ</text:span><text:span text:style-name="T11">ás resuelta? Tan pronto como des tu consentimiento, yo arreglaré todo lo necesario para reali-zar nue</text:span><text:span text:style-name="T44">ﬆ</text:span><text:span text:style-name="T11">ro designio, y como no es de esperar que Pseudo-Epítropos venga en ello, tendremos que hacerlo a espaldas suyas, y nos escaparemos una noche a favor de las tinieblas. —No —dijo Staurofila—, cuando el Príncipe venga, yo e</text:span><text:span text:style-name="T44">ﬆ</text:span><text:span text:style-name="T11">aré dispue</text:span><text:span text:style-name="T44">ﬆ</text:span><text:span text:style-name="T11">a a recibirlo; pero entre tanto déjame permane-cer en casa de mi tutor, al lado de Próscope; donde tanto gus-to tiene Filautía. —Querida niña —respon-dió Buletes—, después de haber gozado largo tiempo de e</text:span><text:span text:style-name="T44">ﬆ</text:span><text:span text:style-name="T11">os enervantes placeres. ¿</text:span><text:span text:style-name="T44">S</text:span><text:span text:style-name="T11">erás más generosa y te hallarás más pronta para renunciarlos? ¡Oh, escogida del Príncipe! Da oí-dos a mis pa-labras. Ven, huyamos de e</text:span><text:span text:style-name="T44">ﬆ</text:span><text:span text:style-name="T11">e ca</text:span><text:span text:style-name="T44">ﬆ</text:span><text:span text:style-name="T11">illo. —¿Huir? No, Buletes, no puedo; déjame aquí por ahora; dame tiempo para pensar-lo. Nada temas, yo seré fiel al Príncipe. —Todo lo temo, que-rida niña, mas pue</text:span><text:span text:style-name="T44">ﬆ</text:span><text:span text:style-name="T11">o que así lo quieres, yo te daré tiempo: piensa con sosiego lo que te conviene hacer pero entre tanto, no vayas a cometer una indiscreción revelando mi presen-cia. Observa las advertencias que te he dado; sobre todo, no te adornes con alhajas que aquí te ofrecerán. Sabe que todas ellas ejercen un encanto fune</text:span><text:span text:style-name="T44">ﬆ</text:span><text:span text:style-name="T11">o sobre los que las llevan, y u-na vez adornándote con ellas no serás dueña de ti, quedarás fascinada y obrarás de un modo contrario al amor del Prín-cipe y a la fidelidad que le debes. —Yo observaré fielmente tus consejos. —Y yo quedaré aquí para guardarte con e</text:span><text:span text:style-name="T44">ﬆ</text:span><text:span text:style-name="T11">a li-brea y en el empleo de jardinero. Cuando quieras verme, sal al balcón y comienza a cantar, a e</text:span><text:span text:style-name="T44">ﬆ</text:span><text:span text:style-name="T11">a señal, yo acudiré veloz. Cuando yo tenga alguna cosa que decirte, haré sonar e</text:span><text:span text:style-name="T44">ﬆ</text:span><text:span text:style-name="T11">a flauta, tú acudirás y así podremos comunicarnos».</text:span></text:p>
      <text:p text:style-name="P85"><text:s text:c="4"/>Buletes continuó aún dándole sabios consejos: «—Querida niña —le dijo—, no te dejes engañar por las a<text:span text:style-name="T41">ﬆ</text:span>ucias y hala-<text:soft-page-break/>gos de tus enemigos. El Príncipe de las Negras Sombras no te ama, y sólo porque aborrece al Príncipe de las Luces desea arrebatarte de su lado; pero si tú consintieras en ser su espo-sa, al punto te abandonaría y vendrías a ser como una de e-sas esclavas que has vi<text:span text:style-name="T41">ﬆ</text:span>o. —¡Ah, Buletes! —dijo Staurofila—. ¿<text:span text:style-name="T47">C</text:span>ómo me crees capaz de olvidarme del amable Príncipe de las Luces? Te lo repito; siempre le amaré». Se despidió Buletes y se internó en el jardín, y Staurofila entró a su apo-sento y pasó el re<text:span text:style-name="T41">ﬆ</text:span>o de la noche muy agitada, combatida de diversos e incompatibles deseos.</text:p>
      <text:p text:style-name="P85"><text:s text:c="4"/>Pasaron algunos días, todos ellos de bailes, fie<text:span text:style-name="T41">ﬆ</text:span>as y pase-os. Staurofila se hallaba más bien aturdida que satisfecha con aquella sucesión no interrumpida de bulliciosos place-res. Una mañana entró Próscope a visitarla. «—Ya ves, queri-da —le dijo—, qué alegres días nos hemos pasado; y el Prín-cipe de las Luces ni se habrá vuelto a acordar de ti». Y di-ciendo e<text:span text:style-name="T41">ﬆ</text:span>o miró fijamente a su amiga. «¿O te ha escrito? Staurofila tuvo deseos de manife<text:span text:style-name="T41">ﬆ</text:span>ar a Próscope que su ama-do Príncipe pensaba siempre en ella; pero se acordó de que había prometido a Buletes guardar secreto, y habló de otra cosa.</text:p>
      <text:p text:style-name="P87"><text:span text:style-name="T11"><text:s text:c="4"/>La hija de Pseudo-Epítropos dijo entonces a su amiga, di-rigiéndose al tocador: «—Ahora voy a adornarte; mira qué bellas alhajas e</text:span><text:span text:style-name="T44">ﬆ</text:span><text:span text:style-name="T11">án aquí. ¿Las has vi</text:span><text:span text:style-name="T44">ﬆ</text:span><text:span text:style-name="T11">o? Pues bien, amiga mía, el Príncipe de las Negras Sombras te las ha mandado para que te sirvas de ellas cuando gu</text:span><text:span text:style-name="T44">ﬆ</text:span><text:span text:style-name="T11">es. Vamos, siéntate, déjame ponértelas. Mira, ¡qué hermoso lazo de diamantes! ¿Te agradan? Todo es del mejor gu</text:span><text:span text:style-name="T44">ﬆ</text:span><text:span text:style-name="T11">o». Cuando e</text:span><text:span text:style-name="T44">ﬆ</text:span><text:span text:style-name="T11">o decía, todas aquellas alhajas e</text:span><text:span text:style-name="T44">ﬆ</text:span><text:span text:style-name="T11">aban a la vi</text:span><text:span text:style-name="T44">ﬆ</text:span><text:span text:style-name="T11">a de Staurofila, e hizo su amiga ademán de querer adornarla con ellas. Staurofila le tomó la mano para impedirlo y le dijo: «—Oye, Próscope, yo no puedo usar e</text:span><text:span text:style-name="T44">ﬆ</text:span><text:span text:style-name="T11">as alhajas porque Buletes me lo ha pro-hibido, como también oler las flores y tomar el vino, y ya ves que el día que lo tomé me vi cercana a la muerte. —Sí, es ver-dad que te pusi</text:span><text:span text:style-name="T44">ﬆ</text:span><text:span text:style-name="T11">e un poco mala; pero tomando con frecuen-cia e</text:span><text:span text:style-name="T44">ﬆ</text:span><text:span text:style-name="T11">e vino, ya no te dañará, pues los remedios que enton-ces te aliviaron harán que no te vuelva ese mal. —Cuáles re-</text:span><text:soft-page-break/><text:span text:style-name="T11">medios? —dijo Staurofila. —Los que te mandó aplicar el Príncipe de las Negras Sombras. —¿Y crees que esos fueron los que me aliviaron? ¿Pues cuáles? —preguntó Próscope con curiosidad. Staurofila, queriendo di</text:span><text:span text:style-name="T44">ﬆ</text:span><text:span text:style-name="T11">raer su amiga de a-quella conversación le dijo: «—¿Cuándo nos iremos de aquí? Ya tengo deseos de volver a nue</text:span><text:span text:style-name="T44">ﬆ</text:span><text:span text:style-name="T11">ra casa. ¿Te acuerdas, Prós-cope, cuánto jugábamos cuando éramos pequeñas?» Prósco-pe, que era en extremo viva, seguía in</text:span><text:span text:style-name="T44">ﬆ</text:span><text:span text:style-name="T11">ándola para que le di-jera con qué se había aliviado. «—Vaya —le decía—; descú-breme cuál es ese remedio, y no creas que te lo pregunto por curiosidad, sino que ya ves tú que se puede ofrecer otra oca-sión y puede serte de alguna utilidad que yo lo sepa; y si es un secreto yo le guardaré. —Bien —respondió Staurofila—, amiga mía, voy a revelarte un secreto, particularmente para que conozcas cuánta razón tengo en amar al Príncipe de las Luces. Sí, querida, e</text:span><text:span text:style-name="T44">ﬆ</text:span><text:span text:style-name="T11">e amante generoso piensa siempre en mí. Mira, el día que me dio el desmayo habría muerto si él no me hubiera socorrido. —¿El?—dijo Próscope admirada. —No —replicó Staurofila—, no he tenido la dicha de verle; pe-ro cuando digo el Príncipe, quiero decir Buletes de su parte. —¡Qué generoso! —dijo Próscope—, pero. ¿</text:span><text:span text:style-name="T44">Y</text:span><text:span text:style-name="T11"> Buletes?… —Es un grande amigo del Príncipe —dijo Staurofila—, y merece toda su confianza. —Pero. ¿</text:span><text:span text:style-name="T48">D</text:span><text:span text:style-name="T11">ónde se halla? —replicó su in-terlocutora. —Qué sé yo… —respondió desconcertada. —No, Staurofila —dijo Próscope—, una confianza a medias me a-gravia. Si me has creído digna de guardar tu secreto, si te he prometido guardarlo, si ves cuánto me interesa lo que a ti te toca, dímelo todo: dímelo todo o no volverás a verme más a tu lado». La infeliz no supo ya resi</text:span><text:span text:style-name="T44">ﬆ</text:span><text:span text:style-name="T11">ir. «—Aquí e</text:span><text:span text:style-name="T44">ﬆ</text:span><text:span text:style-name="T11">á —dijo—, disfrazado de jardinero expresamente para velar por mí. —¡Oh! amada Staurofila —respondió Próscope—, me alegro que seas querida de ese modo y tienes mucha razón en co-rresponder ese cariño». Habló largo rato, después fingió ne-gocio y salió a referir a su padre cómo Buletes se hallaba a-llí. Luego volvió a ver a Staurofila, y le dijo: «—Mi hermana Peirasy se e</text:span><text:span text:style-name="T44">ﬆ</text:span><text:span text:style-name="T11">á adornando primorosamente; quiere presen-tarse mejor que tú; pero yo tengo empeño en que tú, como </text:span><text:soft-page-break/><text:span text:style-name="T11">siempre, seas la más bella. Deja, pues, ponerte e</text:span><text:span text:style-name="T44">ﬆ</text:span><text:span text:style-name="T11">as alhajas. —¡Oh, no! Eso no —dijo Staurofila. —Pero, amiga mía —dijo Próscope—, el Príncipe de las Luces, si es cierto que te ama, deseará que tú seas la más hermosa». Diciendo e</text:span><text:span text:style-name="T44">ﬆ</text:span><text:span text:style-name="T11">o, tomó la mano de la joven y la sentó al tocador. La bella joven no su-po oponerse, y Próscope peinó sus hermosos cabellos y le pu-so unos zarcillos. Así que terminó, sonriéndose, miró a su a-miga y le dijo: «—¡Qué hermosa e</text:span><text:span text:style-name="T44">ﬆ</text:span><text:span text:style-name="T11">ás! Peirasy va a quedar vencida». Próscope salió y después Staurofila. Al pasar por una galería e</text:span><text:span text:style-name="T44">ﬆ</text:span><text:span text:style-name="T11">a joven, Buletes, que salía también de otro a-posento, le dijo: «—Staurofila. ¿</text:span><text:span text:style-name="T44">Q</text:span><text:span text:style-name="T11">ué has hecho? Has descu-bierto que yo e</text:span><text:span text:style-name="T44">ﬆ</text:span><text:span text:style-name="T11">oy aquí y en e</text:span><text:span text:style-name="T44">ﬆ</text:span><text:span text:style-name="T11">e momento se me despide». Como e</text:span><text:span text:style-name="T44">ﬆ</text:span><text:span text:style-name="T11">aba a espaldas de Staurofila, é</text:span><text:span text:style-name="T44">ﬆ</text:span><text:span text:style-name="T11">a no le vio y el en-canto de los zarcillos impidió que oyera lo que le decía. Bu-letes suspiró tri</text:span><text:span text:style-name="T44">ﬆ</text:span><text:span text:style-name="T11">emente viéndola alejarse, y conociendo de dónde venía que no hubiera oído sus palabras, exclamó: ¡Oh! Desgraciada Staurofila, caminas a tu perdición. ¡Ojalá que e-sos zarcillos que te impiden oír mi voz, a lo menos pudieran impedirte también oír los engañosos discursos de tus enemi-gos!; pero ¡ah! que para eso e</text:span><text:span text:style-name="T44">ﬆ</text:span><text:span text:style-name="T11">án tus oídos muy abiertos». Volvió a suspirar y salió del ca</text:span><text:span text:style-name="T44">ﬆ</text:span><text:span text:style-name="T11">illo.</text:span></text:p>
      <text:p text:style-name="P85"><text:s text:c="4"/>Ese mismo día por la tarde, después de una opípara comi-da, se dispuso que salieran a dar un paseo por los campos cercanos al ca<text:span text:style-name="T41">ﬆ</text:span>illo de las Negras Sombras. Al mismo tiempo que se disponían a salir, un criado anunció que un caballero a quien se le había descompue<text:span text:style-name="T41">ﬆ</text:span>o su carruaje, pedía permiso para detenerse allí. Dijeron que pasara, y que si gu<text:span text:style-name="T41">ﬆ</text:span>aba los acompañase al paseo. El desconocido entró al salón en el momento en que los caballeros se levantaban para dar el brazo a las señoras.</text:p>
      <text:p text:style-name="P85"><text:s text:c="4"/>El recién venido se acercó a Staurofila y le pidió permiso para acompañarla. Al mismo tiempo llegó a ella el Príncipe de las Negras Sombras. Peirasy no apartaba la vi<text:span text:style-name="T41">ﬆ</text:span>a del Príncipe y de Staurofila: Próscope se acercó a é<text:span text:style-name="T41">ﬆ</text:span>a y la per-suadió por señas, con tanta viveza, que Staurofila murmuró una fría disculpa al desconocido y aceptó el brazo que que le <text:soft-page-break/>presentaba el de las Negras Sombras. Buletes, pues él era el caballero recién venido, quedó tri<text:span text:style-name="T41">ﬆ</text:span>e y pensativo.</text:p>
      <text:p text:style-name="P85"><text:s text:c="4"/>Todos salieron al fin del ca<text:span text:style-name="T41">ﬆ</text:span>illo armando una grande al-gazara: todos hablaban, todos reían. El compañero de Stau-rofila le preguntó si deseaba que llegara al ca<text:span text:style-name="T41">ﬆ</text:span>illo el Prín-cipe de las Negras Sombras. Staurofila, que por lo que Prós-cope le había dicho sabía muy bien que él era el que la acom-pañaba, le conte<text:span text:style-name="T41">ﬆ</text:span>ó, pareciéndole que lo debía hacer así por cortesía, que sí lo deseaba. Entonces sonriendo el caballero, le respondió: «—Pues bien, bella Staurofila, el que tiene la dicha de acompañaros es el Príncipe de las Negras Som-bras». La pobre niña no supo qué conte<text:span text:style-name="T41">ﬆ</text:span>ar y siguió cami-nando en silencio. Su compañero procuraba hacerla entrar en conversación, cortó una flor y la presentó. Staurofila, con el aroma de e<text:span text:style-name="T41">ﬆ</text:span>a flor, desvanecida y embriagada, dejando su natural timidez, entabló y so<text:span text:style-name="T41">ﬆ</text:span>uvo una conversación muy vi-va y animada con su compañero; tanto que ha<text:span text:style-name="T41">ﬆ</text:span>a se atrevió a preguntarle por qué e<text:span text:style-name="T41">ﬆ</text:span>aba disfrazado. Él le respondió que en otra ocasión se lo diría.</text:p>
      <text:p text:style-name="P85"><text:s text:c="4"/>Volvieron al ca<text:span text:style-name="T41">ﬆ</text:span>illo ya anocheciendo y Staurofila se iba a retirar; mas al atravesar una galería, le salió Buletes al en-cuentro, y arrebatándole la flor le dijo con una voz de true-no, tan terrible que se hizo oír a pesar del encanto de los zar-cillos: «—Infiel Staurofila. ¿<text:span text:style-name="T49">A</text:span>sí pagas el inmenso amor del Príncipe de las Luces? E<text:span text:style-name="T41">ﬆ</text:span>á bien, lo sabrá, sí, sabrá tu ingra-titud», y mirándola indignado se retiró. Staurofila quedó co-mo herida de un rayo; permaneció por un momento inmóvil y después entró en su aposento: allí inmediatamente se quitó los zarcillos y los arrojó sobre una mesa. E<text:span text:style-name="T41">ﬆ</text:span>aba llena de a-margura, suspiraba y se paseaba agitada.</text:p>
      <text:p text:style-name="P85"><text:s text:c="4"/>De repente entró Próscope y la abrazó diciendo: «—Que-rida Staurofila, te doy el parabién, el Príncipe de las Negras Sombras e<text:span text:style-name="T41">ﬆ</text:span>á loco por ti; mira, te traigo una carta suya, lée-la». Staurofila retiró horrorizada la mano de Próscope y ex-clamó: «—No, no, de ninguna manera; nunca seré la esposa del Príncipe de las Negras Sombras. —E<text:span text:style-name="T41">ﬆ</text:span>á bien— le contes-tó su amiga—, no serás su esposa, pero lee e<text:span text:style-name="T41">ﬆ</text:span>a carta siquie-<text:soft-page-break/>ra para ver cómo se expresa». Staurofila lo rehusaba, pero Próscope se la leyó. En ella le decía el Príncipe:</text:p>
      <text:p text:style-name="P85"><text:s text:c="4"/>«Hermosa Staurofila, te doy las gracias porque te has dig-nado recibirme tan generosamente, y yo espero que cederás a mis deseos: me hace aguardar e<text:span text:style-name="T41">ﬆ</text:span>a dicha la amable acogida que me has hecho, que ha superado a todas mis esperanzas. Me has preguntado. ¿<text:span text:style-name="T41">P</text:span>or qué e<text:span text:style-name="T41">ﬆ</text:span>aba disfrazado? Pues bien, era para conocer si podrías amarme. Me has asegurado que deseabas mi venida y aquí e<text:span text:style-name="T41">ﬆ</text:span>oy». Después le decía otras mu-chas cosas, pintándole todas las grandezas que tendría a su lado.</text:p>
      <text:p text:style-name="P85"><text:s text:c="4"/>«—Calla, Próscope, calla— interrumpió Staurofila—; si e-res mi amiga no vuelvas a hablarme del Príncipe de las Ne-gras Sombras». Próscope calló en efe<text:span text:style-name="T42"></text:span>o, y dando un beso a su compañera salió.</text:p>
      <text:p text:style-name="P89"><text:s text:c="4"/>Staurofila viéndose sola se dejó caer sobre el asiento más cercano y lloró llena de desconsuelo.</text:p>
      <text:p text:style-name="P85"><text:s text:c="4"/>Pero ni aun e<text:span text:style-name="T41">ﬆ</text:span>e corto alivio le dejaron tener, pues llama-ron a la puerta y entró su tutor, que le dijo: «—Staurofila, es absolutamente necesario que tú seas la esposa del Príncipe de las Negras Sombras; sí, hija mía, ya lo sabes, la sierpe de siete cabezas lo protege; si persi<text:span text:style-name="T41">ﬆ</text:span>es en negarte a sus deseos nos devorará. —Pues bien —respondió Staurofila llorando—, es imposible, yo no seré nunca esposa del Príncipe de las Negras Sombras. —E<text:span text:style-name="T41">ﬆ</text:span>a tarde— dijo Pseudo-Epítropos, te has portado con él de una manera que le has hecho concebir las más risueñas esperanzas y ya no puedes desairarlo». Staurofila dijo, continuando su llanto: «—E<text:span text:style-name="T41">ﬆ</text:span>a tarde he sido muy indiscreta, pero no amo al Príncipe que me proponéis por esposo, y lo repito, no seré nunca suya». Entonces Pseu-do-Epítropos lleno de furor dijo: «—¡E<text:span text:style-name="T41">ﬆ</text:span>á bien, tú quedarás presa en e<text:span text:style-name="T41">ﬆ</text:span>e aposento, y dentro de tres días que se te dan pa-ra que respondas, o serás la señora de e<text:span text:style-name="T41">ﬆ</text:span>e ca<text:span text:style-name="T41">ﬆ</text:span>illo, o ¡tiem-bla!… ¡tiembla!…» Staurofila conte<text:span text:style-name="T41">ﬆ</text:span>ó que todo lo prefería a ser esposa del Príncipe de las Negras Sombras.</text:p>
      <text:p text:style-name="P87"><text:span text:style-name="T11"><text:s text:c="4"/>Pseudo-Epítropos salió sin conte</text:span><text:span text:style-name="T44">ﬆ</text:span><text:span text:style-name="T11">ar y su pupila quedó por un momento sola, pero pocos in</text:span><text:span text:style-name="T44">ﬆ</text:span><text:span text:style-name="T11">antes después entró Fi-</text:span><text:soft-page-break/><text:span text:style-name="T11">lautía y abrazándola le dijo: «—Hija mía. ¿</text:span><text:span text:style-name="T44">Q</text:span><text:span text:style-name="T11">ué es lo que te pasa? ¿Qué haces? Responde al Príncipe de las Negras Som--bras que serás su esposa. —¡Nunca! ¡Jamás! —interrumpió Staurofila—, ¡unirme a un príncipe a quien aborrezco! Me a-mas. ¿</text:span><text:span text:style-name="T50">Y</text:span><text:span text:style-name="T11"> me aconsejas que procure mi infelicidad? ¡Ah! bien conozco que la enfermedad que tienes te impide conocer en donde se encuentra mi verdadera felicidad y… —Querida hi-ja —le interrumpió Filautía—, no sé por qué aborreces al Príncipe de las Negras Sombras; porque si tú consintieras en ser su esposa serías feliz; ya lo ves, temblabas al pensar que le tendrías a tu lado y e</text:span><text:span text:style-name="T44">ﬆ</text:span><text:span text:style-name="T11">a tarde has e</text:span><text:span text:style-name="T44">ﬆ</text:span><text:span text:style-name="T11">ado hablando con él, y su conversación te ha divertido. —No prosigas— di-jo Staurofila, e</text:span><text:span text:style-name="T44">ﬆ</text:span><text:span text:style-name="T11">a tarde he sido muy indiscreta y muy culpa-ble». Y al decir e</text:span><text:span text:style-name="T44">ﬆ</text:span><text:span text:style-name="T11">o se puso a llorar y en su corazón le pedía al Príncipe de las Luces que la perdonara. Filautía, después de haber importunado largo tiempo a la desgraciada niña se durmió y ambas quedaron presas en aquel aposento.</text:span></text:p>
      <text:p text:style-name="P90"><text:s text:c="4"/>Staurofila viéndose sola se entregó a su dolor; se paseó lar-go rato, y después se dejó caer llorando sobre su lecho. Todo lo veía perdido; Buletes se había ido enojado de aquel pala-cio y ya no tenía que esperar ningún socorro de su parte.</text:p>
      <text:p text:style-name="P87"><text:span text:style-name="T11"><text:s text:c="4"/>E</text:span><text:span text:style-name="T44">ﬆ</text:span><text:span text:style-name="T11">aba llena de tan tri</text:span><text:span text:style-name="T44">ﬆ</text:span><text:span text:style-name="T11">es pensamientos y poseída de un inmenso dolor, cuando llegó a sus oídos el melodioso sonido de una flauta. Staurofila dejó violentamente el lecho y se a-somó al balcón. Era su fiel consejero, y temblando de gozo exclamó: «—¡Buletes! El amigo del Príncipe de las Luces —dijo en voz baja. —Sí, Staurofila, yo soy. —¡Ah! —dijo lloran-do la joven—, yo no merezco tus cuidados; pero una vez que eres tan generoso voy a decirte todo lo que sufro». Y le refirió lo que le había pasado aquella noche y cómo se hallaba presa en aquel aposento con Filautía. «—Pues bien, amada niña —conte</text:span><text:span text:style-name="T44">ﬆ</text:span><text:span text:style-name="T11">ó Buletes—, aquí e</text:span><text:span text:style-name="T44">ﬆ</text:span><text:span text:style-name="T11">oy para favorecerte. Vámonos luego, huyamos de e</text:span><text:span text:style-name="T44">ﬆ</text:span><text:span text:style-name="T11">e fune</text:span><text:span text:style-name="T44">ﬆ</text:span><text:span text:style-name="T11">o ca</text:span><text:span text:style-name="T44">ﬆ</text:span><text:span text:style-name="T11">illo y… —Sí, huyamos —interrumpió Staurofila. —Si e</text:span><text:span text:style-name="T44">ﬆ</text:span><text:span text:style-name="T11">ás dispue</text:span><text:span text:style-name="T44">ﬆ</text:span><text:span text:style-name="T11">a— dijo Buletes—, llama a Filautía y marchemos al momento. —Eso no pue-de ser— conte</text:span><text:span text:style-name="T44">ﬆ</text:span><text:span text:style-name="T11">ó la joven—: Filautía e</text:span><text:span text:style-name="T44">ﬆ</text:span><text:span text:style-name="T11">á dormida, y cuando e</text:span><text:span text:style-name="T44">ﬆ</text:span><text:span text:style-name="T11">o sucede es imposible despertarla. —Pues no podemos de-</text:span><text:soft-page-break/><text:span text:style-name="T11">jarla aquí —añadió Buletes—, porque su patria es el Reino de las Luces. Sólo queda un medio, y si tú quieres emplearlo podemos salir e</text:span><text:span text:style-name="T44">ﬆ</text:span><text:span text:style-name="T11">a noche. —Cuál es? —preguntó Staurofila. —Herirla —dijo Buletes—, con un punzón</text:span><text:span text:style-name="T11"><text:note text:id="ftn18" text:note-class="footnote"><text:note-citation>18</text:note-citation><text:note-body><text:p text:style-name="P91">Símbolo de la penitencia.</text:p></text:note-body></text:note></text:span><text:span text:style-name="T11"> que te daré. —No, no —dijo Staurofila—, mañana te prometo que no la de-jaré dormir. —Entonces, ha</text:span><text:span text:style-name="T44">ﬆ</text:span><text:span text:style-name="T11">a mañana —dijo el enviado del Príncipe de las Luces—, aquí vendré a e</text:span><text:span text:style-name="T44">ﬆ</text:span><text:span text:style-name="T11">a misma hora». La hija de Protogina se retiró del balcón más tranquila, conten-ta por haber librado a su querida compañera de un dolor que ella exageraba. Pensó entonces en escribir al Príncipe de las Negras Sombras para quitarle toda esperanza que su pasada ligereza pudiera haberle hecho concebir. Lo hizo en efe</text:span><text:span text:style-name="T46"></text:span><text:span text:style-name="T11">o, declarándole con toda severidad y firmeza que jamás con-sentiría en ser su esposa; que en vano intentaba deslumbrar-la con sus o</text:span><text:span text:style-name="T44">ﬆ</text:span><text:span text:style-name="T11">entosas promesas, porque las despreciaba; que permanecería en e</text:span><text:span text:style-name="T44">ﬆ</text:span><text:span text:style-name="T11">a resolución aunque la amenazara con los más horribles tormentos; que no le amaba; que si por una reprensible ligereza le había hecho concebir esperanzas, se avergonzaba y arrepentía de ello; finalmente, agregaba que le devolvía las alhajas porque no quería conservar cosa algu-na de su parte. Escrita e</text:span><text:span text:style-name="T44">ﬆ</text:span><text:span text:style-name="T11">a carta, Staurofila se recogió en su lecho y durmió sosegada el re</text:span><text:span text:style-name="T44">ﬆ</text:span><text:span text:style-name="T11">o de la noche. A la mañana siguiente quiso guardar en el cofrecito las alhajas, pero al hacerlo fijó su atención en aquel hermoso lazo de diamantes que Próscope al adornarla la víspera la había hecho notar. Le tomó en las manos y le miró una y otra vez. «—Tomaré —dijo— e</text:span><text:span text:style-name="T44">ﬆ</text:span><text:span text:style-name="T11">a preciosa alhaja». Diciendo e</text:span><text:span text:style-name="T44">ﬆ</text:span><text:span text:style-name="T11">o lo prendió a su pe-cho y guardó todo lo demás. En e</text:span><text:span text:style-name="T44">ﬆ</text:span><text:span text:style-name="T11">e momento entró Pesudo-Epítropos y le dijo que el Príncipe de las Negras Sombras había llevado muy a mal que se la hubiese encerrado. «—Sí, querida hija —añadió—, e</text:span><text:span text:style-name="T44">ﬆ</text:span><text:span text:style-name="T11">e generoso Príncipe te ama tan-to, que no quiere que se te mole</text:span><text:span text:style-name="T44">ﬆ</text:span><text:span text:style-name="T11">e; e</text:span><text:span text:style-name="T44">ﬆ</text:span><text:span text:style-name="T11">ás libre, puedes andar, si así lo quieres, por todo e</text:span><text:span text:style-name="T44">ﬆ</text:span><text:span text:style-name="T11">e palacio, y yo espero que tú a-gradecerás, como debes, e</text:span><text:span text:style-name="T44">ﬆ</text:span><text:span text:style-name="T11">e proceder. Te dejo, pues, pero piensa bien lo que te conviene».</text:span></text:p>
      <text:p text:style-name="P85"><text:soft-page-break/><text:s text:c="4"/>Staurofila quedó en su aposento sin atreverse a salir ha<text:span text:style-name="T41">ﬆ</text:span>a que Próscope entró y la convidó a pasear. La bella joven, en-tretenida con las diversiones de ese día, se olvidó de sus te-mores, y llevada por Próscope, se halló entre los concurren-tes más alegres y bulliciosos; pero permaneció resuelta a es-caparse. Llegó por fin la hora de recogerse y Staurofila se re-tiró a su aposento y se acercó al tocador. Una sonrisa de pla-cer entreabrió sus labios al mirar su bello ro<text:span text:style-name="T41">ﬆ</text:span>ro y al notar lo exquisito de sus adornos. La joya que había conservado brillaba en su pecho. «—¡Qué hermosa es!», dijo. Vio también la carta que había escrito al Príncipe de las Negras Som-bras; la leyó por hacer algo, y al acabar dijo: «—En términos más corteses podía yo haber pue<text:span text:style-name="T41">ﬆ</text:span>o e<text:span text:style-name="T41">ﬆ</text:span>a carta. E<text:span text:style-name="T41">ﬆ</text:span>e Príncipe, aunque lo aborrezco, no puedo negar que se ha portado de un modo muy galante conmigo; harto es rehusarme a corres-ponderle. Me ha colmado de obsequios. ¡Oh! ¿<text:span text:style-name="T41">A</text:span>marle?, eso no; jamás; pero podía decirse de otra manera que no le fuera tan humillante. Pondré otra carta… Mas no, el tiempo urge. Cómo ha de ser, ya e<text:span text:style-name="T41">ﬆ</text:span>á escrita. La dejaré: aquí la hallarán mañana después que yo haya partido».</text:p>
      <text:p text:style-name="P92"><text:s text:c="4"/>Di<text:span text:style-name="T41">ﬆ</text:span>raída con e<text:span text:style-name="T41">ﬆ</text:span>os pensamientos, se olvidó de cuidar que Filautía no se durmiera y sintió mucho verla sumergida en un profundo sueño. Probó despertarla, pero fue imposible, y dejándola se asomó al balcón donde esperó, y por fin vio ve-nir a Buletes, que le preguntó: «—¿E<text:span text:style-name="T41">ﬆ</text:span>ás dispue<text:span text:style-name="T41">ﬆ</text:span>a? —Sí, lo e<text:span text:style-name="T41">ﬆ</text:span>oy —respondió la joven—, pero Filautía se ha dormido. —Pues bien. ¿<text:span text:style-name="T41">T</text:span>e resuelves a lo que te propuse? —¡Oh!… no… pobre Filautía!… —Pero, amada niña, si no te resuelves ya ves a lo que te expones. —Mas… mi nodriza… herirla… —Es un dolor momentáneo. —No es posible… es sobre mis fuerzas… si de otro modo pudiera escaparme…» Aquí Buletes exclamó con acento tri<text:span text:style-name="T41">ﬆ</text:span>e: «¡Ah, Príncipe mío! ¡qué mal correspondi-do es tu amor! Tú, el más cariñoso de los amantes, tú que has hecho tantas finezas para tu tierno afe<text:span text:style-name="T42"></text:span>o. ¿<text:span text:style-name="T41">P</text:span>odrías esperar tanta ingratitud? Lo sabrá y su corazón se despedazará de dolor. ¡Adiós, desventurada Staurofila!, yo he hecho cuanto e<text:span text:style-name="T41">ﬆ</text:span>aba en mi mano para <text:soft-page-break/>salvarte; pero tú quieres perderte». Al decir e<text:span text:style-name="T41">ﬆ</text:span>o, hizo ademán de retirarse. «—No —dijo Staurofila—, no te vayas, Buletes, no me abandones, dame acá el punzón». Buletes subió por una <text:span text:style-name="T51">escala de cuerda y entregó a Staurofila un punzón que ella tomó e hirió con él a Filautía, la cual despertó. Buletes, que ya se hallaba también en el a-posento, impidió que gritase, bajó por la escala con ella y después con Staurofila y se encontraron en el jardín, del que salieron por una puerta que Buletes conocía, de la que habia podido hacer la llave, hallándose por din en el campo, fuera del ca</text:span><text:span text:style-name="T41">ﬆ</text:span><text:span text:style-name="T51">illo de las Negras Sombras.</text:span></text:p>
      <text:p text:style-name="P74"/>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4"/>
      <text:p text:style-name="P95"/>
      <text:p text:style-name="P95"/>
      <text:p text:style-name="P95"/>
      <text:p text:style-name="P96">C<text:span text:style-name="T28">APÍTULO</text:span> <text:span text:style-name="T38">V</text:span></text:p>
      <text:p text:style-name="P97"/>
      <text:p text:style-name="P98"><text:soft-page-break/><text:span text:style-name="T52">En una barca</text:span>. <text:span text:style-name="T6">—</text:span><text:span text:style-name="T39">El </text:span><text:span text:style-name="T53">monte de las tres Mansiones</text:span><text:span text:style-name="T29">. </text:span><text:span text:style-name="T6">—</text:span><text:span text:style-name="T53">La gruta</text:span><text:span text:style-name="T6">. —</text:span><text:span text:style-name="T53">Ausencia de Buletes</text:span><text:span text:style-name="T6">. —</text:span><text:span text:style-name="T53">Peligro de Staurofila</text:span><text:span text:style-name="T6">. —</text:span><text:span text:style-name="T53">Pide y alcanza socorro</text:span><text:span text:style-name="T6">. —</text:span><text:span text:style-name="T53">Vuelta de Buletes</text:span><text:span text:style-name="T35">. </text:span><text:span text:style-name="T6">—</text:span><text:span text:style-name="T53">El ani-llo</text:span><text:span text:style-name="T35">. </text:span><text:span text:style-name="T6">—</text:span><text:span text:style-name="T53">Subida del monte</text:span><text:span text:style-name="T35">. </text:span><text:span text:style-name="T6">—</text:span><text:span text:style-name="T53">El castillo de la falda</text:span><text:span text:style-name="T35">. </text:span><text:span text:style-name="T6">—</text:span><text:span text:style-name="T53">A-posento sin adorno</text:span><text:span text:style-name="T35">. </text:span><text:span text:style-name="T6">—</text:span><text:span text:style-name="T53">Una carta del Príncipe</text:span><text:span text:style-name="T35">.</text:span><text:span text:style-name="T6"> —</text:span><text:span text:style-name="T53">Lo que exige el Rey de las Luces</text:span><text:span text:style-name="T6">. —</text:span><text:span text:style-name="T53">Staurofila enseñada por Buletes</text:span><text:span text:style-name="T6">. —</text:span><text:span text:style-name="T53">Aposento adornado</text:span><text:span text:style-name="T40">.</text:span><text:span text:style-name="T6"> —</text:span><text:span text:style-name="T53">Segunda carta del Príncipe</text:span><text:span text:style-name="T6">. —</text:span><text:span text:style-name="T53">Anuncia su llegada</text:span><text:span text:style-name="T6">. —</text:span><text:span text:style-name="T53">Buletes va a esperar-lo al castillo de la Cumbre</text:span><text:span text:style-name="T6">. —</text:span><text:span text:style-name="T53">Dilación. </text:span><text:span text:style-name="T6">—</text:span><text:span text:style-name="T53">Tristezas de Staurofila. </text:span><text:span text:style-name="T6">—</text:span><text:span text:style-name="T53">Conversación con su nodriza. </text:span><text:span text:style-name="T6">— </text:span><text:span text:style-name="T53">Al balcón. </text:span><text:span text:style-name="T6">—</text:span><text:span text:style-name="T53">Una visita inesperada. </text:span><text:span text:style-name="T6">—</text:span><text:span text:style-name="T53">Staurofila seducida por Próscope. </text:span><text:span text:style-name="T6">—</text:span><text:span text:style-name="T53">Sale del castillo de la falda.</text:span></text:p>
      <text:p text:style-name="P97"/>
      <text:p text:style-name="P99"><text:s text:c="4"/>Staurofila se alejaba del fatal ca<text:span text:style-name="T54">ﬆ</text:span>illo; pero a cada paso volvía <text:span text:style-name="T55">la cabeza para mirarlo, y </text:span>ahogab<text:span text:style-name="T55">a en su</text:span> <text:span text:style-name="T55">p</text:span>echo un sus-piro pronto <text:span text:style-name="T55">a </text:span>escaparsele. Tal vez pensaba en sus <text:span text:style-name="T55">fi</text:span>e<text:span text:style-name="T54">ﬆ</text:span>as, en sus ba<text:span text:style-name="T55">i</text:span>les y demás regocijos, y sobre todo, en Próscope, en a-quella amiga que parecía amarle tanto, y que tanto la alegra-ba con su fe<text:span text:style-name="T54">ﬆ</text:span>iva vivacidad. «Quizás <text:span text:style-name="T56">—</text:span>pensaba ella<text:span text:style-name="T56">—</text:span>, quizás es demasiado exigente Buletes, y bien hubiera yo podido per-manecer en ese ca<text:span text:style-name="T54">ﬆ</text:span>illo y al lado de mi amiga». Pero prefería todos e<text:span text:style-name="T54">ﬆ</text:span>os males a enojar a su prote<text:span text:style-name="T57"></text:span>or, que no consentía que fuera de otra suerte. Entregada a e<text:span text:style-name="T54">ﬆ</text:span>os pensamientos no hablaba, y Buletes también guardaba silencio, temiendo des-pertar a los del ca<text:span text:style-name="T54">ﬆ</text:span>illo.</text:p>
      <text:p text:style-name="P99"><text:s text:c="4"/>Llegaron a la orilla de un caudaloso río; allí Buletes hizo entrar en una barca a la joven y a su nodriza, y se puso a di-rigir la pequeña embarcación. Corría mansamente el río, sus plateadas aguas e<text:span text:style-name="T54">ﬆ</text:span>aban iluminadas por los rayos de la luna, la barquilla se deslizaba suavemente, parecía que no avanza-ba, y sólo se notaba su movimiento porque se veían alejar los objetos. Al paso que se borraban las sombrías torres del cas-tillo, sentía Staurofila aliviarse de un gran peso su corazón. El ambiente era para ella más puro, y ha<text:span text:style-name="T54">ﬆ</text:span>a Filautía experi-mentó un cierto biene<text:span text:style-name="T54">ﬆ</text:span>ar. La joven quiso sacar de su seno el retrato de su dueño amado; mas al hacerlo, la cadena de que pendía el retrato se enredó en el lazo prendido a su pecho, a-<text:soft-page-break/>quel lazo de diamantes que ella había conservado. E<text:span text:style-name="T54">ﬆ</text:span>reme-cióse al notar e<text:span text:style-name="T54">ﬆ</text:span>a rara coincidencia; el retrato de su dueño, de su esposo, era detenido, ap<text:span text:style-name="T58">ri</text:span>sionado, impedido de llegar a ella por el recuerdo de su rival. Quedó pensativa un momen-to, y por fin dijo: «<text:span text:style-name="T56">—</text:span>Buletes, e<text:span text:style-name="T54">ﬆ</text:span>a joya que ves brillar en mi pecho es una de las alhajas que el Príncipe de las Negras Sombras me había regalado. Su singular belleza me ha he-cho desear conservarla; mas si te parece que el Príncipe se o-fenderá, no la quiero retener. <text:span text:style-name="T56">—</text:span>Sí, hija mía, sí se ofenderá <text:span text:style-name="T56">—</text:span>le conte<text:span text:style-name="T54">ﬆ</text:span>ó Buletes<text:span text:style-name="T56">—</text:span>; el Príncipe te ama demasiado para no tener celos; y si tú conocieras cuan poderoso y cuán rico es, y lo que prepara para ti, tendrías en nada todo lo que no <text:span text:style-name="T58">v</text:span>inie-ra de su mano. Despreci<text:span text:style-name="T58">a,</text:span> pues, esa vil alhaja y arrójala de ti, no te deslumbre su falso brillo». Staurofila al in<text:span text:style-name="T54">ﬆ</text:span>ante a-rrancó de su pecho aquel adorno que tanto la había seducido y se lo entregó a Buletes. «<text:span text:style-name="T56">—</text:span>Tú harás de él <text:span text:style-name="T56">—</text:span>le <text:span text:style-name="T58">d</text:span>ijo<text:span text:style-name="T56">—</text:span> lo que gu<text:span text:style-name="T54">ﬆ</text:span>es», y Buletes le respondió: «<text:span text:style-name="T56">—</text:span>Yo se la devolveré a su du-e<text:span text:style-name="T59">ñ</text:span>o prote<text:span text:style-name="T54">ﬆ</text:span>andole que tú ya no quieres conservar cosa suya; pero, hija mía, mira, te ruego, e<text:span text:style-name="T54">ﬆ</text:span>a joya cuyo brillo te había deslumbrado». Staurofila la miró en manos de Buletes. ¡Oh! ¿<text:span text:style-name="T59">Q</text:span>ué se había hecho aquella belleza que la había fascinado? Desvanecido el encantó a que debía su brillantez y hermosu-ra, sólo era un con junto de toscas piedras que ella no acerta-ba a comprender cómo había podido agradarle. Salieron por fin a la otra orilla y caminaron por un campo solitario ha<text:span text:style-name="T54">ﬆ</text:span>a l<text:span text:style-name="T60">l</text:span>egar al pie del monte. E<text:span text:style-name="T54">ﬆ</text:span>e monte se por un campo solitario ha<text:span text:style-name="T54">ﬆ</text:span>a llegar al pie del monte. E<text:span text:style-name="T54">ﬆ</text:span>e monte se llamaba las tre<text:span text:style-name="T61">s</text:span> Mansiones, y tenía una apacible gruta a su pie. Allí entró Buletes con Staurofila y Filautía. El amigo del Príncipe de las Luces dijo a la joven: «<text:span text:style-name="T56">—</text:span>Aquí, Staurofila, descansaremos unos días». La hermosa niña aceptó gu<text:span text:style-name="T54">ﬆ</text:span>osa, viendo que la gruta era de una frescura encantadora: allí se escuchaba el suave murmullo de un arroyo y se veía un campo que era de los menos e<text:span text:style-name="T54">ﬆ</text:span>ériles de aquella tri<text:span text:style-name="T54">ﬆ</text:span>e comarca. Staurofila y Filautía pasaron en e<text:span text:style-name="T54">ﬆ</text:span>e lugar unos días llenos de paz y de tranquilidad. Buletes llevaba lo necesario para el su<text:span text:style-name="T54">ﬆ</text:span>ento, y Staurofila, ayudada de su nodriza, preparaba la frugal comi-<text:soft-page-break/>da. Al caer la tarde salían los tres a dar un paseo. Buletes las conducía por el mejor camino, andaban un rato y después se sentaban, y entonces Buletes tocaba la flauta, o les hablaba de la hermosura del Reino de las Luces, o de la gallardía y valor de su Príncipe. Staurofila se encontraba verdadera-mente feliz, y sólo suspiraba por el dichoso día en que por fin viera su hermoso ro<text:span text:style-name="T54">ﬆ</text:span>ro. Pero e<text:span text:style-name="T54">ﬆ</text:span>a felicidad fue inte-rrumpida, porque Buletes tuvo que separarse por unos días, y así se lo anunció a Staurofila. La pobre ni<text:span text:style-name="T62">ñ</text:span>a se alarmó y rogó a su fiel compañero que no la abandonara, pero é<text:span text:style-name="T54">ﬆ</text:span>e le dijo: «<text:span text:style-name="T56">—</text:span>Querida Staurofila, voy a traer tu tesoro: la cajita que se halla enterrada en tu antigua casa; mas aquí e<text:span text:style-name="T54">ﬆ</text:span>arás muy segura; si quieres seguir mis consejos, no te alejes de es-ta gruta; <text:span text:style-name="T63">cuando</text:span> <text:span text:style-name="T63">s</text:span>algas a dar un <text:span text:style-name="T63">p</text:span>ase<text:span text:style-name="T63">o</text:span> no lo hagas sin<text:span text:style-name="T63">o</text:span> has-ta el pe<text:span text:style-name="T63">q</text:span>ueñ<text:span text:style-name="T63">o</text:span> <text:span text:style-name="T63">arroyo que desde aquí se ve, porque tus enemi-gos</text:span> te buscan <text:span text:style-name="T63">s</text:span>in cesar, y ahora que voy a ausentarme es pre-ciso redoblar las precauciones». Marchó Buletes, y Staurofi-la quedó llena de temor. Los primeros días no quería salir y temblaba al menor ruido. Una vez por fin se atrevió a dar un paseo, pero fue muy puntual en obedecer a su prudente ami-go. Así pasaron algunos días sin que la joven desobedeciese a Buletes; mas la una tarde que salió, como siempre, acompa-ñada de <text:span text:style-name="T64">Filautía</text:span>, é<text:span text:style-name="T54">ﬆ</text:span>a le dijo: «<text:span text:style-name="T56">—</text:span>Mira, hija, qué her<text:span text:style-name="T65">m</text:span>oso campo se ve desde aquí. ¿<text:span text:style-name="T65">V</text:span>amos a andar un poco más? <text:span text:style-name="T56">—</text:span>No, no <text:span text:style-name="T56">—</text:span>dijo Staurofila<text:span text:style-name="T56">—.</text:span> ¿<text:span text:style-name="T65">H</text:span>as olvidado que Buletes me dijo que no pasáramos por e<text:span text:style-name="T54">ﬆ</text:span>e arroyo? <text:span text:style-name="T56">—</text:span>Sí <text:span text:style-name="T56">—</text:span>replicó la nodriza<text:span text:style-name="T56">—</text:span>, es verdad, pero. ¿<text:span text:style-name="T65">Q</text:span>ué te ha de suceder con andar unos pa-sos más? <text:span text:style-name="T56">—</text:span>Ya ves <text:span text:style-name="T56">—</text:span>dijo Staurofila<text:span text:style-name="T56">— </text:span>que siempre que he de-sobedecido a Buletes me ha ido mal. <text:span text:style-name="T56">—</text:span>Nada más ha<text:span text:style-name="T54">ﬆ</text:span>a aquel árbol», insi<text:span text:style-name="T54">ﬆ</text:span>ió Filautía, y de tal manera importu<text:span text:style-name="T65">no</text:span> la pobre niña, que al fin cedió a sus deseos. Echaron <text:span text:style-name="T65">a </text:span>andar, <text:span text:style-name="T65">y</text:span> <text:span text:style-name="T65">l</text:span>lega-ron a donde e<text:span text:style-name="T54">ﬆ</text:span>aba el árbol, se sentaron a su sombra y pasa-ron un rato muy divertidas. «<text:span text:style-name="T56">—</text:span>Ya lo ves, hija mía <text:span text:style-name="T56">—</text:span>dijo Fi-lautía<text:span text:style-name="T56">—</text:span>, ya ves, nada te ha sucedido; es verdad que corres al-gún riesgo, pero no tanto como pondera Buletes». Staurofila iba a responder que también a ella le parecía que su amigo era más tímido de lo que debía, cuando oyó un ligero ruido, <text:soft-page-break/>volvió la cabeza y vio, sin caberle duda, soldados del Prínci-pe de las Negras Sombras. Se levantó al momento y arreba-tando a Filautía echó a correr hacia el m<text:span text:style-name="T65">o</text:span>nte; pero ya le fal-taban las fuerzas, y ya veía muy cerca a sus enemigos. ¡Qué confli<text:span text:style-name="T57"></text:span>o! Redobla sus esfuerzos, aviva el pa<text:span text:style-name="T66">so,</text:span> mas Filautía no puede seguirla: ¡<text:span text:style-name="T67">L</text:span>e es imposible escapar! El suelo era es-cabroso, tropieza y cae a pocos pasos de sus perseguidores. Entonces felizmente le ocurrió una idea, la de pedir socorro. «<text:span text:style-name="T56">—</text:span>¡ Favor! <text:span text:style-name="T56">—</text:span><text:span text:style-name="T67">D</text:span>ijo gritando<text:span text:style-name="T56">—. </text:span>¡<text:span text:style-name="T68">F</text:span>avor a la esposa del Príncipe de las Luces!…» Apenas había exhalado e<text:span text:style-name="T54">ﬆ</text:span>e grito, vio salir del bosque un hermoso joven con la librea del Reino de las Luces, el cual extendió un pañuelo <text:span text:style-name="T68">y</text:span> al y momento una nube se puso <text:span text:style-name="T68">al</text:span> derredor suyo haciéndolas invisibles a los que las perseguían, los cuales después de haberlas buscado inútil-mente algún tiempo, retrocedieron cansados, y la perseguida esposa del Príncipe de las Luces pudo respirar tranquila, y dijo a su libertador: «<text:span text:style-name="T56">—</text:span>¿Quién eres tú, joven ga<text:span text:style-name="T69">l</text:span>lardo? <text:span text:style-name="T56">—</text:span>Yo soy <text:span text:style-name="T56">—</text:span>respondió el joven<text:span text:style-name="T56">—</text:span>, un servidor servidor del Prínci-pe de las Luces, muy inferior a Buletes, quien se dignó en-carg<text:span text:style-name="T69">arme</text:span> que durante su ausencia velara por ti. Amable Staurofila, sabe que aquí e<text:span text:style-name="T54">ﬆ</text:span>oy para defenderte; pero no te expongas temerariamente, pues Buletes ha querido experi-mentar tu prudencia porque es una de las principales cuali-dades que han de adornar a la esposa del Príncipe, mi Se-ñor». Acabando de decir e<text:span text:style-name="T54">ﬆ</text:span>as palabras condujo a Staurofila a la gruta y se retiró. Ella desde entonces, pasó los días que faltó Buletes más retirada, y no a daba ya oídos a las importunaciones de Filautía.</text:p>
      <text:p text:style-name="P99"><text:span text:style-name="T70"><text:s text:c="4"/>Pocos días más tarde volvió Buletes y entregó a su joven protegida la pequeña caja que contenía su tesoro, y después de haberla reprendido suavemente por su indiscreción, le dijo: </text:span><text:span text:style-name="T70">«</text:span><text:span text:style-name="T56">—</text:span><text:span text:style-name="T70">Amada niña, ahora ya e</text:span><text:span text:style-name="T71">ﬆ</text:span><text:span text:style-name="T70">ás libre y fuera del ca</text:span><text:span text:style-name="T71">ﬆ</text:span><text:span text:style-name="T70">illo de tus tus enemigos y puedes llevar en tu mano el anillo del Príncipe». Staurofila presentó su mano gozosa y Buletes le colocó en el dedo el precioso anillo.</text:span></text:p>
      <text:p text:style-name="P99"><text:s text:c="4"/>Al día siguiente, le dijo a Staurofila que se preparara para cambiarse de habitación, y <text:span text:style-name="T72">diciendo</text:span> ella que e<text:span text:style-name="T54">ﬆ</text:span>aba <text:span text:style-name="T72">pronta</text:span>, <text:soft-page-break/>la tomó <text:span text:style-name="T72">por</text:span> la mano y <text:span text:style-name="T72">empezaron</text:span> a subir. El monte era escarpado y la subida difícil, <text:span text:style-name="T73">y más</text:span> para una niña débil y enferma como Staurofila.</text:p>
      <text:p text:style-name="P99"><text:s text:c="3"/>Buletes, viéndola fatigada, le dijo cariñosamente: «<text:span text:style-name="T56">—</text:span>Toma aliento, querida niña, no quiero que tu delicada salud se que-brante; aquí nos detendremos y luego luego proseguiremos nue<text:span text:style-name="T54">ﬆ</text:span>ro camino». Y para distraer a la joven, le habló de su prometido esposo en e<text:span text:style-name="T54">ﬆ</text:span>os términos: «<text:span text:style-name="T56">—</text:span>El Príncipe, mi Se-ñor, querida niña, te ama sobre toda ponderación. En medio de las delicias y esplendor de su Reino, su pensamiento se halla siempre fijo en el tri<text:span text:style-name="T54">ﬆ</text:span>e Desierto de las Lágrimas, las fie<text:span text:style-name="T54">ﬆ</text:span>as continuas no hacían más que recordarle que su bien amada no participaba de ellas y concebía los más ardientes deseos de v<text:span text:style-name="T74">e</text:span>nir a e<text:span text:style-name="T54">ﬆ</text:span>e lugar para conducirte en triun<text:span text:style-name="T74">f</text:span>o a a-quella man<text:span text:style-name="T74">s</text:span>ión <text:span text:style-name="T74">de la</text:span> ventura y que sus felices vasallos cele-braran tu belleza, como celebran su gallardía y valor. Mu-chas veces te he hablado de e<text:span text:style-name="T54">ﬆ</text:span>o; pero nunca podré digna-mente pintarte la ternura de tu amante esposo». Staurofila se sintió en extremo conmovida, entreabrió sus labios una sonrisa de júbilo, y a sus ojos asomaron dulces, deliciosas la-grimas, y se levantó diciendo: «<text:span text:style-name="T56">—</text:span>Continuemos nue<text:span text:style-name="T54">ﬆ</text:span>ro ca-mino».</text:p>
      <text:p text:style-name="P99"><text:s text:c="4"/>Llegaron por fin a un palacio que se hallaba en la falda de dicho monte <text:span text:style-name="T75">y</text:span> Buletes dijo: «<text:span text:style-name="T56">—</text:span>Amada niña, e<text:span text:style-name="T54">ﬆ</text:span>a va a ser a-hora tu habitación ha<text:span text:style-name="T54">ﬆ</text:span>a que el Príncipe disponga otra co-sa». Staurofila descansó un momento porque se halla<text:span text:style-name="T75">ba</text:span> fati-<text:span text:style-name="T75">g</text:span>ada <text:span text:style-name="T75">y</text:span> después ella <text:span text:style-name="T75">y </text:span>Filautía empezaron a <text:span text:style-name="T76">reconocer su nueva</text:span> morada. Era e<text:span text:style-name="T54">ﬆ</text:span>e palacio una de las fortalezas que el Príncipe de las Luces tenía en el Desierto y la segunda de las tres mansiones del monte, la cual se llamaba e ca tillo de la Falda. Había allí una fuerte guarnición, de modo que Stau-rofila se vio en completa seguridad y se llenó de g<text:span text:style-name="T76">ozo.</text:span></text:p>
      <text:p text:style-name="P99"><text:s text:c="4"/><text:span text:style-name="T77">Seguida de Filautía miró todas las habitaciones del pala-cio. Allí había ricos y espaciosos salones adornados con re-gia magnificencia, gabinetes </text:span>llenos de mil curiosidades cien-tíficas, grandes despensas con todo lo que se podía apetecer; la habitación de<text:span text:style-name="T54">ﬆ</text:span>inada para ella e<text:span text:style-name="T54">ﬆ</text:span>aba adornada con <text:soft-page-break/>particular esmero, contenía todo cuanto hubiera podido de-sear, bien se dejaba ver que e<text:span text:style-name="T54">ﬆ</text:span>aba dispue<text:span text:style-name="T54">ﬆ</text:span>a por quien anhe-laba complacerla. Vieron también el jardín, que no e<text:span text:style-name="T54">ﬆ</text:span>aba cultivado: era una gran porción de tierra llena de espinas y malezas. Por último, vieron el aposento de<text:span text:style-name="T54">ﬆ</text:span>inado para el Príncipe, el cual no tenía mueble alguno. Staurofila pregun-to: «<text:span text:style-name="T56">—</text:span>¿Por qué en aque<text:span text:style-name="T78">l</text:span> aposento faltaban la hermosa tapi-cería y ricos muebles que se veían en los otros?» Buletes le conte<text:span text:style-name="T54">ﬆ</text:span>ó: «<text:span text:style-name="T56">—</text:span>No sin objeto ha quedado e<text:span text:style-name="T54">ﬆ</text:span>e aposento sin a-dorno. ¿Preguntas por qué? Pues bien, se ha querido que tú seas quien lo adorne, lo que harás con sumo placer y con to-do el primor que e<text:span text:style-name="T54">ﬆ</text:span>é de tu parte». Staurofila respondió con voz que expresaba a un tiempo el temor y el alborozo: «<text:span text:style-name="T56">—</text:span><text:span text:style-name="T79">¡</text:span>Oh, respetable Buletes! <text:span text:style-name="T78">N</text:span>o dudes nunca del inmenso placer que será para mí trabajar para el amado Príncipe. Pero. ¿<text:span text:style-name="T78">Q</text:span>uién soy yo para hacerlo de una manera agradable y her-mosa a sus ojos?» Buletes le dijo: «<text:span text:style-name="T56">—</text:span>Staurofila, el Príncipe te ama con tan dulcísima ternura, que la menor cosa que em-prendas por su amor le parecerá hermosa y de precio ine<text:span text:style-name="T54">ﬆ</text:span>i-mable. Descansa por ahora <text:span text:style-name="T56">—</text:span>continuó conduciéndola a su a-posento<text:span text:style-name="T56">— </text:span>y no temas nada, yo te ayudaré; sólo se necesita de tu parte docilidad y con<text:span text:style-name="T54">ﬆ</text:span>ancia».</text:p>
      <text:p text:style-name="P93"><text:s text:c="4"/>Habiendo quedado sola Staurofila, abrió su balcón. Al ver aquellos valientes guerreros que hacían la guardia a sus puertas, respiró, y una sonrisa del más puro gozo entreabrió sus labios, recordando las palabras de Buletes: <text:span text:style-name="T7">“El Príncipe te ama con dulcísima ternura”</text:span>.</text:p>
      <text:p text:style-name="P99"><text:span text:style-name="T80"><text:s text:c="4"/>P</text:span>oco después l<text:span text:style-name="T80">l</text:span>amaron a su puerta y se oyó la voz de Bule-tes que decía: abrió con «<text:span text:style-name="T56">—</text:span>Staurofila. ¡<text:span text:style-name="T81">U</text:span>na carta del Prínci-pe!» Al oír e<text:span text:style-name="T54">ﬆ</text:span>o, la joven abrió con pre<text:span text:style-name="T54">ﬆ</text:span>eza y tomo temblan-do de emoción la carta que le presentaba Buletes diciendo: «<text:span text:style-name="T56">—</text:span>Princesa de las Luces, e<text:span text:style-name="T54">ﬆ</text:span>o para ti de parte de tu esposo»; y después de haberla entregado se retiró para dejarla que go-zara de su dicha con entera libertad. ¡Y bien, favorecida y re-galada amante, doncella mil veces venturosa, escogida por dicha tuya desde antes de nacer para la honra mayor que i-maginarse pueda! ¿Qué dices al leer los conceptos de tu due-<text:soft-page-break/>ño? ¿Qué juicio te formas de él? ¿E<text:span text:style-name="T54">ﬆ</text:span>ás satisfecha de su a-mor? ¿Serás feliz a su lado? Juzgas que han sido compensa-dos tus trabajos y sacrificios?… Pero. ¿<text:span text:style-name="T81">Q</text:span>ué haces? Tu sem-blante e<text:span text:style-name="T54">ﬆ</text:span>á encendido, tu corazón palpita, tus ojos baña tier-no y delicioso llanto, y aun permaneces e<text:span text:style-name="T54">ﬆ</text:span>rechando a tus la-bios el querido papel. ¡Oh, la más hermosa de las mujeres! ¿Qué te dice tu amado?</text:p>
      <text:p text:style-name="P99"><text:s text:c="4"/>El Principie le expresa<text:span text:style-name="T82">b</text:span>a su dilección con inexplicable, <text:span text:style-name="T82">con inconcebible </text:span>ternura; la llamaba su perfe<text:span text:style-name="T57"></text:span>a, su toda hermosa. «Sesenta ilu<text:span text:style-name="T54">ﬆ</text:span>res princesas <text:span text:style-name="T56">—</text:span>le decía<text:span text:style-name="T56">—</text:span>, <text:span text:style-name="T82">o</text:span>chenta nobilísimas señoras, e innumerables doncellas hermosas re-cogidas de todo el Reino me son propue<text:span text:style-name="T54">ﬆ</text:span>as en casamiento. Mas. ¡<text:span text:style-name="T82">O</text:span>h, amor! ¿Y quién osará compararlas con mi escogi-da, con mi única paloma?»<text:note text:id="ftn0" text:note-class="footnote"><text:note-citation>19</text:note-citation><text:note-body><text:p text:style-name="P100">Cantar de los cantares, capitulo VI, y versículo 7.</text:p></text:note-body></text:note></text:p>
      <text:p text:style-name="P99"><text:s text:c="4"/>Staurofila pensó desmayarse de placer y de amor al leer e<text:span text:style-name="T54">ﬆ</text:span>a tiernísima carta, muchas veces repitió su le<text:span text:style-name="T57"></text:span>ura. Pocos días después recibió también una carta del Rey de las Luces: la llamaba que <text:span text:style-name="T83">su</text:span> <text:span text:style-name="T83">que</text:span>rida Staurofila, y le decía que deseaba ardientemente que llegara <text:span text:style-name="T83">el</text:span> día en que pudiera llamarla su hija; pero que antes quería que hiciera tres cosas, a saber: el retrato del Príncipe, un ve<text:span text:style-name="T54">ﬆ</text:span>ido bordado con el que se había de presentar el día de su boda, y que é<text:span text:style-name="T54">ﬆ</text:span>a sería después que hubieran dado flores y frutos unas semillas que le mandaba.</text:p>
      <text:p text:style-name="P99"><text:s text:c="4"/>Staurofila, al le<text:span text:style-name="T84">e</text:span>r e<text:span text:style-name="T54">ﬆ</text:span>a carta, se llenó de desconsuelo, y llo-rando dijo a Buletes: «<text:span text:style-name="T56">—</text:span>El Rey no quiere que yo sea la espo-sa de su hijo. Ya lo ves: yo no sé ni dibujar, ni bordar, y por lo que hace a e<text:span text:style-name="T54">ﬆ</text:span>as semillas, no sé ni en qué terreno se deberán sembrar». Buletes la animó diciéndole que él le enseñaría to-do lo que el Rey pedía, que todo e<text:span text:style-name="T54">ﬆ</text:span>aba en que ella fuera dócil y se aplicara; que aquello no <text:span text:style-name="T85">e</text:span>ra tan difícil como ella creía. Staurofila prometió hacer cuanto Buletes le ordenara.</text:p>
      <text:p text:style-name="P99"><text:s text:c="4"/>El fiel amigo del Príncipe se dedicó, en efe<text:span text:style-name="T57"></text:span>o, con grande empeño, a formár de la joven encargada a su cuidado una es-posa digna de tan poderoso Señor y tan cumplido caballero. Pero e<text:span text:style-name="T54">ﬆ</text:span>o no le co<text:span text:style-name="T54">ﬆ</text:span>aba poco trabajo, pues la pobre Staurofila carecía de toda clase de in<text:span text:style-name="T54">ﬆ</text:span>rucción, o mejor dicho, su educa-<text:soft-page-break/>ción e<text:span text:style-name="T54">ﬆ</text:span>aba viciada aunque deseaba aprender; pero la cos-tumbre que tenía de e<text:span text:style-name="T54">ﬆ</text:span>ar ociosa la hacia cansarse a poco tiempo de e<text:span text:style-name="T54">ﬆ</text:span><text:span text:style-name="T86">udio.</text:span></text:p>
      <text:p text:style-name="P99"><text:s text:c="4"/>Con admirable paciencia Buletes decía a su discípula có-mo había de preparar la tierra para sembrar las semillas, y le ponía los primeros trazos del dibujo para que algún día pudiera pintar el amado y hermoso ro<text:span text:style-name="T54">ﬆ</text:span>ro del Príncipe; le presentaba los dibujos mandados del Reino de las Luces que eran los que había de bordar en su ve<text:span text:style-name="T54">ﬆ</text:span>ido de boda, y le pro-curaba enseñar el idioma de las luces, que que era muy dife-rente del que se hablaba en el Desierto.</text:p>
      <text:p text:style-name="P99"><text:s text:c="4"/>Pasaron así los días, y Staurofila unas veces adelantando muy <text:span text:style-name="T87">poco, otros algo más, y otros nada</text:span>. Buletes la animaba y y alentaba con <text:span text:style-name="T87">la</text:span> mayor ternura y <text:span text:style-name="T87">paciencia;</text:span> y cuando ella rehusaba ob<text:span text:style-name="T54">ﬆ</text:span>inadamente trabajar, la reprendía con dulzura y le recordaba que el Príncipe de las Luces esperaba con la mayor ansiedad que diera término a sus tareas.</text:p>
      <text:p text:style-name="P99"><text:s text:c="4"/>Al mismo tiempo trabajaba en adornar el aposento del Príncipe, y por fin terminó felizmente tan dulce ocupación. Bellas tap<text:span text:style-name="T88">i</text:span>cerías para adornar las paredes, ricas y blanquísi-mas cortinas para el lecho y las ventanas, tapete para la me-sa y mullido cojín para el sillón. Todo e<text:span text:style-name="T54">ﬆ</text:span>o había trabajado nue<text:span text:style-name="T54">ﬆ</text:span>ra joven bajo la dirección Bulates adada poderosamen-te <text:span text:style-name="T88">por él.</text:span></text:p>
      <text:p text:style-name="P101"><text:s text:c="4"/>Staurofila, terminado ya todo, dirigida por por su amigo, que cono<text:span text:style-name="T89">cía muy bien el gu</text:span><text:span text:style-name="T54">ﬆ</text:span><text:span text:style-name="T89">o</text:span> del Príncipe, adornó a el apo-sento y todo quedó <text:span text:style-name="T90">con el ma</text:span>yor orden y belleza. La joven quedó extasiada contemplándolo, y exclamo: «<text:span text:style-name="T56">—</text:span>¿Cuándo vendrá el due<text:span text:style-name="T90">ñ</text:span>o de <text:span text:style-name="T90">mi </text:span>corazón a ocupar e<text:span text:style-name="T54">ﬆ</text:span>e aposento? ¿Cuá<text:span text:style-name="T90">n</text:span>do reposará en <text:span text:style-name="T90">e</text:span><text:span text:style-name="T54">ﬆ</text:span><text:span text:style-name="T90">e</text:span> lecho? ¿Cuándo verán sus ojos todo lo que mis manos han preparado? ¡Cuánto tarda! ¡Oh! <text:span text:style-name="T90">V</text:span>en, luz de mis ojos, ven a llenarme de tu alegre claridad. ¿Y qué quiero ni deseo si no es a ti? ¿<text:span text:style-name="T90">T</text:span>e agradara lo que he pre-parado? Sí, sin duda, así lo espero de tu bondad y de amor. Mi alma arde en deseos de unirse a ti. ¿De dónde a mí tanta dicha que te haya de preparar una morada? ¡Cuántas prince-sas en el Reino de las Luces me envidiarán e<text:span text:style-name="T54">ﬆ</text:span>a ventura!» O-<text:soft-page-break/>tras a <text:span text:style-name="T90">m</text:span>uchas expresiones di<text:span text:style-name="T57"></text:span>adas por el amor dijo Stauro-fila, y e<text:span text:style-name="T54">ﬆ</text:span>ando ocupada en <text:span text:style-name="T90">t</text:span>an ta dulces pensamientos entró Buletes, trayendo una carta en la mano que presentó a la jo-ven, é<text:span text:style-name="T54">ﬆ</text:span>a la tomó y al punto dio un grito de júbilo conocien-do la letra, y su gozo llegó al colmo al ver que el Príncipe le decía en ella que iba a llegar a un ca<text:span text:style-name="T54">ﬆ</text:span>illo <text:span text:style-name="T90">q</text:span>ue en la cumbre de aquel mismo monte tenía, y que después de arreglar un negocio que le detendría poco tiempo, volaría a su lado. Staurofila e<text:span text:style-name="T54">ﬆ</text:span>rechó contra su seno e<text:span text:style-name="T54">ﬆ</text:span>a querida carta y son-rió de placer al pensar que pronto vería a su amado, y aca-bando de l<text:span text:style-name="T90">e</text:span>er dijo a Buletes: «<text:span text:style-name="T56">—</text:span>¿Qué me dice el Principe? ¡Que pronto lo veré! ¡Será e<text:span text:style-name="T54">ﬆ</text:span>o posible! <text:span text:style-name="T91">¡</text:span>A<text:span text:style-name="T91">h</text:span>! <text:span text:style-name="T91">S</text:span>i el no fuera quien lo dice, no podría cre<text:span text:style-name="T91">e</text:span>r en mi dicha. <text:span text:style-name="T56">—</text:span>Sí, amada Stau-rofila <text:span text:style-name="T56">—</text:span>le respondió Buletes<text:span text:style-name="T56">—</text:span>, tu ventura es cierta; pronto veras al amable y gallardo Príncip<text:span text:style-name="T91">e</text:span>. Pr<text:span text:style-name="T91">e</text:span>parate, pues, a reci-birle, trabaja ahora con más empeño que nunca, <text:span text:style-name="T91">de</text:span>mue<text:span text:style-name="T54">ﬆ</text:span>ra que eres digna del amor que te profesa; tu felicidad se procu-ra merecerla. El Príncipe me hace también el honor de diri-girme una carta; imponte de lo que me dice en <text:span text:style-name="T91">e</text:span>l<text:span text:style-name="T91">l</text:span>a». Stauro-fila tomó la carta que le presentaba Buletes, y después de ha-berla <text:span text:style-name="T92">leído </text:span>dijo: «<text:span text:style-name="T56">—</text:span>¡ Cómo! ¿<text:span text:style-name="T92">M</text:span>e dejas? <text:span text:style-name="T56">—</text:span>Sí, amada niña <text:span text:style-name="T56">—</text:span>le conte<text:span text:style-name="T54">ﬆ</text:span>ó B<text:span text:style-name="T92">u</text:span>letes<text:span text:style-name="T56">—</text:span>, el Príncipe, mi Señor, me ordena que va-ya al in<text:span text:style-name="T54">ﬆ</text:span>ante a esperarle al ca<text:span text:style-name="T54">ﬆ</text:span>illo de la Cumbre, pero mi ausencia durará <text:span text:style-name="T92">m</text:span>uy pocos días, porque, según creo, muy pronto se dirigirá a e<text:span text:style-name="T54">ﬆ</text:span>e palacio para cumplir el más ardien-te de sus des<text:span text:style-name="T92">e</text:span>os. Mas en tanto que me hallo lejos de ti, no sal-gas fuera de e<text:span text:style-name="T54">ﬆ</text:span>e ca<text:span text:style-name="T54">ﬆ</text:span>illo, y ni aun te aso<text:span text:style-name="T93">m</text:span>es al balcón, por-que tus enemigos, que espían todos nue<text:span text:style-name="T54">ﬆ</text:span>ros movimientos, lo sabrán e intentarán sorprenderte. Aquí dentro, ocupada en tus trabajos, que deben ser para ti muy agradables, pue<text:span text:style-name="T54">ﬆ</text:span>o que tra<text:span text:style-name="T93">bajas</text:span> para el el Príncipe, tu esposo, pasarás e<text:span text:style-name="T54">ﬆ</text:span>e tiem-po que no debe ser largo». Staurofila prometió que haría cuanto Buletes le pedía y e<text:span text:style-name="T54">ﬆ</text:span>e buen servidor se apresuró a o-bedecer las órdenes de su Se<text:span text:style-name="T93">ñ</text:span>or, y pocos momentos después se ponía en camino.</text:p>
      <text:p text:style-name="P101"><text:s text:c="4"/>En efe<text:span text:style-name="T57"></text:span>o Staurofila obedecer a Buletes, mas cuando que-ría ponerse a trabajar, sentía muchas dificultades. Un día <text:soft-page-break/>que venciendo su natural repugnancia por el trabajo se ha-bía pu<text:span text:style-name="T94">e</text:span><text:span text:style-name="T54">ﬆ</text:span>o a dibujar, recibió una carta del Príncipe en la que le anunciaba que de un momento a otro tendría el indecible placer de verla y escuchar su querida voz. Staurofila, al leer e<text:span text:style-name="T54">ﬆ</text:span>a carta, se llenó del gozo más puro: «<text:span text:style-name="T56">—</text:span>¡ Conque por fin <text:span text:style-name="T56">—</text:span>decía, sacando de su seno el retrato del Príncipe<text:span text:style-name="T56">—</text:span>, conque por fin verán mis ojos el original de e<text:span text:style-name="T54">ﬆ</text:span>e bello ro<text:span text:style-name="T54">ﬆ</text:span>ro! ¿E<text:span text:style-name="T54">ﬆ</text:span>re-chará mi mano e<text:span text:style-name="T54">ﬆ</text:span>a querida mano? Y corazón sentirá palpi-tar ese ardiente corazón?» Echó una mirada a la pintura que tenía delante y vio ya delineadas las faccion<text:span text:style-name="T94">es</text:span> <text:span text:style-name="T94">de</text:span> su amado Dueño. Ba<text:span text:style-name="T94">j</text:span>ó al <text:span text:style-name="T94">j</text:span>ardín en muchos de aquellos árboles se veían hermosos botones. Staurofila sonrió de placer. ¡<text:span text:style-name="T95">P</text:span>ronto ha-bría flores y poco después frutos! En cuanto al ve<text:span text:style-name="T54">ﬆ</text:span>ido ya es-taba bien adelantado. Pasó al aposento de<text:span text:style-name="T54">ﬆ</text:span>inado para su a-mante. «<text:span text:style-name="T56">—</text:span>Pronto <text:span text:style-name="T56">—</text:span>decía ella<text:span text:style-name="T56">—</text:span>, pronto vendrá él». Al decir e<text:span text:style-name="T54">ﬆ</text:span>o, paseó sus ojos por <text:span text:style-name="T95">aquella</text:span> <text:span text:style-name="T95">cámara para </text:span>ver qué podía faltar a su comodidad y a su elegancia; colocó preciosos ca-na<text:span text:style-name="T54">ﬆ</text:span>illos de flores y otros pequ<text:span text:style-name="T95">e</text:span>ños adornos. <text:span text:style-name="T56">«—</text:span>¡ Conque por fin <text:span text:style-name="T56">—</text:span>pensaba<text:span text:style-name="T56">—</text:span>, llegará el día en que yo sea la esposa del Príncipe de las Luces!…»</text:p>
      <text:p text:style-name="P101"><text:s text:c="4"/>Pasó ese día y pasaron otros dos. A Staurofila se le hacían siglos aquellos días. Al tercero, por la tarde, se hallaba tri<text:span text:style-name="T54">ﬆ</text:span>e y no tenía ganas de hacer nada; sentada en su aposento ni dibujaba, ni bordaba. Filautía, viéndola tan tri<text:span text:style-name="T54">ﬆ</text:span>e, la acari-ció y le dijo: «<text:span text:style-name="T56">—</text:span>Oye, querida hija, vamos a salir un momento al camp<text:span text:style-name="T96">o</text:span>. <text:span text:style-name="T56">—</text:span>No, <text:span text:style-name="T97">n</text:span>o <text:span text:style-name="T56">—</text:span>dijo Staurofila<text:span text:style-name="T56">—</text:span>, no me hables de salir. <text:span text:style-name="T56">—</text:span>Pues vamos siquiera al balcón <text:span text:style-name="T56">—</text:span>replicó la nodriza<text:span text:style-name="T56">—</text:span>; an-da, vamos, te lo ruego, porque aquí solas y encerradas, mori-remos de melancolía». La joven cedió, abrió el balcón y se a-somaron a él. Se divertían con ver el campo, que como se ha dicho, era uno de los mejores de aquella tri<text:span text:style-name="T54">ﬆ</text:span>e comarca.</text:p>
      <text:p text:style-name="P101"><text:s text:c="4"/>Pasaron un rato conversando, miraban el camino por don-de habían venido huyendo del ca<text:span text:style-name="T54">ﬆ</text:span>illo de las Negras Som-bras, y Filautía se acordó de las fie<text:span text:style-name="T54">ﬆ</text:span>as que se celebraban con tanta frecuencia en aquel lugar y se lo recordó a Staurofila.</text:p>
      <text:p text:style-name="P101"><text:s text:c="4"/>La joven se acordaba también con terror, pero. ¿Próscope la había engañado, como decía Buletes, o sería su verdadera <text:soft-page-break/>amiga! ¡ Parecía amarla tanto! En e<text:span text:style-name="T54">ﬆ</text:span>a conversación se ha-llaban entretenidas, cuando por el camino que les traía tan-tos recuerdos, vieron una m<text:span text:style-name="T98">u</text:span>jer, se la quedaron mirando y a poco la reconocieron: ¡<text:span text:style-name="T98">E</text:span>ra Próscope! Dieron un grito la jo-ven y su nodriza. Proscope levantó la cabeza y exclamó tam-bién: «<text:span text:style-name="T56">—</text:span>¡ Staurofila, tú aquí! <text:span text:style-name="T56">—</text:span>Si <text:span text:style-name="T56">—</text:span>respondió é<text:span text:style-name="T54">ﬆ</text:span>a<text:span text:style-name="T56">—</text:span>, sí, yo soy; pero tú. ¿<text:span text:style-name="T98">Q</text:span>ué haces en e<text:span text:style-name="T54">ﬆ</text:span>e lugar? <text:span text:style-name="T56">—</text:span>Yo te lo diré, si me permites entrar a tu casa». A Staurofila le pareció una des-cortesía despedirla, y así, le dijo: <text:span text:style-name="T56">—</text:span>Me harás un honor en ello». Y mandó a los soldados que hacían la guardia a la puerta de su palacio que di<text:span text:style-name="T98">e</text:span>ran paso paso a su amiga. Los guerreros obedecieron <text:span text:style-name="T98">a</text:span> la prometida esposa del Príncipe. Próscope entró y muy pronto se halló entre los brazos de Staurofila. «<text:span text:style-name="T56">—</text:span>Querida amiga <text:span text:style-name="T56">—</text:span>le dijo. <text:span text:style-name="T98">¡S</text:span>i supieras cuánto he sufrido desde que te escapa<text:span text:style-name="T54">ﬆ</text:span>e del ca<text:span text:style-name="T54">ﬆ</text:span>illo de las Negras Sombras! Creyeron que yo había procurado tu fuga, como sa-ben que te quiero tanto, y si tú hubi<text:span text:style-name="T98">e</text:span>ras desc<text:span text:style-name="T98">u</text:span>bierto tu secre-to, indudablemente que sí te hubiera ayudado. Pero, vamos, amiga mía, cuéntame lo que te ha pasado; ensé<text:span text:style-name="T98">ñ</text:span>ame tu casa, que según yo pienso, será muy bella. <text:span text:style-name="T56">—</text:span>Nada te dije <text:span text:style-name="T56">—</text:span>contes-to Staurofila<text:span text:style-name="T56">—</text:span> de mi premeditada fuga, porque temí, y quizá con fundamento, que tú revelabas lo que te <text:span text:style-name="T99">confiaba, pues cuanto te decía </text:span>en secreto era a poco sabido en el ca<text:span text:style-name="T54">ﬆ</text:span>illo».</text:p>
      <text:p text:style-name="P101"><text:s text:c="4"/>«<text:span text:style-name="T56">—</text:span>¿Y es posible, querida Staurofila, que tú, mi amiga, ha-yas dudado ha<text:span text:style-name="T54">ﬆ</text:span>a ese punto de mi <text:span text:style-name="T100">cariño?</text:span> Te lo repito, mi <text:span text:style-name="T100">padre</text:span> y yo fuimos perseguidos y andamos huyendo del Prín-cipe de las Negras Sombras. Mas… ¿<text:span text:style-name="T100">E</text:span>l Príncipe de las Luces e<text:span text:style-name="T54">ﬆ</text:span>á aquí? <text:span text:style-name="T56">—</text:span>No <text:span text:style-name="T56">—</text:span>respondió Staurofila<text:span text:style-name="T56">—</text:span>, aún no tengo la di-cha de verle, pero me escribe las más cariñosas cartas. <text:span text:style-name="T56">—</text:span>¿Y Buletes? <text:span text:style-name="T56">—</text:span>preguntó Próscope. <text:span text:style-name="T56">—</text:span>Tampoco e<text:span text:style-name="T54">ﬆ</text:span>á aquí <text:span text:style-name="T56">—</text:span>con-te<text:span text:style-name="T54">ﬆ</text:span>ó su amiga. <text:span text:style-name="T56">—</text:span>Pues bien <text:span text:style-name="T56">—</text:span>dijo la hija de Pseudo-Epítro-pos<text:span text:style-name="T56">—</text:span>, vamos. ¿<text:span text:style-name="T100">M</text:span>e enseñarás al fin tu casa? <text:span text:style-name="T56">—</text:span>Si <text:span text:style-name="T56">—</text:span>respon-dió Staurofila<text:span text:style-name="T56">—</text:span>, vamos a verla»; y levantándose de su asien-to tomó a su amiga por la mano y le enseñó su aposento, el del Príncipe, y por último el jardín. Todo lo vio Próscope con la mayor atención, todo lo alabó y dijo: «<text:span text:style-name="T56">—</text:span>Yo te doy el para-bién, aquí e<text:span text:style-name="T54">ﬆ</text:span>ás mucho mejor: la casa es bellísima, el jardín <text:soft-page-break/>delicioso, y. ¿<text:span text:style-name="T100">D</text:span>e dónde has cogido e<text:span text:style-name="T54">ﬆ</text:span>as flores tan hermosas? <text:span text:style-name="T56">—</text:span>Del Reino de las Luces <text:span text:style-name="T56">—</text:span>conte<text:span text:style-name="T54">ﬆ</text:span>ó Staurofila<text:span text:style-name="T56">—</text:span>, se dignó el Rey manda<text:span text:style-name="T100">rm</text:span>e las semillas».</text:p>
      <text:p text:style-name="P101"><text:s text:c="4"/>«<text:span text:style-name="T56">—</text:span>Y <text:span text:style-name="T101">en qué te diviertes aquí? </text:span><text:span text:style-name="T70">—</text:span><text:span text:style-name="T102">Dijo Próscope. </text:span><text:span text:style-name="T56">—</text:span><text:span text:style-name="T102">Cultivan-do mi jardín, pinto o bordo mi ve</text:span><text:span text:style-name="T71">ﬆ</text:span><text:span text:style-name="T102">ido. </text:span><text:span text:style-name="T56">—</text:span>Oh, pobre amiga mía! <text:span text:style-name="T56">—</text:span><text:span text:style-name="T103">D</text:span>ijo Próscope<text:span text:style-name="T56">—</text:span>, tu no me has comprendido; te pre-gunto por tus diversiones <text:span text:style-name="T101">y</text:span> me hablas de tus qu<text:span text:style-name="T101">e</text:span>haceres». Staurofila se mortificó en extremo al oír e<text:span text:style-name="T54">ﬆ</text:span>o, y no supo qué decir. Próscope se sonrió con aire de compasión, y añadió: «<text:span text:style-name="T56">—</text:span>Mira, e<text:span text:style-name="T54">ﬆ</text:span>oy pensando que e<text:span text:style-name="T54">ﬆ</text:span>as flores, aunque a la verdad muy hermosas, no sorprenderán al Príncipe, <text:span text:style-name="T56">—</text:span>Me porque ya espera verlas; preséntale tú otras que no espere. <text:span text:style-name="T56">—</text:span>Me parece muy bien tu consejo <text:span text:style-name="T56">—</text:span>dijo Staurofila<text:span text:style-name="T56">—</text:span>; pero. ¿<text:span text:style-name="T101">E</text:span>n dónde ha-llaré otras flores? <text:span text:style-name="T56">—</text:span>¡Oh!, lo que es eso <text:span text:style-name="T56">—</text:span>replicó Próscope<text:span text:style-name="T56">—</text:span>, yo me comprometo a presentarte unas hermosísimas; todo e<text:span text:style-name="T54">ﬆ</text:span>á en que quieras ir a verlas. <text:span text:style-name="T56">—</text:span><text:span text:style-name="T103">¡</text:span>Oh!, no, eso no <text:span text:style-name="T56">—</text:span>exclamó Stau<text:span text:style-name="T101">rofila</text:span><text:span text:style-name="T56">—.</text:span> ¡<text:span text:style-name="T101">S</text:span>alir de aquí! <text:span text:style-name="T101">N</text:span>o puedo. <text:span text:style-name="T56">—</text:span>Pues no, no <text:span text:style-name="T56">—</text:span>dijo Próscope<text:span text:style-name="T56">—</text:span>, no iremos, si no quieres; pero es una lá<text:span text:style-name="T54">ﬆ</text:span>ima. Va-ya, eres muy tímida, y <text:span text:style-name="T104">l</text:span>as flores que yo te ofrecía, e<text:span text:style-name="T54">ﬆ</text:span>án aquí muy cerca, a muy corta di<text:span text:style-name="T54">ﬆ</text:span>ancia. <text:span text:style-name="T56">—</text:span>Pero yo no puedo salir de e<text:span text:style-name="T54">ﬆ</text:span>e palacio <text:span text:style-name="T56">—</text:span><text:span text:style-name="T105">replico Staurofila. </text:span><text:span text:style-name="T56">—</text:span>Pues bien, amiga mía <text:span text:style-name="T56">—</text:span>interrumpió vivamente Prósc<text:span text:style-name="T104">ope</text:span><text:span text:style-name="T56">—,</text:span> <text:span text:style-name="T104">te compadezco,</text:span> es muy bella tu casa, pero… amiga, una prisión, es <text:span text:style-name="T104">siempre una </text:span>prisión… Y tú aquí e<text:span text:style-name="T54">ﬆ</text:span>ás prisionera. <text:span text:style-name="T56">—</text:span>¡Prisionera! <text:span text:style-name="T56">—</text:span>dijo <text:span text:style-name="T104">Staurofila.</text:span><text:span text:style-name="T56"> —</text:span>Pues, <text:span text:style-name="T104">hija</text:span> <text:span text:style-name="T56">—</text:span>replicó Próscope<text:span text:style-name="T56">—,</text:span> ¿<text:span text:style-name="T104">C</text:span>ómo se <text:span text:style-name="T104">l</text:span>la-ma, di<text:span text:style-name="T104">m</text:span>e, <text:span text:style-name="T104">una casa por hermosa que sea</text:span>, de donde no se pue-de salir cuando se quiere? Y tú, ya lo ves, eres prisionera tal vez no del Príncipe, pero <text:span text:style-name="T104">sí de</text:span> Buletes. <text:span text:style-name="T56">—</text:span>Te engañas, Prósco-pe <text:span text:style-name="T56">—</text:span>conte<text:span text:style-name="T54">ﬆ</text:span>ó Staurofila<text:span text:style-name="T56">—</text:span>, yo <text:span text:style-name="T104">puedo</text:span> salir cuando quiera. <text:span text:style-name="T56">—</text:span>Pues bien <text:span text:style-name="T56">—</text:span>dijo Próscope<text:span text:style-name="T56">—</text:span>, pruébame que e<text:span text:style-name="T54">ﬆ</text:span>ás libre; sal-gamos». Filautía tomó aparte a la joven y le dijo con tono de autoridad: <text:span text:style-name="T56">«—</text:span>Anda, hija mía, consiente en salir. <text:span text:style-name="T56">—</text:span>¡Oh! <text:span text:style-name="T104">N</text:span>o, yo no quiero <text:span text:style-name="T56">—</text:span>replicó la hermosa niña. <text:span text:style-name="T56">—</text:span>Va en ello el honor del Príncipe <text:span text:style-name="T56">—</text:span>decía la insensata<text:span text:style-name="T56">—</text:span>; dirán que es un tirano. <text:span text:style-name="T56">—</text:span>¿Es verdad? <text:span text:style-name="T56">—</text:span><text:span text:style-name="T106">P</text:span>regunto Staurolila ya vacilante. <text:span text:style-name="T56">—</text:span>Indu-dablemente <text:span text:style-name="T56">—</text:span>conte<text:span text:style-name="T54">ﬆ</text:span>ó Filautía. La joven, ya decidida, pre-guntó a Prósc<text:span text:style-name="T104">ope</text:span><text:span text:style-name="T56">—.</text:span> ¿E<text:span text:style-name="T54">ﬆ</text:span>án cerca <text:span text:style-name="T107">esas</text:span> flores? <text:span text:style-name="T56">—</text:span>Muy cerca», <text:soft-page-break/>conte<text:span text:style-name="T54">ﬆ</text:span>ó Próscope; <text:span text:style-name="T107">tomó a su amiga por la </text:span>mano y se apresu-ró para salir. Los soldados de guardia no se opusieron a su salida, pues e<text:span text:style-name="T54">ﬆ</text:span>aban para acudir a<text:span text:style-name="T107">l socorro de Staurofila, no para guardarla como prisionera.</text:span></text:p>
      <text:p text:style-name="P74"/>
      <text:p text:style-name="P7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3.97cm" fo:page-height="21.5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5T22:57:33.069952871</meta:creation-date>
    <dc:date>2025-09-19T22:42:01.910296089</dc:date>
    <meta:editing-duration>PT10H57M31S</meta:editing-duration>
    <meta:editing-cycles>208</meta:editing-cycles>
    <meta:generator>LibreOffice/25.2.5.2$Linux_X86_64 LibreOffice_project/520$Build-2</meta:generator>
    <meta:print-date>2025-09-11T17:34:32.309196826</meta:print-date>
    <meta:printed-by>Archivos PDF</meta:printed-by>
    <meta:document-statistic meta:table-count="0" meta:image-count="0" meta:object-count="0" meta:page-count="62" meta:paragraph-count="202" meta:word-count="19360" meta:character-count="110758" meta:non-whitespace-character-count="91397"/>
  </office:meta>
</office:document-meta>
</file>